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officeooo:rsid="002e4383" officeooo:paragraph-rsid="002e4383"/>
    </style:style>
    <style:style style:name="P2" style:family="paragraph" style:parent-style-name="Frame_20_contents">
      <style:text-properties officeooo:rsid="0037a7aa" officeooo:paragraph-rsid="0037a7aa"/>
    </style:style>
    <style:style style:name="P3" style:family="paragraph" style:parent-style-name="Frame_20_contents">
      <style:text-properties officeooo:rsid="0037ebb4" officeooo:paragraph-rsid="00391ba1"/>
    </style:style>
    <style:style style:name="P4" style:family="paragraph" style:parent-style-name="Frame_20_contents">
      <style:paragraph-properties fo:text-align="start" style:justify-single-word="false"/>
      <style:text-properties officeooo:paragraph-rsid="003e65d4"/>
    </style:style>
    <style:style style:name="P5" style:family="paragraph" style:parent-style-name="Frame_20_contents">
      <style:text-properties officeooo:rsid="00332c3b" officeooo:paragraph-rsid="00332c3b"/>
    </style:style>
    <style:style style:name="P6" style:family="paragraph" style:parent-style-name="Frame_20_contents">
      <style:text-properties officeooo:rsid="004a48fc" officeooo:paragraph-rsid="004a48fc"/>
    </style:style>
    <style:style style:name="P7" style:family="paragraph" style:parent-style-name="Frame_20_contents">
      <style:paragraph-properties fo:margin-left="0cm" fo:margin-right="0cm" fo:text-indent="0cm" style:auto-text-indent="false"/>
      <style:text-properties fo:font-weight="bold" officeooo:rsid="004b167c" officeooo:paragraph-rsid="005a40c0" style:font-weight-asian="bold" style:font-weight-complex="bold"/>
    </style:style>
    <style:style style:name="P8" style:family="paragraph" style:parent-style-name="Frame_20_contents">
      <style:text-properties fo:font-weight="bold" officeooo:rsid="005cccbe" officeooo:paragraph-rsid="005db775" style:font-weight-asian="bold" style:font-weight-complex="bold"/>
    </style:style>
    <style:style style:name="P9" style:family="paragraph" style:parent-style-name="Frame_20_contents">
      <style:text-properties fo:font-weight="bold" officeooo:rsid="005fdda1" officeooo:paragraph-rsid="005fdda1" style:font-weight-asian="bold" style:font-weight-complex="bold"/>
    </style:style>
    <style:style style:name="P10" style:family="paragraph" style:parent-style-name="Standard">
      <style:text-properties officeooo:paragraph-rsid="00140020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4072cb" officeooo:paragraph-rsid="004072cb"/>
    </style:style>
    <style:style style:name="P12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437838" officeooo:paragraph-rsid="00437838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e438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officeooo:rsid="0052f97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63d19b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391ba1"/>
    </style:style>
    <style:style style:name="T8" style:family="text">
      <style:text-properties style:text-position="0% 100%" officeooo:rsid="003ba7a6"/>
    </style:style>
    <style:style style:name="T9" style:family="text">
      <style:text-properties style:text-position="0% 100%" officeooo:rsid="003e65d4"/>
    </style:style>
    <style:style style:name="T10" style:family="text">
      <style:text-properties style:text-position="0% 100%" style:text-underline-style="none" fo:font-weight="normal" officeooo:rsid="0052f970" style:font-weight-asian="normal" style:font-weight-complex="normal"/>
    </style:style>
    <style:style style:name="T11" style:family="text">
      <style:text-properties style:text-position="0% 100%" style:text-underline-style="none" fo:font-weight="normal" officeooo:rsid="0054692c" style:font-weight-asian="normal" style:font-weight-complex="normal"/>
    </style:style>
    <style:style style:name="T12" style:family="text">
      <style:text-properties style:text-position="0% 100%" style:text-underline-style="none" fo:font-weight="normal" officeooo:rsid="0056436b" style:font-weight-asian="normal" style:font-weight-complex="normal"/>
    </style:style>
    <style:style style:name="T13" style:family="text">
      <style:text-properties style:text-position="0% 100%" style:text-underline-style="none" fo:font-weight="normal" officeooo:rsid="00581395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58d852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5a1461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5a320d" style:font-weight-asian="normal" style:font-weight-complex="normal"/>
    </style:style>
    <style:style style:name="T17" style:family="text">
      <style:text-properties style:text-position="0% 100%" style:text-underline-style="none" fo:font-weight="normal" officeooo:rsid="005a40c0" style:font-weight-asian="normal" style:font-weight-complex="normal"/>
    </style:style>
    <style:style style:name="T18" style:family="text">
      <style:text-properties style:text-position="0% 100%" style:text-underline-style="none" fo:font-weight="normal" officeooo:rsid="005b9740" style:font-weight-asian="normal" style:font-weight-complex="normal"/>
    </style:style>
    <style:style style:name="T19" style:family="text">
      <style:text-properties style:text-position="0% 100%" style:text-underline-style="solid" style:text-underline-width="auto" style:text-underline-color="font-color" fo:font-weight="normal" officeooo:rsid="0052f970" style:font-weight-asian="normal" style:font-weight-complex="normal"/>
    </style:style>
    <style:style style:name="T20" style:family="text">
      <style:text-properties style:text-position="0% 100%" style:text-underline-style="solid" style:text-underline-width="auto" style:text-underline-color="font-color" fo:font-weight="normal" officeooo:rsid="005a1461" style:font-weight-asian="normal" style:font-weight-complex="normal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officeooo:rsid="003ba7a6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41a2a4"/>
    </style:style>
    <style:style style:name="T25" style:family="text">
      <style:text-properties style:text-underline-style="none" officeooo:rsid="0042c4b7"/>
    </style:style>
    <style:style style:name="T26" style:family="text">
      <style:text-properties style:text-underline-style="none" officeooo:rsid="00438262"/>
    </style:style>
    <style:style style:name="T27" style:family="text">
      <style:text-properties style:text-underline-style="none" officeooo:rsid="00447785"/>
    </style:style>
    <style:style style:name="T28" style:family="text">
      <style:text-properties style:text-underline-style="none" officeooo:rsid="00453621"/>
    </style:style>
    <style:style style:name="T29" style:family="text">
      <style:text-properties style:text-underline-style="none" officeooo:rsid="00464251"/>
    </style:style>
    <style:style style:name="T30" style:family="text">
      <style:text-properties style:text-underline-style="none" fo:font-weight="bold" officeooo:rsid="00480592" style:font-weight-asian="bold" style:font-weight-complex="bold"/>
    </style:style>
    <style:style style:name="T31" style:family="text">
      <style:text-properties style:text-underline-style="none" fo:font-weight="normal" officeooo:rsid="00492b71" style:font-weight-asian="normal" style:font-weight-complex="normal"/>
    </style:style>
    <style:style style:name="T32" style:family="text">
      <style:text-properties style:text-underline-style="none" fo:font-weight="normal" officeooo:rsid="0052f970" style:font-weight-asian="normal" style:font-weight-complex="normal"/>
    </style:style>
    <style:style style:name="T33" style:family="text">
      <style:text-properties style:text-underline-style="none" fo:font-weight="normal" officeooo:rsid="0063d19b" style:font-weight-asian="normal" style:font-weight-complex="normal"/>
    </style:style>
    <style:style style:name="T34" style:family="text">
      <style:text-properties officeooo:rsid="0041a2a4"/>
    </style:style>
    <style:style style:name="T35" style:family="text">
      <style:text-properties officeooo:rsid="00438262"/>
    </style:style>
    <style:style style:name="T36" style:family="text">
      <style:text-properties officeooo:rsid="00447785"/>
    </style:style>
    <style:style style:name="T37" style:family="text">
      <style:text-properties officeooo:rsid="00453621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4c4f2d" style:font-weight-asian="normal" style:font-weight-complex="normal"/>
    </style:style>
    <style:style style:name="T40" style:family="text">
      <style:text-properties fo:font-weight="normal" officeooo:rsid="004cfa72" style:font-weight-asian="normal" style:font-weight-complex="normal"/>
    </style:style>
    <style:style style:name="T41" style:family="text">
      <style:text-properties fo:font-weight="normal" officeooo:rsid="004eedd5" style:font-weight-asian="normal" style:font-weight-complex="normal"/>
    </style:style>
    <style:style style:name="T42" style:family="text">
      <style:text-properties fo:font-weight="normal" officeooo:rsid="0050a152" style:font-weight-asian="normal" style:font-weight-complex="normal"/>
    </style:style>
    <style:style style:name="T43" style:family="text">
      <style:text-properties fo:font-weight="normal" officeooo:rsid="0050d742" style:font-weight-asian="normal" style:font-weight-complex="normal"/>
    </style:style>
    <style:style style:name="T44" style:family="text">
      <style:text-properties fo:font-weight="normal" officeooo:rsid="0051b445" style:font-weight-asian="normal" style:font-weight-complex="normal"/>
    </style:style>
    <style:style style:name="T45" style:family="text">
      <style:text-properties fo:font-weight="normal" officeooo:rsid="005db775" style:font-weight-asian="normal" style:font-weight-complex="normal"/>
    </style:style>
    <style:style style:name="T46" style:family="text">
      <style:text-properties fo:font-weight="normal" officeooo:rsid="006109b1" style:font-weight-asian="normal" style:font-weight-complex="normal"/>
    </style:style>
    <style:style style:name="T47" style:family="text">
      <style:text-properties fo:font-weight="normal" officeooo:rsid="006184fe" style:font-weight-asian="normal" style:font-weight-complex="normal"/>
    </style:style>
    <style:style style:name="T48" style:family="text">
      <style:text-properties fo:font-weight="normal" officeooo:rsid="00628568" style:font-weight-asian="normal" style:font-weight-complex="normal"/>
    </style:style>
    <style:style style:name="T49" style:family="text">
      <style:text-properties officeooo:rsid="004c4f2d"/>
    </style:style>
    <style:style style:name="T50" style:family="text">
      <style:text-properties officeooo:rsid="005fdda1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Frame1" text:anchor-type="paragraph" svg:x="-0.051cm" svg:y="-0.005cm" svg:width="4.747cm" draw:z-index="0"><draw:text-box fo:min-height="1.625cm"><text:p text:style-name="P1">Language ambiguity (has multiple precise meanings):</text:p><text:p text:style-name="P1">- word ‘bring me the file’(resolve w/ POS)</text:p><text:p text:style-name="P1">- syntactic ‘I shot an elephant in my pjs’</text:p><text:p text:style-name="P1">- semantic ‘the rabbit is ready for lunch’</text:p><text:p text:style-name="P1">- referential ‘Pavarotti is a big opera star’</text:p><text:p text:style-name="P1">- non-literal ‘it’s raining cats and dogs’</text:p></draw:text-box></draw:frame><draw:frame draw:style-name="fr1" draw:name="Frame2" text:anchor-type="paragraph" svg:x="3.695cm" svg:y="0.275cm" svg:width="2.372cm" draw:z-index="2"><draw:text-box fo:min-height="1.344cm"><text:p text:style-name="P1">Deep Learning learns🗸</text:p><text:p text:style-name="P1">abstract functions instead</text:p><text:p text:style-name="P1">of rules based on</text:p><text:p text:style-name="P1">maintenance of intuitive</text:p><text:p text:style-name="P1">linguistic rules.</text:p></draw:text-box></draw:frame><draw:frame draw:style-name="fr1" draw:name="Frame3" text:anchor-type="paragraph" svg:x="4.694cm" svg:y="-0.004cm" svg:width="6.117cm" draw:z-index="1"><draw:text-box fo:min-height="1.623cm"><text:p text:style-name="P1">Lexicon – <text:span text:style-name="T1">morph(eme)</text:span>ological analysis (stem and affix e.g. ‘cat’+’s’)</text:p><text:p text:style-name="P1"><text:s text:c="26"/>Word segmentation (tokenization)</text:p><text:p text:style-name="P1"><text:s text:c="26"/>Word normalization (case/acronyms/spelling)</text:p><text:p text:style-name="P1"><text:s text:c="26"/>Lemmatization ‘sing, sung, sang’ → ‘sing’</text:p><text:p text:style-name="P1"><text:s text:c="26"/>Stemming (common root, above ‘s’)</text:p><text:p text:style-name="P1"><text:s text:c="26"/>Part-Of-Speech (tag words with noun, verb...)</text:p></draw:text-box></draw:frame><draw:frame draw:style-name="fr1" draw:name="Frame4" text:anchor-type="paragraph" svg:x="10.809cm" svg:y="-0.004cm" svg:width="8.281cm" draw:z-index="3"><draw:text-box fo:min-height="1.623cm"><text:p text:style-name="P5">Context-Free Grammar: <text:span text:style-name="T3">Derive</text:span> sentence structure through a <text:span text:style-name="T3">parse tree</text:span></text:p><text:p text:style-name="P4"><draw:g text:anchor-type="as-char" svg:y="-0.152cm" draw:z-index="12" draw:style-name="gr1"><svg:title>TexMaths</svg:title><svg:desc>6§inline§$S \rightarrow$ $\text{NP VP}$§svg§600§TRUE§</svg:desc><draw:path draw:style-name="gr316" draw:text-style-name="P13" svg:width="0.092cm" svg:height="0.151cm" svg:x="0cm" svg:y="0cm" svg:viewBox="0 0 93 152" svg:d="M62 66c-9-2-18-4-27-6-13-3-22-15-22-27 0-14 12-27 28-27 35 0 40 34 41 44 0 1 0 2 3 2s3-1 3-5c0-14 0-28 0-42 0-4 0-5-3-5-2 0-2 0-3 3-2 4-5 8-8 12-6-7-15-15-33-15-24 0-41 19-41 41 0 17 11 32 28 37 2 1 12 4 27 7 6 2 12 3 18 11 4 6 7 12 7 19 0 15-11 30-28 30-6 0-23-1-34-11-12-12-13-25-13-32 0-2-2-2-3-2-2 0-2 1-2 5 0 14 0 28 0 42 0 4 0 5 2 5s2-1 3-3c3-4 1-1 8-12 6 7 20 15 39 15 24 0 41-21 41-44 0-21-14-38-31-42z"><text:p/></draw:path><draw:path draw:style-name="gr317" draw:text-style-name="P13" svg:width="0.186cm" svg:height="0.108cm" svg:x="0.187cm" svg:y="0.041cm" svg:viewBox="0 0 187 109" svg:d="M164 59c-12 8-18 17-19 19-9 15-8 19-11 28 0 3 2 3 4 3 4 0 4-1 5-4 5-21 17-38 41-48 2 0 3-1 3-2 0-2-1-2-2-2-9-4-34-15-43-50 0-2 0-3-4-3-2 0-4 0-4 2 0 1 2 14 11 28 4 6 10 14 19 21-52 0-105 0-157 0-3 0-7 0-7 4s4 4 7 4c52 0 105 0 157 0z"><text:p/></draw:path><draw:path draw:style-name="gr318" draw:text-style-name="P13" svg:width="0.143cm" svg:height="0.141cm" svg:x="0.463cm" svg:y="0.004cm" svg:viewBox="0 0 144 142" svg:d="M42 2c-2-2-2-2-6-2-12 0-24 0-36 0 0 2 0 4 0 7 2 0 4 0 6 0 4 0 8 0 11 0 5 0 5 1 5 4 0 37 0 73 0 109 0 6 0 16-22 16 0 2 0 4 0 6 8 0 17 0 25 0 6 0 17 0 24 0 0-2 0-4 0-6-21 0-21-10-21-16 0-36 0-72 0-108 1 1 1 1 2 2 29 42 57 84 86 126 2 2 2 2 3 2 3 0 3-1 3-5 0-38 0-77 0-115 0-6 0-15 22-15 0-3 0-5 0-7-7 0-17 1-25 1-7 0-17-1-24-1 0 2 0 4 0 7 21 0 21 9 21 15 0 29 0 59 0 88-24-35-49-72-74-108z"><text:p/></draw:path><draw:path draw:style-name="gr319" draw:text-style-name="P13" svg:width="0.123cm" svg:height="0.141cm" svg:x="0.621cm" svg:y="0.004cm" svg:viewBox="0 0 124 142" svg:d="M41 76c12 0 23 0 35 0 25 0 48-16 48-37 0-20-20-39-50-39-24 0-49 0-74 0 0 2 0 4 0 7 2 0 4 0 5 0 17 0 17 1 17 9 0 37 0 74 0 110 0 8 0 10-17 10-1 0-3 0-5 0 0 2 0 4 0 6 8 0 23 0 31 0s24 0 31 0c0-2 0-4 0-6-1 0-3 0-4 0-17 0-17-2-17-10 0-17 0-33 0-50zM40 71c0-19 0-38 0-56 0-7 1-8 10-8 6 0 13 0 19 0 34 0 34 22 34 32 0 9 0 32-34 32-10 0-19 0-29 0z"><text:p/></draw:path><draw:path draw:style-name="gr320" draw:text-style-name="P13" svg:width="0.149cm" svg:height="0.146cm" svg:x="0.831cm" svg:y="0.004cm" svg:viewBox="0 0 150 147" svg:d="M127 20c3-7 9-13 23-13 0-3 0-5 0-7-7 0-15 1-20 1-7 0-19-1-24-1 0 2 0 4 0 7 10 0 15 5 15 10 0 2-1 3-1 4-13 33-26 67-39 100-13-35-27-70-40-105-1-3-1-2-1-3 0-6 12-6 17-6 0-3 0-5 0-7-8 1-22 1-30 1-10 0-19-1-27-1 0 2 0 4 0 7 14 0 17 0 20 7 17 43 33 86 50 128 1 4 2 5 5 5 4 0 4-1 5-4 15-41 31-82 47-123z"><text:p/></draw:path><draw:path draw:style-name="gr321" draw:text-style-name="P13" svg:width="0.123cm" svg:height="0.141cm" svg:x="0.993cm" svg:y="0.004cm" svg:viewBox="0 0 124 142" svg:d="M41 76c12 0 23 0 35 0 25 0 48-16 48-37 0-20-21-39-50-39-24 0-49 0-74 0 0 2 0 4 0 7 2 0 4 0 5 0 17 0 17 1 17 9 0 37 0 74 0 110 0 8 0 10-17 10-1 0-3 0-5 0 0 2 0 4 0 6 7 0 23 0 31 0s24 0 31 0c0-2 0-4 0-6-1 0-3 0-5 0-16 0-16-2-16-10 0-17 0-33 0-50zM40 71c0-19 0-38 0-56 0-7 0-8 10-8 6 0 13 0 19 0 34 0 34 22 34 32 0 9 0 32-34 32-10 0-20 0-29 0z"><text:p/></draw:path></draw:g>, <text:span text:style-name="T6"><draw:g text:anchor-type="as-char" svg:y="-0.145cm" draw:z-index="13" draw:style-name="gr1"><svg:title>TexMaths</svg:title><svg:desc>6§inline§$NP \rightarrow$ $\text{Det } \text{N}$§svg§600§TRUE§</svg:desc><draw:path draw:style-name="gr309" draw:text-style-name="P13" svg:width="0.143cm" svg:height="0.141cm" svg:x="0cm" svg:y="0cm" svg:viewBox="0 0 144 142" svg:d="M42 3c-2-3-2-3-7-3-12 0-23 0-35 0 0 2 0 4 0 7 2 0 4 0 6 0 3 0 7 0 10 0 5 1 6 1 6 5 0 36 0 72 0 108 0 6 0 16-22 16 0 2 0 4 0 6 7 0 17 0 25 0 6 0 17 0 24 0 0-2 0-4 0-6-21 0-21-10-21-16 0-36 0-72 0-108 0 1 1 1 1 3 29 42 57 83 86 125 2 2 2 2 4 2 3 0 3-1 3-5 0-38 0-77 0-115 0-6 0-15 22-15 0-3 0-5 0-7-8 0-19 1-25 1-7 0-17-1-25-1 0 2 0 4 0 7 22 0 22 9 22 15 0 29 0 59 0 89-24-36-49-72-74-108z"><text:p/></draw:path><draw:path draw:style-name="gr310" draw:text-style-name="P13" svg:width="0.123cm" svg:height="0.141cm" svg:x="0.158cm" svg:y="0cm" svg:viewBox="0 0 124 142" svg:d="M40 77c12 0 24 0 36 0 25 0 48-17 48-38 0-20-21-39-50-39-24 0-49 0-74 0 0 2 0 4 0 7 2 0 3 0 5 0 16 0 17 2 17 9 0 37 0 74 0 110 0 7-1 10-17 10-2 0-3 0-5 0 0 2 0 4 0 6 7 0 22 0 31 0 7 0 24 0 31 0 0-2 0-4 0-6-2 0-3 0-5 0-16 0-17-3-17-10 0-16 0-33 0-49zM40 71c0-19 0-37 0-56 0-7 0-8 10-8 6 0 12 0 19 0 34 0 34 22 34 32s0 32-34 32c-10 0-20 0-29 0z"><text:p/></draw:path><draw:path draw:style-name="gr311" draw:text-style-name="P13" svg:width="0.186cm" svg:height="0.108cm" svg:x="0.375cm" svg:y="0.035cm" svg:viewBox="0 0 187 109" svg:d="M164 59c-12 9-17 17-19 19-10 15-11 28-11 29 0 2 3 2 4 2 3 0 4-1 5-4 4-21 17-38 41-48 2 0 3-1 3-2 0-2-1-2-2-2-9-4-35-15-42-50-1-2-2-3-5-3-1 0-4 0-4 2 0 1 2 14 10 29 5 6 11 13 20 20-52 0-104 0-156 0-4 0-8 0-8 4s4 4 8 4c52 0 104 0 156 0z"><text:p/></draw:path><draw:path draw:style-name="gr312" draw:text-style-name="P13" svg:width="0.141cm" svg:height="0.141cm" svg:x="0.651cm" svg:y="0cm" svg:viewBox="0 0 142 142" svg:d="M0 0c0 2 0 4 0 7 2 0 4 0 5 0 17 0 17 2 17 9 0 37 0 74 0 110 0 7 0 10-17 10-1 0-3 0-5 0 0 2 0 4 0 6 26 0 52 0 77 0 36 0 65-31 65-69 0-40-29-73-65-73-25 0-51 0-77 0zM50 136c-9 0-10-1-10-9 0-37 0-74 0-112 0-7 1-8 10-8 8 0 14 0 21 0 14 0 28 4 39 19 9 12 10 30 10 47 0 22-3 35-11 46-4 5-16 17-37 17-7 0-14 0-22 0z"><text:p/></draw:path><draw:path draw:style-name="gr313" draw:text-style-name="P13" svg:width="0.081cm" svg:height="0.095cm" svg:x="0.811cm" svg:y="0.048cm" svg:viewBox="0 0 82 96" svg:d="M18 41c1-31 19-36 26-36 22 0 24 28 24 36-17 0-33 0-50 0zM18 45c20 0 39 0 59 0 4 0 5 0 5-4 0-21-12-41-38-41-24 0-44 22-44 48 0 27 22 48 47 48 26 0 35-24 35-27 0-2-2-3-3-3-2 0-2 2-3 3-7 21-26 21-28 21-11 0-19-6-24-13-6-10-6-24-6-32z"><text:p/></draw:path><draw:path draw:style-name="gr314" draw:text-style-name="P13" svg:width="0.065cm" svg:height="0.129cm" svg:x="0.902cm" svg:y="0.015cm" svg:viewBox="0 0 66 130" svg:d="M32 45c11 0 21 0 31 0 0-3 0-5 0-7-10 0-20 0-31 0 0-13 0-25 0-38-1 0-3 0-4 0-1 17-7 40-28 40 0 1 0 3 0 5 6 0 12 0 18 0 0 19 0 38 0 57 0 26 20 28 28 28 15 0 20-14 20-28 0-3 0-7 0-12-2 0-3 0-5 0 0 5 0 8 0 12 0 15-6 23-14 23-15 0-15-19-15-23 0-19 0-38 0-57z"><text:p/></draw:path><draw:path draw:style-name="gr315" draw:text-style-name="P13" svg:width="0.143cm" svg:height="0.141cm" svg:x="1.058cm" svg:y="0cm" svg:viewBox="0 0 144 142" svg:d="M42 3c-2-3-2-3-6-3-12 0-24 0-36 0 0 2 0 4 0 7 2 0 4 0 6 0 3 0 8 0 11 0 5 1 5 1 5 5 0 36 0 72 0 108 0 6 0 16-22 16 0 2 0 4 0 6 7 0 18 0 25 0s17 0 24 0c0-2 0-4 0-6-21 0-21-10-21-16 0-36 0-72 0-108 1 1 1 1 2 3 29 42 57 83 86 125 1 2 1 2 3 2 3 0 3-1 3-5 0-38 0-77 0-115 0-6 0-15 22-15 0-3 0-5 0-7-7 0-18 1-25 1s-17-1-24-1c0 2 0 4 0 7 21 0 21 9 21 15 0 29 0 59 0 89-24-36-49-72-74-108z"><text:p/></draw:path></draw:g></text:span><text:span text:style-name="T6">, </text:span><text:span text:style-name="T6"><draw:g text:anchor-type="as-char" svg:y="-0.146cm" draw:z-index="14" draw:style-name="gr1"><svg:title>TexMaths</svg:title><svg:desc>6§inline§$VP \rightarrow$ $\text{V } \text{NP}$§svg§600§TRUE§</svg:desc><draw:path draw:style-name="gr303" draw:text-style-name="P13" svg:width="0.148cm" svg:height="0.146cm" svg:x="0cm" svg:y="0cm" svg:viewBox="0 0 149 147" svg:d="M126 20c3-7 9-13 23-13 0-3 0-5 0-7-6 1-15 1-20 1-6 0-19-1-24-1 0 2 0 4 0 7 11 0 15 5 15 10 0 2 0 3-1 4-12 33-25 67-38 100-13-35-27-70-40-105-1-3-1-3-1-3 0-6 12-6 17-6 0-3 0-5 0-7-8 1-22 1-31 1-10 0-19-1-26-1 0 2 0 4 0 7 14 0 17 0 20 7 17 43 33 86 50 128 1 4 2 5 4 5 4 0 5-1 6-4 15-41 31-82 46-123z"><text:p/></draw:path><draw:path draw:style-name="gr304" draw:text-style-name="P13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9 0 33 0 33 22 33 32s0 32-33 32c-10 0-20 0-29 0z"><text:p/></draw:path><draw:path draw:style-name="gr305" draw:text-style-name="P13" svg:width="0.186cm" svg:height="0.108cm" svg:x="0.378cm" svg:y="0.035cm" svg:viewBox="0 0 187 109" svg:d="M164 59c-12 8-17 17-19 19-10 15-8 19-11 28 0 3 2 3 4 3 3 0 4-1 5-5 4-20 17-37 41-47 2 0 3-1 3-2 0-2-1-2-2-2-9-4-35-15-42-49-1-3-2-4-5-4-2 0-4 0-4 2 0 1 1 14 10 28 5 6 11 14 20 21-53 0-104 0-156 0-4 0-8 0-8 4s4 4 8 4c52 0 103 0 156 0z"><text:p/></draw:path><draw:path draw:style-name="gr306" draw:text-style-name="P13" svg:width="0.148cm" svg:height="0.146cm" svg:x="0.651cm" svg:y="0cm" svg:viewBox="0 0 149 147" svg:d="M126 20c3-7 9-13 23-13 0-3 0-5 0-7-6 1-15 1-20 1-6 0-19-1-24-1 0 2 0 4 0 7 11 0 15 5 15 10 0 2 0 3-1 4-12 33-25 67-38 100-13-35-27-70-40-105-1-3-1-3-1-3 0-6 12-6 16-6 0-3 0-5 0-7-7 1-21 1-30 1-10 0-19-1-26-1 0 2 0 4 0 7 13 0 17 0 20 7 17 43 33 86 49 128 2 4 3 5 5 5 4 0 5-1 6-4 15-41 31-82 46-123z"><text:p/></draw:path><draw:path draw:style-name="gr307" draw:text-style-name="P13" svg:width="0.143cm" svg:height="0.141cm" svg:x="0.882cm" svg:y="0cm" svg:viewBox="0 0 144 142" svg:d="M42 3c-2-3-2-3-6-3-12 0-24 0-36 0 0 2 0 4 0 7 2 0 4 0 6 0 3 0 7 0 11 0 5 1 5 1 5 5 0 36 0 72 0 109 0 5 0 15-22 15 0 2 0 4 0 6 7 0 17 0 25 0 7 0 17 0 24 0 0-2 0-4 0-6-21 0-21-10-21-15 0-37 0-73 0-109 1 1 1 1 2 3 29 42 57 83 86 125 1 2 1 2 3 2 3 0 3-1 3-5 0-38 0-77 0-115 0-6 0-15 22-15 0-3 0-5 0-7-7 0-18 1-25 1s-17-1-24-1c0 2 0 4 0 7 21 0 21 9 21 15 0 29 0 59 0 88-24-35-49-71-74-107z"><text:p/></draw:path><draw:path draw:style-name="gr308" draw:text-style-name="P13" svg:width="0.123cm" svg:height="0.141cm" svg:x="1.04cm" svg:y="0cm" svg:viewBox="0 0 124 142" svg:d="M41 76c12 0 23 0 35 0 25 0 48-16 48-37 0-20-21-39-50-39-24 0-49 0-74 0 0 2 0 4 0 7 2 0 4 0 5 0 17 0 17 2 17 9 0 37 0 74 0 110 0 8 0 10-17 10-1 0-3 0-5 0 0 2 0 4 0 6 7 0 23 0 31 0s24 0 31 0c0-2 0-4 0-6-1 0-3 0-5 0-16 0-16-2-16-10 0-16 0-33 0-50zM40 71c0-19 0-38 0-56 0-7 0-8 10-8 6 0 13 0 19 0 34 0 34 22 34 32s0 32-34 32c-10 0-19 0-29 0z"><text:p/></draw:path></draw:g></text:span><text:span text:style-name="T6">, </text:span><text:span text:style-name="T6"><draw:g text:anchor-type="as-char" svg:y="-0.146cm" draw:z-index="15" draw:style-name="gr1"><svg:title>TexMaths</svg:title><svg:desc>6§inline§$VP \rightarrow$ $\text{V }$§svg§600§TRUE§</svg:desc><draw:path draw:style-name="gr299" draw:text-style-name="P13" svg:width="0.148cm" svg:height="0.146cm" svg:x="0cm" svg:y="0cm" svg:viewBox="0 0 149 147" svg:d="M127 20c3-7 8-13 22-13 0-3 0-5 0-7-6 1-15 1-20 1-6 0-19-1-24-1 0 2 0 4 0 7 11 0 16 5 16 10 0 2-1 3-2 4-12 33-25 67-38 100-13-35-27-70-40-105-1-3-1-3-1-3 0-6 12-6 16-6 0-3 0-5 0-7-7 1-21 1-30 1-10 0-19-1-26-1 0 2 0 4 0 7 13 0 17 0 20 7 17 43 33 86 50 128 1 4 2 5 4 5 4 0 5-1 6-4 15-41 31-82 47-123z"><text:p/></draw:path><draw:path draw:style-name="gr300" draw:text-style-name="P13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8 0 34 0 34 22 34 32s0 32-34 32c-9 0-19 0-28 0z"><text:p/></draw:path><draw:path draw:style-name="gr301" draw:text-style-name="P13" svg:width="0.186cm" svg:height="0.108cm" svg:x="0.379cm" svg:y="0.035cm" svg:viewBox="0 0 187 109" svg:d="M164 59c-12 8-17 17-19 19-9 15-8 19-11 28 0 3 2 3 4 3 4 0 4-1 5-5 5-20 17-37 41-47 3 0 3-1 3-2 0-2-1-2-2-2-9-4-34-15-43-49 0-3 0-4-4-4-2 0-4 0-4 2 0 1 2 14 11 28 4 6 10 14 19 21-52 0-105 0-157 0-3 0-7 0-7 4s4 4 7 4c52 0 105 0 157 0z"><text:p/></draw:path><draw:path draw:style-name="gr302" draw:text-style-name="P13" svg:width="0.149cm" svg:height="0.146cm" svg:x="0.651cm" svg:y="0cm" svg:viewBox="0 0 150 147" svg:d="M127 20c3-7 9-13 23-13 0-3 0-5 0-7-7 1-15 1-20 1-7 0-19-1-24-1 0 2 0 4 0 7 10 0 15 5 15 10 0 2-1 3-1 4-13 33-26 67-38 100-14-35-27-70-41-105-1-3-1-3-1-3 0-6 12-6 17-6 0-3 0-5 0-7-8 1-22 1-30 1-10 0-19-1-27-1 0 2 0 4 0 7 14 0 18 0 21 7 16 43 32 86 49 128 1 4 2 5 5 5 4 0 4-1 5-4 15-41 32-82 47-123z"><text:p/></draw:path></draw:g></text:span><text:span text:style-name="T9">, </text:span><text:span text:style-name="T9"><draw:g text:anchor-type="as-char" svg:y="-0.146cm" draw:z-index="16" draw:style-name="gr1"><svg:title>TexMaths</svg:title><svg:desc>6§inline§$VP \rightarrow$ $\text{V } \text{PP}$§svg§600§TRUE§</svg:desc><draw:path draw:style-name="gr293" draw:text-style-name="P13" svg:width="0.148cm" svg:height="0.146cm" svg:x="0cm" svg:y="0cm" svg:viewBox="0 0 149 147" svg:d="M127 20c3-7 9-13 22-13 0-3 0-5 0-7-6 1-14 1-20 1s-19-1-24-1c0 2 0 4 0 7 11 0 16 5 16 10 0 2-1 3-2 4-12 33-25 67-38 100-13-35-27-70-40-105-1-3-1-3-1-3 0-6 12-6 17-6 0-3 0-5 0-7-8 1-22 1-31 1-10 0-19-1-26-1 0 2 0 4 0 7 14 0 17 0 20 7 17 43 33 86 50 128 1 4 2 5 4 5 4 0 5-1 6-4 15-41 31-82 47-123z"><text:p/></draw:path><draw:path draw:style-name="gr294" draw:text-style-name="P13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9 0 34 0 34 22 34 32s0 32-34 32c-10 0-20 0-29 0z"><text:p/></draw:path><draw:path draw:style-name="gr295" draw:text-style-name="P13" svg:width="0.186cm" svg:height="0.108cm" svg:x="0.379cm" svg:y="0.035cm" svg:viewBox="0 0 187 109" svg:d="M164 59c-12 8-17 17-19 19-9 15-8 19-11 28 0 3 3 3 4 3 4 0 4-1 5-5 5-20 17-37 41-47 3 0 3-1 3-2 0-2-1-2-2-2-9-4-34-15-42-49-1-3-1-4-5-4-1 0-4 0-4 2 0 1 2 14 11 28 4 6 10 14 19 21-52 0-104 0-156 0-4 0-8 0-8 4s4 4 8 4c52 0 104 0 156 0z"><text:p/></draw:path><draw:path draw:style-name="gr296" draw:text-style-name="P13" svg:width="0.149cm" svg:height="0.146cm" svg:x="0.652cm" svg:y="0cm" svg:viewBox="0 0 150 147" svg:d="M127 20c3-7 9-13 23-13 0-3 0-5 0-7-7 1-15 1-21 1s-18-1-24-1c0 2 0 4 0 7 11 0 16 5 16 10 0 2-1 3-2 4-12 33-25 67-38 100-13-35-27-70-40-105-1-3-1-3-1-3 0-6 12-6 17-6 0-3 0-5 0-7-8 1-22 1-31 1s-19-1-26-1c0 2 0 4 0 7 14 0 17 0 20 7 17 43 33 86 50 128 1 4 2 5 4 5 4 0 5-1 6-4 15-41 31-82 47-123z"><text:p/></draw:path><draw:path draw:style-name="gr297" draw:text-style-name="P13" svg:width="0.123cm" svg:height="0.141cm" svg:x="0.884cm" svg:y="0cm" svg:viewBox="0 0 124 142" svg:d="M40 76c12 0 24 0 36 0 25 0 48-16 48-37 0-20-21-39-50-39-24 0-49 0-74 0 0 2 0 4 0 7 2 0 3 0 5 0 16 0 17 2 17 9 0 37 0 74 0 110 0 8-1 10-17 10-2 0-3 0-5 0 0 2 0 4 0 6 7 0 23 0 31 0s24 0 31 0c0-2 0-4 0-6-1 0-3 0-5 0-16 0-17-2-17-10 0-16 0-33 0-50zM40 71c0-19 0-38 0-56 0-7 0-8 10-8 6 0 13 0 19 0 34 0 34 22 34 32s0 32-34 32c-10 0-20 0-29 0z"><text:p/></draw:path><draw:path draw:style-name="gr298" draw:text-style-name="P13" svg:width="0.123cm" svg:height="0.141cm" svg:x="1.027cm" svg:y="0cm" svg:viewBox="0 0 124 142" svg:d="M41 76c12 0 23 0 35 0 25 0 48-16 48-37 0-20-21-39-50-39-24 0-49 0-74 0 0 2 0 4 0 7 2 0 4 0 5 0 17 0 17 2 17 9 0 37 0 74 0 110 0 8 0 10-17 10-1 0-3 0-5 0 0 2 0 4 0 6 7 0 23 0 31 0s24 0 31 0c0-2 0-4 0-6-1 0-3 0-5 0-16 0-16-2-16-10 0-16 0-33 0-50zM40 71c0-19 0-38 0-56 0-7 0-8 10-8 6 0 13 0 19 0 34 0 34 22 34 32s0 32-34 32c-10 0-20 0-29 0z"><text:p/></draw:path></draw:g></text:span><text:span text:style-name="T9">, </text:span><text:span text:style-name="T9"><draw:g text:anchor-type="as-char" svg:y="-0.145cm" draw:z-index="17" draw:style-name="gr1"><svg:title>TexMaths</svg:title><svg:desc>6§inline§$PP \rightarrow$ $\text{P } \text{NP}$§svg§600§TRUE§</svg:desc><draw:path draw:style-name="gr287" draw:text-style-name="P13" svg:width="0.123cm" svg:height="0.141cm" svg:x="0cm" svg:y="0cm" svg:viewBox="0 0 124 142" svg:d="M41 77c12 0 23 0 35 0 25 0 48-17 48-38 0-20-21-39-50-39-24 0-49 0-74 0 0 2 0 4 0 7 2 0 4 0 5 0 17 0 17 2 17 9 0 37 0 74 0 110 0 7 0 10-17 10-1 0-3 0-5 0 0 2 0 4 0 6 8 0 23 0 31 0s24 0 31 0c0-2 0-4 0-6-1 0-3 0-5 0-16 0-16-3-16-10 0-16 0-33 0-49zM40 71c0-19 0-37 0-56 0-7 0-8 10-8 6 0 13 0 19 0 34 0 34 22 34 32s0 32-34 32c-10 0-19 0-29 0z"><text:p/></draw:path><draw:path draw:style-name="gr288" draw:text-style-name="P13" svg:width="0.123cm" svg:height="0.141cm" svg:x="0.143cm" svg:y="0cm" svg:viewBox="0 0 124 142" svg:d="M41 77c12 0 23 0 35 0 25 0 48-17 48-38 0-20-21-39-50-39-24 0-49 0-74 0 0 2 0 4 0 7 2 0 4 0 5 0 17 0 17 2 17 9 0 37 0 74 0 110 0 7 0 10-17 10-1 0-3 0-5 0 0 2 0 4 0 6 8 0 23 0 31 0s24 0 31 0c0-2 0-4 0-6-1 0-3 0-5 0-16 0-16-3-16-10 0-16 0-33 0-49zM40 71c0-19 0-37 0-56 0-7 0-8 10-8 6 0 13 0 19 0 34 0 34 22 34 32s0 32-34 32c-10 0-19 0-29 0z"><text:p/></draw:path><draw:path draw:style-name="gr289" draw:text-style-name="P13" svg:width="0.186cm" svg:height="0.108cm" svg:x="0.361cm" svg:y="0.035cm" svg:viewBox="0 0 187 109" svg:d="M164 59c-11 9-17 17-19 19-9 15-11 28-11 29 0 2 3 2 5 2 3 0 3-1 4-4 5-21 17-38 41-48 3 0 3-1 3-2 0-2-1-2-2-2-9-4-34-15-42-50-1-2-1-3-4-3-2 0-5 0-5 2 0 1 2 14 11 29 4 6 10 13 19 20-52 0-104 0-156 0-4 0-8 0-8 4s4 4 8 4c52 0 104 0 156 0z"><text:p/></draw:path><draw:path draw:style-name="gr290" draw:text-style-name="P13" svg:width="0.123cm" svg:height="0.141cm" svg:x="0.637cm" svg:y="0cm" svg:viewBox="0 0 124 142" svg:d="M40 77c12 0 24 0 36 0 25 0 48-17 48-38 0-20-21-39-50-39-24 0-49 0-74 0 0 2 0 4 0 7 2 0 3 0 5 0 16 0 17 2 17 9 0 37 0 74 0 110 0 7-1 10-17 10-2 0-3 0-5 0 0 2 0 4 0 6 7 0 22 0 31 0 7 0 24 0 31 0 0-2 0-4 0-6-2 0-3 0-5 0-16 0-17-3-17-10 0-16 0-33 0-49zM40 71c0-19 0-37 0-56 0-7 0-8 10-8 6 0 12 0 19 0 33 0 33 22 33 32s0 32-33 32c-10 0-20 0-29 0z"><text:p/></draw:path><draw:path draw:style-name="gr291" draw:text-style-name="P13" svg:width="0.143cm" svg:height="0.141cm" svg:x="0.85cm" svg:y="0cm" svg:viewBox="0 0 144 142" svg:d="M42 3c-2-3-2-3-6-3-12 0-24 0-36 0 0 2 0 4 0 7 2 0 4 0 6 0 3 0 8 0 11 0 5 1 5 1 5 5 0 36 0 72 0 108 0 6 0 16-22 16 0 2 0 4 0 6 7 0 17 0 25 0 6 0 17 0 24 0 0-2 0-4 0-6-21 0-21-10-21-16 0-36 0-72 0-108 1 1 1 1 2 3 29 42 57 83 86 125 2 2 2 2 3 2 3 0 3-1 3-5 0-38 0-77 0-115 0-6 0-15 22-15 0-3 0-5 0-7-7 0-18 1-25 1s-17-1-24-1c0 2 0 4 0 7 21 0 21 9 21 15 0 29 0 59 0 89-24-36-49-72-74-108z"><text:p/></draw:path><draw:path draw:style-name="gr292" draw:text-style-name="P13" svg:width="0.123cm" svg:height="0.141cm" svg:x="1.009cm" svg:y="0cm" svg:viewBox="0 0 124 142" svg:d="M41 77c12 0 23 0 35 0 25 0 48-17 48-38 0-20-21-39-50-39-24 0-49 0-74 0 0 2 0 4 0 7 2 0 4 0 5 0 17 0 17 2 17 9 0 37 0 74 0 110 0 7 0 10-17 10-1 0-3 0-5 0 0 2 0 4 0 6 7 0 23 0 31 0s24 0 31 0c0-2 0-4 0-6-1 0-3 0-5 0-16 0-16-3-16-10 0-16 0-33 0-49zM40 71c0-19 0-37 0-56 0-7 0-8 10-8 6 0 13 0 19 0 34 0 34 22 34 32s0 32-34 32c-10 0-19 0-29 0z"><text:p/></draw:path></draw:g></text:span></text:p><text:p text:style-name="P11">Discourse<text:span text:style-name="T23">: </text:span><text:span text:style-name="T24">meaning of a text (relationship between sentences) </text:span><text:span text:style-name="T34">Pragmatics</text:span><text:span text:style-name="T24">: </text:span><text:span text:style-name="T25">intentions/commands</text:span></text:p><text:p text:style-name="P12">Corpus<text:span text:style-name="T23">: </text:span><text:span text:style-name="T26">a collection of documents </text:span><text:span text:style-name="T35">Document</text:span><text:span text:style-name="T26">: </text:span><text:span text:style-name="T27">one item of corpus (sequence) </text:span><text:span text:style-name="T36">Token</text:span><text:span text:style-name="T27">: </text:span><text:span text:style-name="T28">atomic word unit </text:span><text:span text:style-name="T37">Vocabulary</text:span><text:span text:style-name="T28">: </text:span><text:span text:style-name="T29">unique tokens across coropus. </text:span><text:span text:style-name="T30">One-Hot Encoding: </text:span><text:span text:style-name="T31">sparse (wasted space), orthogonal vectors (every word is equidistant), cannot represent out of vocab well</text:span></text:p></draw:text-box></draw:frame><draw:frame draw:style-name="fr1" draw:name="Frame5" text:anchor-type="paragraph" svg:x="-0.051cm" svg:y="1.617cm" svg:width="6.04cm" draw:z-index="4"><draw:text-box fo:min-height="1.376cm"><text:p text:style-name="P2">Sigmoid <text:span text:style-name="T22">(binary class.)</text:span> <text:span text:style-name="T6"><draw:g text:anchor-type="as-char" svg:y="-0.178cm" draw:z-index="5" draw:style-name="gr1"><svg:title>TexMaths</svg:title><svg:desc>6§inline§\frac{1}{1+e^{-x}}§svg§600§TRUE§</svg:desc><draw:path draw:style-name="gr445" draw:text-style-name="P13" svg:width="0.052cm" svg:height="0.097cm" svg:x="0.224cm" svg:y="-0.001cm" svg:viewBox="0 0 53 98" svg:d="M33 4c0-4 0-4-4-4-10 10-23 10-29 10 0 1 0 3 0 5 4 0 13 0 21-4 0 25 0 50 0 75 0 5 0 6-14 6-2 0-4 0-6 0 0 2 0 4 0 6 3 0 21-1 26-1s23 1 26 1c0-2 0-4 0-6-2 0-3 0-5 0-15 0-15-1-15-6 0-28 0-55 0-82z"><text:p/></draw:path><draw:path draw:style-name="gr446" draw:text-style-name="P13" svg:width="0.499cm" svg:height="0.007cm" svg:x="0cm" svg:y="0.123cm" svg:viewBox="0 0 500 8" svg:d="M250 8c-84 0-167 0-250 0 0-3 0-5 0-8 166 0 333 0 500 0 0 3 0 5 0 8-84 0-167 0-250 0z"><text:p/></draw:path><draw:path draw:style-name="gr447" draw:text-style-name="P13" svg:width="0.052cm" svg:height="0.097cm" svg:x="0.016cm" svg:y="0.154cm" svg:viewBox="0 0 53 98" svg:d="M34 4c0-4-1-4-5-4-10 9-23 10-29 10 0 1 0 3 0 5 4 0 13 0 22-4 0 25 0 50 0 75 0 5 0 6-15 6-2 0-4 0-6 0 0 2 0 4 0 6 3 0 21-1 26-1s23 1 26 1c0-2 0-4 0-6-2 0-3 0-5 0-14 0-14-1-14-6 0-28 0-55 0-82z"><text:p/></draw:path><draw:path draw:style-name="gr448" draw:text-style-name="P13" svg:width="0.107cm" svg:height="0.108cm" svg:x="0.093cm" svg:y="0.162cm" svg:viewBox="0 0 108 109" svg:d="M58 58c15 0 30 0 45 0 2 0 5 0 5-3 0-5-3-5-5-5-15 0-30 0-45 0 0-15 0-30 0-45 0-1 0-5-4-5-3 0-3 4-3 5 0 15 0 30 0 45-15 0-31 0-46 0-1 0-5 0-5 4s4 4 5 4c15 0 31 0 46 0 0 15 0 30 0 45 0 2 0 6 3 6 4 0 4-4 4-6 0-15 0-30 0-45z"><text:p/></draw:path><draw:path draw:style-name="gr449" draw:text-style-name="P13" svg:width="0.062cm" svg:height="0.065cm" svg:x="0.222cm" svg:y="0.187cm" svg:viewBox="0 0 63 66" svg:d="M23 31c5 0 16 0 24-3 11-4 13-11 13-15 0-8-8-13-18-13-18 0-42 13-42 38 0 15 10 28 26 28 25 0 37-14 37-16 0-1-1-3-3-3 0 0-1 0-2 2-11 13-29 13-31 13-9 0-15-6-15-18 0-2 0-5 2-13 3 0 6 0 9 0zM15 27c6-21 23-23 27-23 6 0 11 3 11 9 0 14-24 14-31 14-2 0-5 0-7 0z"><text:p/></draw:path><draw:path draw:style-name="gr450" draw:text-style-name="P13" svg:width="0.079cm" svg:height="0.005cm" svg:x="0.308cm" svg:y="0.181cm" svg:viewBox="0 0 80 6" svg:d="M76 6c1 0 4 0 4-3s-3-3-4-3c-24 0-47 0-71 0-2 0-5 0-5 3s3 3 5 3c24 0 47 0 71 0z"><text:p/></draw:path><draw:path draw:style-name="gr451" draw:text-style-name="P13" svg:width="0.061cm" svg:height="0.047cm" svg:x="0.415cm" svg:y="0.163cm" svg:viewBox="0 0 62 48" svg:d="M55 5c-5 2-3 5-5 6 0 2 1 5 5 5 3 0 7-3 7-7 0-7-8-9-13-9-7 0-11 5-13 7-4-6-10-7-14-7-14 0-21 13-21 17 0 1 2 1 3 1 0 0 1 0 1-1 4-10 12-13 17-13 3 0 7 1 7 7 0 2-2 10-6 24-1 6-6 9-10 9-1 0-5 0-7-1 5-2 3-5 5-6 0-3-3-5-5-5s-6 2-6 7c0 7 7 9 12 9 6 0 11-4 13-7 4 6 11 7 14 7 14 0 21-13 21-16 0-2-1-2-2-2-2 0-2 1-2 2-3 9-12 12-16 12s-8-1-8-7c0-1 0-2 2-5 1-8 4-19 5-21 1-3 5-7 10-7 2 0 4 0 6 1z"><text:p/></draw:path></draw:g></text:span><text:span text:style-name="T6">, ReLU: </text:span><text:span text:style-name="T6"><draw:g text:anchor-type="as-char" svg:y="-0.157cm" draw:z-index="7" draw:style-name="gr1"><svg:title>TexMaths</svg:title><svg:desc>6§inline§\max(0,x)§svg§600§TRUE§</svg:desc><draw:path draw:style-name="gr424" draw:text-style-name="P13" svg:width="0.164cm" svg:height="0.091cm" svg:x="0cm" svg:y="0.064cm" svg:viewBox="0 0 165 92" svg:d="M17 20c0 19 0 37 0 56 0 10-3 10-17 10 0 2 0 4 0 6 8 0 18-1 24-1 5 0 16 1 23 1 0-2 0-4 0-6-13 0-16 0-16-10 0-13 0-26 0-38 0-22 15-34 28-34 14 0 16 11 16 23 0 17 0 33 0 49 0 10-2 10-16 10 0 2 0 4 0 6 7 0 18-1 24-1 5 0 16 1 23 1 0-2 0-4 0-6-14 0-17 0-17-10 0-13 0-26 0-38 0-22 15-34 29-34 13 0 16 11 16 23 0 17 0 33 0 49 0 10-3 10-17 10 0 2 0 4 0 6 8 0 19-1 24-1s17 1 24 1c0-2 0-4 0-6-11 0-17 0-17-7 0-13 0-27 0-40 0-18 0-24-6-31-3-4-10-8-23-8-17 0-27 13-30 20-3-18-18-20-28-20-15 0-25 9-31 22 0-7 0-15 0-22-10 1-20 2-30 2 0 3 0 5 0 7 15 0 17 1 17 11z"><text:p/></draw:path><draw:path draw:style-name="gr425" draw:text-style-name="P13" svg:width="0.094cm" svg:height="0.094cm" svg:x="0.177cm" svg:y="0.063cm" svg:viewBox="0 0 95 95" svg:d="M62 77c0 9 6 18 16 18 4 0 17-3 17-21 0-4 0-7 0-11-1 0-3 0-5 0 0 4 0 7 0 11 0 13-5 14-8 14-6 0-8-9-8-11 0-14 0-28 0-41 0-9 0-17-7-25-8-8-19-11-29-11-17 0-31 10-31 23 0 7 4 10 9 10 6 0 10-4 10-9 0-3-1-10-11-10 5-7 16-10 23-10 10 0 22 9 22 27 0 2 0 5 0 8-11 0-25 1-38 7-17 8-22 18-22 27 0 18 20 22 34 22s24-8 28-18zM60 43c0 6 0 14 0 21 0 20-15 27-25 27s-19-8-19-18c0-11 9-28 44-30z"><text:p/></draw:path><draw:path draw:style-name="gr426" draw:text-style-name="P13" svg:width="0.105cm" svg:height="0.089cm" svg:x="0.276cm" svg:y="0.067cm" svg:viewBox="0 0 106 90" svg:d="M58 41c7-8 15-18 19-24 7-7 16-10 26-10 0-3 0-5 0-7-6 0-12 1-18 1s-17-1-20-1c0 2 0 4 0 7 5 0 6 2 6 6 0 2-2 5-3 7-4 6-9 11-13 16-5-7-11-13-17-21-1-2-1-2-1-4 0-3 3-4 7-4 0-3 0-5 0-7-6 0-19 1-22 1-5 0-15-1-21-1 0 2 0 4 0 7 15 0 15 0 25 12 7 9 14 18 21 27-7 8-13 17-20 25-10 12-22 12-27 12 0 2 0 5 0 7 6-1 12-1 18-1s15 0 20 1c0-2 0-5 0-7-5 0-6-3-6-6 0-5 6-11 18-27 6 7 11 14 17 21 1 2 4 6 4 7 0 2-2 5-7 5 0 2 0 5 0 7 6-1 18-1 22-1 6 0 14 0 20 1 0-2 0-5 0-7-11 0-15 0-20-6-9-13-18-25-28-36z"><text:p/></draw:path><draw:path draw:style-name="gr427" draw:text-style-name="P13" svg:width="0.048cm" svg:height="0.207cm" svg:x="0.406cm" svg:y="0cm" svg:viewBox="0 0 49 208" svg:d="M49 206c0-1 0-1-3-5-27-26-33-65-33-97 0-36 7-72 33-99 3-2 3-2 3-3s-1-2-2-2c-2 0-21 14-34 41-10 23-13 46-13 63 0 16 2 41 14 65 13 25 31 39 33 39 1 0 2-1 2-2z"><text:p/></draw:path><draw:path draw:style-name="gr428" draw:text-style-name="P13" svg:width="0.088cm" svg:height="0.142cm" svg:x="0.475cm" svg:y="0.017cm" svg:viewBox="0 0 89 143" svg:d="M89 72c0-16-1-33-9-48-10-20-27-24-36-24-12 0-28 5-36 25-7 14-8 31-8 47s1 34 10 50c9 17 24 21 34 21 12 0 27-4 37-24 7-15 8-30 8-47zM44 139c-8 0-21-6-24-26-3-12-3-31-3-43 0-13 0-27 2-38 4-25 20-27 25-27 7 0 21 3 25 24 2 12 2 28 2 41 0 16 0 30-2 43-4 19-16 26-25 26z"><text:p/></draw:path><draw:path draw:style-name="gr429" draw:text-style-name="P13" svg:width="0.024cm" svg:height="0.062cm" svg:x="0.59cm" svg:y="0.134cm" svg:viewBox="0 0 25 63" svg:d="M25 22c0-14-6-22-14-22-7 0-11 5-11 11s4 12 11 12c3 0 5-2 8-3 0-1 0-1 1-1 0 1 0 0 0 3 0 16-7 28-15 35-1 2-1 3-1 3 0 2 0 3 1 3 3 0 20-17 20-41z"><text:p/></draw:path><draw:path draw:style-name="gr430" draw:text-style-name="P13" svg:width="0.104cm" svg:height="0.093cm" svg:x="0.672cm" svg:y="0.064cm" svg:viewBox="0 0 105 94" svg:d="M64 29c1-5 6-25 21-25 1 0 6 0 10 3-5 1-9 7-9 11s2 8 8 8c4 0 11-4 11-12 0-11-13-14-20-14-12 0-19 11-22 15-5-13-16-15-23-15-21 0-33 27-33 32 0 2 1 2 2 2 2 0 2-1 3-2 7-22 21-28 28-28 4 0 12 3 12 14 0 7-4 21-12 50-3 13-11 22-20 22-1 0-6 0-10-3 5-1 9-5 9-11s-4-7-8-7c-6 0-11 5-11 11 0 10 11 14 20 14 14 0 21-14 22-15 2 7 10 15 23 15 21 0 33-27 33-32 0-2-1-2-2-2-2 0-2 1-3 3-7 22-21 27-28 27-8 0-12-7-12-14 0-4 2-9 4-18 2-10 5-19 7-29z"><text:p/></draw:path><draw:path draw:style-name="gr431" draw:text-style-name="P13" svg:width="0.048cm" svg:height="0.207cm" svg:x="0.798cm" svg:y="0cm" svg:viewBox="0 0 49 208" svg:d="M49 104c0-16-3-41-14-65-13-25-31-39-33-39-1 0-2 1-2 2s0 1 4 5c21 20 33 54 33 97 0 35-8 72-35 99-2 2-2 2-2 3s1 2 2 2c2 0 21-14 33-41 11-23 14-46 14-63z"><text:p/></draw:path></draw:g></text:span><text:span text:style-name="T6">, Tanh: </text:span><text:span text:style-name="T6"><draw:g text:anchor-type="as-char" svg:y="-0.198cm" draw:z-index="6" draw:style-name="gr1"><svg:title>TexMaths</svg:title><svg:desc>6§inline§\frac{e^{x}-e^{-x}}{e^x+e^{-x}}§svg§600§TRUE§</svg:desc><draw:path draw:style-name="gr432" draw:text-style-name="P13" svg:width="0.063cm" svg:height="0.065cm" svg:x="0.01cm" svg:y="0.044cm" svg:viewBox="0 0 64 66" svg:d="M23 31c5 0 16 0 24-3 11-3 13-11 13-15 0-8-8-13-18-13-18 0-42 14-42 39 0 14 10 27 27 27 25 0 37-15 37-16 0-2-2-3-3-3s-2 0-2 1c-12 14-29 14-32 14-9 0-14-6-14-18 0-2 0-5 1-13 3 0 6 0 9 0zM16 27c6-21 22-23 26-23 7 0 12 3 12 9 0 14-25 14-31 14-3 0-5 0-7 0z"><text:p/></draw:path><draw:path draw:style-name="gr433" draw:text-style-name="P13" svg:width="0.061cm" svg:height="0.046cm" svg:x="0.09cm" svg:y="0cm" svg:viewBox="0 0 62 47" svg:d="M55 5c-5 2-3 5-5 6 0 2 2 5 5 5s7-3 7-8c0-6-7-8-13-8s-11 4-13 7c-4-6-10-7-14-7-14 0-21 13-21 16 0 2 2 2 3 2l1-1c4-11 12-13 17-13 3 0 7 1 7 7 0 2-2 9-6 23-1 6-6 10-10 10-1 0-5 0-7-2 5-1 5-6 5-6 0-3-3-4-5-4s-6 2-6 7c0 6 7 8 12 8 6 0 11-3 13-7 4 7 11 7 15 7 13 0 20-12 20-16 0-1-1-1-2-1-2 0-2 0-2 1-3 10-12 13-16 13-3 0-8-2-8-7 0-1 0-2 2-6 1-7 4-18 5-20 1-3 5-7 10-7 2 0 4 0 6 1z"><text:p/></draw:path><draw:path draw:style-name="gr434" draw:text-style-name="P13" svg:width="0.099cm" svg:height="0.006cm" svg:x="0.19cm" svg:y="0.07cm" svg:viewBox="0 0 100 7" svg:d="M94 7c2 0 6 0 6-3 0-4-3-4-6-4-29 0-59 0-88 0-2 0-6 0-6 4 0 3 4 3 6 3 29 0 59 0 88 0z"><text:p/></draw:path><draw:path draw:style-name="gr435" draw:text-style-name="P13" svg:width="0.062cm" svg:height="0.065cm" svg:x="0.315cm" svg:y="0.044cm" svg:viewBox="0 0 63 66" svg:d="M23 31c4 0 15 0 24-3 11-3 12-11 12-15 0-8-7-13-18-13-18 0-41 14-41 39 0 14 9 27 26 27 25 0 37-15 37-16 0-2-1-3-2-3-2 0-2 0-3 1-12 14-29 14-32 14-8 0-14-6-14-18 0-2 0-5 2-13 3 0 6 0 9 0zM15 27c6-21 22-23 26-23 7 0 12 3 12 9 0 14-25 14-31 14-2 0-5 0-7 0z"><text:p/></draw:path><draw:path draw:style-name="gr436" draw:text-style-name="P13" svg:width="0.079cm" svg:height="0.005cm" svg:x="0.401cm" svg:y="0.018cm" svg:viewBox="0 0 80 6" svg:d="M76 6c2 0 4 0 4-3s-2-3-4-3c-24 0-47 0-71 0-2 0-5 0-5 3s3 3 5 3c24 0 47 0 71 0z"><text:p/></draw:path><draw:path draw:style-name="gr437" draw:text-style-name="P13" svg:width="0.061cm" svg:height="0.046cm" svg:x="0.509cm" svg:y="0cm" svg:viewBox="0 0 62 47" svg:d="M55 5c-5 2-3 5-5 6 0 2 2 5 5 5s7-3 7-8c0-6-7-8-13-8s-11 4-13 7c-4-6-10-7-14-7-13 0-21 13-21 16 0 2 2 2 3 2s1-1 2-1c3-11 11-13 16-13 3 0 7 1 7 7 0 2-2 9-6 23-1 6-6 10-10 10-1 0-4 0-6-2 4-1 4-6 4-6 0-3-2-4-4-4-3 0-7 2-7 7 0 6 7 8 13 8 5 0 10-3 12-7 4 7 12 7 15 7 13 0 21-12 21-16 0-1-2-1-3-1-2 0-2 0-2 1-3 10-11 13-16 13-3 0-8-2-8-7 0-1 0-2 2-6 1-7 4-18 5-20 1-3 5-7 10-7 2 0 4 0 6 1z"><text:p/></draw:path><draw:path draw:style-name="gr438" draw:text-style-name="P13" svg:width="0.592cm" svg:height="0.007cm" svg:x="0cm" svg:y="0.136cm" svg:viewBox="0 0 593 8" svg:d="M0 0c197 0 395 0 593 0 0 3 0 5 0 8-198 0-396 0-593 0 0-3 0-5 0-8z"><text:p/></draw:path><draw:path draw:style-name="gr439" draw:text-style-name="P13" svg:width="0.063cm" svg:height="0.065cm" svg:x="0.011cm" svg:y="0.198cm" svg:viewBox="0 0 64 66" svg:d="M23 31c5 0 16 0 24-3 11-3 13-11 13-15 0-8-8-13-18-13-18 0-42 13-42 38 0 15 10 28 27 28 25 0 37-15 37-16 0-2-2-3-3-3s-2 0-3 1c-11 14-28 14-31 14-9 0-14-6-14-18 0-2 0-5 1-13 3 0 6 0 9 0zM15 27c7-21 23-23 27-23 7 0 12 3 12 9 0 14-25 14-31 14-3 0-6 0-8 0z"><text:p/></draw:path><draw:path draw:style-name="gr440" draw:text-style-name="P13" svg:width="0.061cm" svg:height="0.046cm" svg:x="0.091cm" svg:y="0.175cm" svg:viewBox="0 0 62 47" svg:d="M56 5c-5 2-5 6-5 6 0 2 1 5 5 5 3 0 6-3 6-8 0-6-7-8-12-8-7 0-12 4-13 7-4-6-11-7-15-7-13 0-20 12-20 16 0 1 2 1 2 1 1 0 2 0 2-1 4-10 12-13 16-13 3 0 7 2 7 7 0 3-1 10-5 24-2 6-7 10-11 10-1 0-4 0-6-2 4-2 4-6 4-6 0-3-2-4-4-4-3 0-7 1-7 7s7 8 13 8 10-3 13-7c4 6 11 7 14 7 13 0 21-12 21-16 0-2-2-1-2-2-2 0-3 1-3 2-3 10-11 13-15 13s-8-2-8-8c0-1 0-1 1-5 1-7 4-19 6-21 1-3 4-7 10-7 2 1 3 0 6 2z"><text:p/></draw:path><draw:path draw:style-name="gr441" draw:text-style-name="P13" svg:width="0.108cm" svg:height="0.107cm" svg:x="0.185cm" svg:y="0.173cm" svg:viewBox="0 0 109 108" svg:d="M58 58c15 0 30 0 45 0 2 0 6 0 6-4 0-3-4-3-6-3-15 0-30 0-45 0 0-15 0-31 0-46 0-1 0-5-3-5-5 0-5 4-5 5 0 15 0 31 0 46-15 0-30 0-45 0-1 0-5 0-5 3 0 4 4 4 5 4 15 0 30 0 45 0 0 15 0 30 0 45 0 2 0 5 4 5s4-3 4-5c0-15 0-30 0-45z"><text:p/></draw:path><draw:path draw:style-name="gr442" draw:text-style-name="P13" svg:width="0.062cm" svg:height="0.065cm" svg:x="0.314cm" svg:y="0.198cm" svg:viewBox="0 0 63 66" svg:d="M23 31c4 0 16 0 24-3 11-3 12-11 12-15 0-8-7-13-18-13-18 0-41 13-41 38 0 15 9 28 26 28 25 0 37-15 37-16 0-2-1-3-2-3-2 0-2 0-3 1-11 14-29 14-32 14-8 0-14-6-14-18 0-2 0-5 2-13 3 0 6 0 9 0zM15 27c6-21 22-23 26-23 7 0 12 3 12 9 0 14-25 14-31 14-2 0-5 0-7 0z"><text:p/></draw:path><draw:path draw:style-name="gr443" draw:text-style-name="P13" svg:width="0.079cm" svg:height="0.005cm" svg:x="0.4cm" svg:y="0.192cm" svg:viewBox="0 0 80 6" svg:d="M76 6c2 0 4 0 4-3s-2-3-4-3c-24 0-47 0-71 0-2 0-5 0-5 3s3 3 5 3c24 0 47 0 71 0z"><text:p/></draw:path><draw:path draw:style-name="gr444" draw:text-style-name="P13" svg:width="0.061cm" svg:height="0.046cm" svg:x="0.508cm" svg:y="0.175cm" svg:viewBox="0 0 62 47" svg:d="M56 5c-6 2-6 6-6 6 0 2 2 5 5 5s7-3 7-8c0-6-7-8-13-8s-11 4-13 7c-4-6-10-7-14-7-13 0-21 12-21 16 0 1 2 1 3 1s1 0 2-1c3-10 11-13 16-13 3 0 7 2 7 7 0 3-2 10-6 24-1 6-6 10-10 10-1 0-4 0-6-2 4-2 4-6 4-6 0-3-2-4-4-4-3 0-7 1-7 7s7 8 13 8c5 0 10-3 13-7 4 6 11 7 14 7 13 0 21-12 21-16 0-2-2-2-3-2-2 0-2 1-2 2-3 10-11 13-16 13-3 0-8-2-8-8 0-1 0-1 2-5 1-7 4-19 5-21 1-3 5-7 10-7 1 0 4 0 7 2z"><text:p/></draw:path></draw:g></text:span><text:span text:style-name="T6">, Softmax </text:span><text:span text:style-name="T8">(k-class)</text:span><text:span text:style-name="T6">: </text:span><text:span text:style-name="T6"><draw:g text:anchor-type="as-char" svg:y="-0.192cm" draw:z-index="8" draw:style-name="gr1"><svg:title>TexMaths</svg:title><svg:desc>6§inline§\frac{e^{z_i}}{\sum_k e^{z_k}}§svg§600§TRUE§</svg:desc><draw:path draw:style-name="gr415" draw:text-style-name="P13" svg:width="0.062cm" svg:height="0.065cm" svg:x="0.182cm" svg:y="0.044cm" svg:viewBox="0 0 63 66" svg:d="M23 32c4 0 16-1 24-3 11-4 13-12 13-16 0-8-8-13-18-13-18 0-42 14-42 39 0 15 10 27 26 27 26 0 37-14 37-16 0-1-1-3-2-3s-1 1-3 2c-11 13-29 13-31 13-9 0-15-6-15-17 0-3 0-6 2-13 3 0 6 0 9 0zM15 28c6-22 22-24 27-24 6 0 12 4 12 9 0 15-25 15-32 15-2 0-5 0-7 0z"><text:p/></draw:path><draw:path draw:style-name="gr416" draw:text-style-name="P13" svg:width="0.053cm" svg:height="0.047cm" svg:x="0.263cm" svg:y="-0.001cm" svg:viewBox="0 0 54 48" svg:d="M13 37c4-4 10-8 16-12 7-5 11-9 16-13 5-5 9-10 9-10 0-2-2-2-2-2-2 0-2 0-3 1-4 6-6 6-8 6s-3 0-7-2c-3-3-6-5-9-5-10 0-17 10-17 13 0 1 2 1 3 1s2 0 2-1 1-4 10-4c3 0 5 1 11 1 3 1 4 1 6 1-3 3-6 5-14 11-7 6-12 8-17 13-4 4-9 9-9 11 0 1 2 2 2 2 2 0 2 0 3-1 3-5 6-6 10-6 3 0 5 0 8 3s6 4 9 4c12 0 20-13 20-17 0-2-1-2-2-2-2 0-2 1-2 2-3 7-11 8-15 8-2 0-5-1-8-1-6-1-8-1-9-1-2 0-2 0-3 0z"><text:p/></draw:path><draw:path draw:style-name="gr417" draw:text-style-name="P13" svg:width="0.036cm" svg:height="0.07cm" svg:x="0.334cm" svg:y="0.01cm" svg:viewBox="0 0 37 71" svg:d="M32 5c0-3-2-5-5-5-2 0-6 3-6 7 0 3 2 4 4 4 4 0 7-3 7-6zM37 55c0-1-2-1-2-1-2 0-2 0-3 2-1 6-6 12-12 12-2 0-3-2-3-4s0-4 2-5c0-3 1-5 2-6 0-1 4-11 6-15 1-2 1-3 1-5 0-5-5-9-11-9-12 0-17 13-17 16 0 1 1 1 2 1 2 0 2 0 2-2 3-7 8-11 12-11 3 0 3 1 3 3 0 1 0 2 0 4-1 2-6 13-7 17-1 2-1 2-2 5-1 2-2 3-2 5 0 6 6 9 12 9 11 0 17-14 17-16z"><text:p/></draw:path><draw:path draw:style-name="gr418" draw:text-style-name="P13" svg:width="0.553cm" svg:height="0.007cm" svg:x="0.01cm" svg:y="0.135cm" svg:viewBox="0 0 554 8" svg:d="M277 8c-92 0-184 0-277 0 0-3 0-5 0-8 185 0 369 0 554 0 0 3 0 5 0 8-92 0-185 0-277 0z"><text:p/></draw:path><draw:path draw:style-name="gr419" draw:text-style-name="P13" svg:width="0.154cm" svg:height="0.146cm" svg:x="0cm" svg:y="0.154cm" svg:viewBox="0 0 155 147" svg:d="M70 76c2-2 2-2 2-3s0-1-1-2c-17-21-35-42-52-64 21 0 42 0 64 0s33 3 36 4c13 3 25 12 31 24 1 0 3 0 5 0-5-12-10-23-14-35-46 0-91 0-136 0-4 0-4 0-4 1-1 0-1 0-1 4 20 24 40 49 60 73-20 21-39 42-58 64-2 2-2 2-2 3 0 2 2 2 5 2 45 0 90 0 136 0 4-13 9-26 14-38-2 0-4 0-5 0-6 14-18 21-29 24-3 1-14 5-37 5s-46 0-68 0c18-21 36-42 54-62z"><text:p/></draw:path><draw:path draw:style-name="gr420" draw:text-style-name="P13" svg:width="0.056cm" svg:height="0.073cm" svg:x="0.179cm" svg:y="0.238cm" svg:viewBox="0 0 57 74" svg:d="M26 4c0-2 0-2 0-2 0-2-1-2-3-2-4 1-9 1-13 1-2 0-2 0-3 1v2c0 2 1 2 3 2 1 0 2 0 3 0 3 1 3 1 3 2l-1 2c-5 19-10 38-14 58-1 1-1 1-1 2 0 3 2 4 4 4 4 0 5-4 6-5 1-7 3-13 4-19 3 0 16 0 16 7 0 2 0 2 0 3-1 2-1 2-1 3 0 7 7 11 14 11 10 0 14-15 14-16 0-2-1-2-2-2s-2 1-2 3c-1 3-4 12-10 12-4 0-5-5-5-7 0-1 0-1 1-3 0-2 0-3 0-4 0-9-11-10-18-11 2-2 7-5 9-7 6-4 12-9 18-9 2 0 3 0 3 1v1c-5 1-3 4-5 6 0 1 1 4 5 4 1 0 6-1 6-7 0-5-4-9-9-9-7 0-13 5-21 12-4 3-7 5-11 7 3-14 6-27 10-41z"><text:p/></draw:path><draw:path draw:style-name="gr421" draw:text-style-name="P13" svg:width="0.062cm" svg:height="0.065cm" svg:x="0.296cm" svg:y="0.199cm" svg:viewBox="0 0 63 66" svg:d="M23 31c5 0 16-1 24-3 11-4 13-11 13-15 0-8-8-13-18-13-18 0-42 13-42 38 0 15 10 28 26 28 26 0 37-15 37-16 0-2-1-3-2-3s-1 0-3 1c-11 14-29 14-31 14-9 0-15-6-15-18 0-2 0-5 2-13 3 0 6 0 9 0zM15 27c6-22 23-23 27-23 6 0 12 3 12 9 0 14-25 14-32 14-2 0-5 0-7 0z"><text:p/></draw:path><draw:path draw:style-name="gr422" draw:text-style-name="P13" svg:width="0.053cm" svg:height="0.047cm" svg:x="0.378cm" svg:y="0.164cm" svg:viewBox="0 0 54 48" svg:d="M13 37c4-4 10-8 16-12 7-5 11-8 16-12 6-6 9-10 9-11 0-2-2-2-2-2-2 0-2 1-3 2-4 5-6 6-8 6s-3-1-7-3c-3-3-6-5-9-5-10 0-17 10-17 13 0 1 2 1 3 1s2 0 2-1 1-3 10-3c3 0 5 0 11 0 3 1 5 1 7 1-4 3-7 6-15 11-7 6-12 9-16 13-5 4-10 10-10 12 0 1 2 1 2 1 2 0 2 0 3-1 3-5 6-6 10-6 3 0 5 1 8 4 3 2 6 3 9 3 12 0 20-13 20-17 0-1-1-1-2-1s-2 0-2 1c-3 7-11 8-15 8-2 0-5-1-8-1-6-1-8-1-9-1-2 0-2 0-3 0z"><text:p/></draw:path><draw:path draw:style-name="gr423" draw:text-style-name="P13" svg:width="0.056cm" svg:height="0.073cm" svg:x="0.453cm" svg:y="0.176cm" svg:viewBox="0 0 57 74" svg:d="M25 4c1-2 1-2 1-2 0-2-2-2-3-2-4 0-9 1-13 1-2 0-2 0-3 0 0 1 0 2 0 3s1 1 3 1c1 0 1 0 3 1 2 0 2 1 2 1 0 1 0 1-1 3-4 19-9 38-14 58 0 1 0 1 0 2 0 2 2 4 4 4 4 0 5-4 5-6 2-6 3-13 5-19 3 0 16 1 16 8 0 1 0 2-1 3 0 1 0 2 0 3 0 7 7 11 13 11 11 0 15-15 15-17 0-1-2-1-2-1-2 0-2 1-3 3-1 3-4 11-9 11s-5-4-5-6c0-1 0-2 0-4 1-1 1-2 1-3 0-9-11-11-19-11 3-2 8-5 9-7 6-5 13-9 19-9 2 0 3 0 3 1-5 2-5 6-5 7s1 4 4 4c2 0 7-2 7-7 0-6-4-9-9-9-8 0-14 5-22 11-3 3-7 6-11 7 4-14 7-27 10-40z"><text:p/></draw:path></draw:g></text:span></text:p><text:p text:style-name="P3">MSE <text:span text:style-name="T22">(regression)</text:span> <text:span text:style-name="T6"><draw:g text:anchor-type="as-char" svg:y="-0.206cm" draw:z-index="9" draw:style-name="gr1"><svg:title>TexMaths</svg:title><svg:desc>6§inline§\frac 1 N \sum^N_{i=1}(y_i-\hat{y}_i)^2§svg§600§TRUE§</svg:desc><draw:path draw:style-name="gr398" draw:text-style-name="P13" svg:width="0.053cm" svg:height="0.097cm" svg:x="0.048cm" svg:y="0.026cm" svg:viewBox="0 0 54 98" svg:d="M34 4c0-4 0-4-5-4-9 10-22 10-29 10 0 1 0 3 0 5 4 0 14 0 22-4 0 25 0 50 0 75 0 5 0 7-15 7-2 0-4 0-6 0 0 1 0 3 0 5 3 0 21-1 27-1 4 0 23 1 26 1 0-2 0-4 0-5-2 0-4 0-5 0-15 0-15-2-15-7 0-28 0-55 0-82z"><text:p/></draw:path><draw:path draw:style-name="gr399" draw:text-style-name="P13" svg:width="0.148cm" svg:height="0.007cm" svg:x="0cm" svg:y="0.148cm" svg:viewBox="0 0 149 8" svg:d="M75 8c-25 0-50 0-75 0 0-3 0-5 0-8 50 0 100 0 149 0 0 3 0 5 0 8-24 0-49 0-74 0z"><text:p/></draw:path><draw:path draw:style-name="gr400" draw:text-style-name="P13" svg:width="0.13cm" svg:height="0.1cm" svg:x="0.01cm" svg:y="0.177cm" svg:viewBox="0 0 131 101" svg:d="M113 16c2-5 4-10 15-11 2 0 3 0 3-3 0-1 0-2-1-2-5 0-11 1-16 1-4 0-12-1-16-1 0 0-3 0-3 4 0 1 2 1 3 1 8 0 10 3 10 6 0 2 0 2-1 4-5 22-10 43-16 64-12-26-24-51-37-77-1-2-1-2-5-2-6 0-14 0-20 0-3 0-5 0-5 4 0 1 2 1 5 1s6 0 9 1c-6 26-13 53-19 79-2 6-4 10-16 11-1 0-3 0-3 3 0 1 1 2 2 2 5 0 11-1 15-1s13 1 17 1c1 0 2-1 2-3s-2-2-3-2c-10-1-10-5-10-6s0-2 1-4c7-25 13-51 19-76 15 30 29 59 43 89 2 2 2 2 3 2 3 0 3-1 3-3 7-28 14-55 21-82z"><text:p/></draw:path><draw:path draw:style-name="gr401" draw:text-style-name="P13" svg:width="0.198cm" svg:height="0.209cm" svg:x="0.221cm" svg:y="0.049cm" svg:viewBox="0 0 199 210" svg:d="M77 112c-25 31-50 62-75 92-2 3-2 3-2 4 0 2 2 2 5 2 59 0 117 0 176 0 6-17 12-35 18-53-2 0-4 0-6 0-5 17-19 29-37 35-4 1-18 6-49 6-30 0-60 0-90 0 25-30 49-59 74-89 1-2 1-3 1-4s0 0-1-3c-23-31-46-62-69-94 28 0 56 0 84 0 24 0 72 2 87 41 2 0 4 0 6 0-6-16-12-33-18-49-59 0-117 0-176 0-5 0-5 0-5 7 26 35 51 70 77 105z"><text:p/></draw:path><draw:path draw:style-name="gr402" draw:text-style-name="P13" svg:width="0.13cm" svg:height="0.1cm" svg:x="0.442cm" svg:y="-0.001cm" svg:viewBox="0 0 131 101" svg:d="M113 16c1-5 3-10 15-11 1 0 3 0 3-3 0-1 0-2-2-2-5 0-10 1-15 1-4 0-13-1-16-1-1 0-3 0-3 4 0 1 2 1 3 1 8 0 10 3 10 6 0 2-1 2-1 4-5 22-10 43-16 64-12-26-25-51-38-77-1-2-1-2-4-2-7 0-14 0-21 0-2 0-4 0-4 4 0 1 1 1 5 1 3 0 6 0 9 1-7 26-13 52-20 79-1 6-4 10-15 11-1 0-3 0-3 3 0 1 1 2 2 2 5 0 11-1 15-1s12 1 16 1c1 0 3-1 3-3s-2-2-4-2c-9-1-9-5-9-6s0-2 1-5c6-25 13-50 19-75 14 30 28 59 43 89 1 2 2 2 3 2 2 0 2-1 3-3 7-28 14-55 21-82z"><text:p/></draw:path><draw:path draw:style-name="gr403" draw:text-style-name="P13" svg:width="0.044cm" svg:height="0.099cm" svg:x="0.439cm" svg:y="0.17cm" svg:viewBox="0 0 45 100" svg:d="M41 6c0-2-2-6-6-6s-8 4-8 8c0 3 2 6 6 6s8-4 8-8zM11 81c-1 2-1 4-1 6 0 7 6 13 13 13 15 0 22-21 22-23s-2-2-2-2c-3 0-3 1-3 2-3 13-10 19-16 19-3 0-4-3-4-6s2-6 3-9c1-4 3-8 5-12 1-4 6-17 7-19 0-1 0-3 0-4 0-8-6-13-13-13-15 0-22 20-22 22 0 3 2 1 2 3 3 0 3-2 3-3 4-12 11-18 16-18 2 0 4 1 4 5s-1 6-5 15c-3 8-6 16-9 24z"><text:p/></draw:path><draw:path draw:style-name="gr404" draw:text-style-name="P13" svg:width="0.108cm" svg:height="0.039cm" svg:x="0.502cm" svg:y="0.213cm" svg:viewBox="0 0 109 40" svg:d="M103 7c3 0 6 0 6-3 0-4-4-4-6-4-32 0-65 0-98 0-1 0-5 0-5 4 0 3 4 3 6 3 32 0 65 0 97 0zM103 40c2 0 6 0 6-4s-3-4-6-4c-32 0-65 0-97 0-2 0-6 0-6 4s4 4 5 4c33 0 66 0 98 0z"><text:p/></draw:path><draw:path draw:style-name="gr405" draw:text-style-name="P13" svg:width="0.052cm" svg:height="0.097cm" svg:x="0.637cm" svg:y="0.17cm" svg:viewBox="0 0 53 98" svg:d="M33 4c0-4 0-4-4-4-10 10-23 10-29 10 0 1 0 3 0 5 4 0 13 0 21-4 0 25 0 50 0 75 0 5 0 7-14 7-2 0-5 0-6 0 0 1 0 3 0 5 3 0 21-1 26-1s23 1 26 1c0-2 0-4 0-5-1 0-3 0-5 0-15 0-15-2-15-7 0-28 0-55 0-82z"><text:p/></draw:path><draw:path draw:style-name="gr406" draw:text-style-name="P13" svg:width="0.048cm" svg:height="0.209cm" svg:x="0.736cm" svg:y="0.049cm" svg:viewBox="0 0 49 210" svg:d="M49 208c0-1 0-1-3-5-27-26-33-65-33-98 0-37 7-73 33-99 3-3 3-3 3-4s-1-2-2-2c-2 0-21 14-34 41-11 23-13 47-13 64s2 42 14 66c12 25 31 39 33 39 1 0 2 0 2-2z"><text:p/></draw:path><draw:path draw:style-name="gr407" draw:text-style-name="P13" svg:width="0.096cm" svg:height="0.135cm" svg:x="0.803cm" svg:y="0.113cm" svg:viewBox="0 0 97 136" svg:d="M97 13c0-3 0-3 0-5 0-4-3-6-6-6-2 0-5 2-7 5-1 1-2 7-3 11-2 5-3 11-4 17-3 12-7 25-10 38 0 3-10 18-24 18-11 0-13-9-13-17 0-10 4-23 11-42 3-8 4-10 4-15 0-9-7-17-17-17-20 0-28 31-28 32 0 3 2 2 2 3 3 0 3-1 4-4 6-20 14-26 22-26 1 0 4 0 4 6s-1 11-3 15c-9 23-12 35-12 44 0 19 13 26 26 26 8 0 15-4 21-10-3 11-5 21-14 32-6 8-13 14-23 14-3 0-13-1-16-9 3 0 6 0 9-3 2-2 4-5 4-8 0-7-5-7-8-7-5 0-11 3-11 13 0 11 9 18 22 18 22 0 43-19 49-43 7-27 14-53 21-80z"><text:p/></draw:path><draw:path draw:style-name="gr408" draw:text-style-name="P13" svg:width="0.043cm" svg:height="0.098cm" svg:x="0.907cm" svg:y="0.139cm" svg:viewBox="0 0 44 99" svg:d="M41 5c0-2-2-5-6-5s-9 4-9 8c0 3 3 6 6 6 5 0 9-4 9-9zM11 81c-1 1-1 3-1 6 0 7 5 12 13 12 15 0 21-20 21-23 0-2-1-2-2-2-2 0-2 2-2 3-4 12-11 18-16 18-3 0-4-2-4-5s1-6 3-9c1-5 3-8 4-13 2-3 7-16 7-18 1-1 1-3 1-5 0-7-6-13-13-13-15 0-22 21-22 23s2 2 2 2c3 0 3-1 3-2 4-13 11-18 16-18 2 0 4 1 4 5 0 3-2 5-5 14-3 8-6 16-9 25z"><text:p/></draw:path><draw:path draw:style-name="gr409" draw:text-style-name="P13" svg:width="0.127cm" svg:height="0.007cm" svg:x="1.035cm" svg:y="0.148cm" svg:viewBox="0 0 128 8" svg:d="M121 8c4 0 7 0 7-4s-3-4-7-4c-38 0-76 0-114 0-3 0-7 0-7 4s4 4 7 4c38 0 76 0 114 0z"><text:p/></draw:path><draw:path draw:style-name="gr410" draw:text-style-name="P13" svg:width="0.055cm" svg:height="0.031cm" svg:x="1.267cm" svg:y="0.06cm" svg:viewBox="0 0 56 32" svg:d="M28 0c-9 10-18 19-28 28 1 1 2 3 4 4 8-7 16-14 24-21 8 7 16 14 24 21 1-1 3-3 4-4-9-9-19-18-28-28z"><text:p/></draw:path><draw:path draw:style-name="gr411" draw:text-style-name="P13" svg:width="0.096cm" svg:height="0.135cm" svg:x="1.234cm" svg:y="0.113cm" svg:viewBox="0 0 97 136" svg:d="M96 13c1-3 1-3 1-5 0-4-3-6-6-6-2 0-5 2-8 5 0 1-1 7-3 11-1 5-2 11-4 17-3 12-6 25-9 38-1 3-10 18-24 18-11 0-13-9-13-17 0-10 4-23 11-42 3-8 4-10 4-15 0-9-7-17-17-17-20 0-28 31-28 32 0 3 2 3 2 3 3 0 3-1 4-4 5-20 14-26 21-26 2 0 5 0 5 6s-2 11-3 15c-9 23-12 35-12 44 0 19 13 26 26 26 7 0 15-4 21-10-3 11-6 21-14 32-6 8-13 14-23 14-3 0-13-1-16-9 3 0 6 0 9-3 2-2 4-5 4-8 0-7-6-7-8-7-5 0-12 3-12 13 0 11 10 18 23 18 22 0 43-19 49-43 7-27 13-53 20-80z"><text:p/></draw:path><draw:path draw:style-name="gr412" draw:text-style-name="P13" svg:width="0.043cm" svg:height="0.098cm" svg:x="1.338cm" svg:y="0.139cm" svg:viewBox="0 0 44 99" svg:d="M41 5c0-2-2-5-6-5s-9 4-9 8c0 3 2 6 6 6 5 0 9-4 9-9zM10 81c0 1-1 3-1 6 0 7 6 12 14 12 15 0 21-20 21-23 0-2-1-2-2-2-2 0-2 2-3 3-3 12-10 18-16 18-3 0-3-2-3-5s1-6 2-9c2-5 3-8 5-13 1-3 7-16 7-18 1-1 1-3 1-5 0-7-6-13-14-13-14 0-21 21-21 23s2 2 2 2c2 0 2-1 3-2 4-13 10-18 15-18 3 0 5 1 5 5 0 3-2 5-5 14-3 8-7 16-10 25z"><text:p/></draw:path><draw:path draw:style-name="gr413" draw:text-style-name="P13" svg:width="0.048cm" svg:height="0.209cm" svg:x="1.413cm" svg:y="0.049cm" svg:viewBox="0 0 49 210" svg:d="M49 105c0-16-2-41-14-65-13-26-31-40-33-40-1 0-2 1-2 2s0 1 4 5c21 21 33 54 33 98 0 36-8 73-34 99-3 3-3 3-3 4s1 2 2 2c2 0 21-14 33-41 11-22 14-46 14-64z"><text:p/></draw:path><draw:path draw:style-name="gr414" draw:text-style-name="P13" svg:width="0.064cm" svg:height="0.097cm" svg:x="1.493cm" svg:y="0.033cm" svg:viewBox="0 0 65 98" svg:d="M65 71c-1 0-3 0-5 0 0 3-2 12-4 13-1 1-12 1-14 1-9 0-19 0-28 0 16-14 21-18 30-24 11-9 21-18 21-32 0-18-15-29-34-29-18 0-31 13-31 26 0 8 7 9 8 9 3 0 8-3 8-8 0-3-2-8-9-8 4-11 15-14 22-14 14 0 22 12 22 24s-9 23-14 28c-12 11-23 23-35 35-2 1-2 2-2 6 20 0 40 0 61 0 1-9 3-18 4-27z"><text:p/></draw:path></draw:g></text:span><text:span text:style-name="T6">, Binary cross-entropy: <text:s/></text:span><text:span text:style-name="T6"><draw:g text:anchor-type="as-char" svg:y="-0.206cm" draw:z-index="10" draw:style-name="gr1"><svg:title>TexMaths</svg:title><svg:desc>6§inline§-\frac 1 N \sum^N_{i=1}(y^{(i)}\log(\hat{y}^{(i)})+(1-y^{(i)})\log(1-\hat y^{(i)}))§svg§600§TRUE§</svg:desc><draw:path draw:style-name="gr352" draw:text-style-name="P13" svg:width="0.128cm" svg:height="0.007cm" svg:x="0cm" svg:y="0.149cm" svg:viewBox="0 0 129 8" svg:d="M122 8c3 0 7 0 7-4s-4-4-7-4c-39 0-76 0-115 0-3 0-7 0-7 4s4 4 7 4c39 0 76 0 115 0z"><text:p/></draw:path><draw:path draw:style-name="gr353" draw:text-style-name="P13" svg:width="0.052cm" svg:height="0.097cm" svg:x="0.22cm" svg:y="0.025cm" svg:viewBox="0 0 53 98" svg:d="M33 4c0-4 0-4-4-4-10 9-23 10-29 10 0 1 0 3 0 4 4 0 13 0 21-3 0 25 0 50 0 75 0 5 0 7-14 7-2 0-5 0-6 0 0 1 0 3 0 5 3 0 21-1 26-1s23 1 26 1c0-2 0-4 0-5-1 0-3 0-5 0-15 0-15-2-15-7 0-28 0-55 0-82z"><text:p/></draw:path><draw:path draw:style-name="gr354" draw:text-style-name="P13" svg:width="0.148cm" svg:height="0.007cm" svg:x="0.171cm" svg:y="0.149cm" svg:viewBox="0 0 149 8" svg:d="M0 0c50 0 100 0 149 0 0 3 0 5 0 8-49 0-99 0-149 0 0-3 0-5 0-8z"><text:p/></draw:path><draw:path draw:style-name="gr355" draw:text-style-name="P13" svg:width="0.131cm" svg:height="0.1cm" svg:x="0.181cm" svg:y="0.177cm" svg:viewBox="0 0 132 101" svg:d="M113 16c2-5 4-10 16-11 1 0 3 0 3-3 0-1-1-2-2-2-5 0-11 1-16 1-4 0-12-1-16-1 0 0-3 0-3 4 0 1 3 1 4 1 7 0 10 3 10 6 0 2-1 2-1 4-5 22-11 43-16 64-13-26-25-51-38-77-1-2-1-2-5-2-6 0-14 0-20 0-3 0-5 0-5 4 0 1 1 1 5 1 3 0 6 0 9 1-6 26-13 53-19 79-2 6-4 10-15 11-2 0-4 0-4 3 0 1 1 2 2 2 5 0 11-1 16-1 4 0 12 1 16 1 1 0 3-1 3-3s-2-2-4-2c-9 0-9-5-9-6s0-2 1-4c6-25 12-51 18-76 15 30 29 59 43 89 2 2 2 2 3 2 3 0 3-1 3-3 8-28 14-55 21-82z"><text:p/></draw:path><draw:path draw:style-name="gr356" draw:text-style-name="P13" svg:width="0.198cm" svg:height="0.209cm" svg:x="0.393cm" svg:y="0.048cm" svg:viewBox="0 0 199 210" svg:d="M77 112c-25 31-50 62-75 92-1 3-2 3-2 4 0 2 2 2 6 2 58 0 116 0 175 0 6-17 12-35 18-53-2 0-4 0-6 0-5 17-19 29-37 35-3 1-18 6-49 6-30 0-60 0-90 0 25-30 49-59 74-89 1-2 1-3 1-4s0 0-1-3c-23-31-45-62-68-94 27 0 56 0 83 0 24 0 73 2 87 41 2 0 4 0 6 0-6-16-12-33-18-49-59 0-117 0-175 0-6 0-6 0-6 7 26 35 51 70 77 105z"><text:p/></draw:path><draw:path draw:style-name="gr357" draw:text-style-name="P13" svg:width="0.13cm" svg:height="0.1cm" svg:x="0.614cm" svg:y="0cm" svg:viewBox="0 0 131 101" svg:d="M113 16c2-6 4-11 15-11 2 0 3 0 3-3 0-1 0-2-1-2-6 0-11 1-16 1-4 0-12-1-16-1 0 0-3 0-3 3 0 2 2 2 3 2 8 0 10 3 10 6 0 2 0 2-1 4-5 22-10 43-16 64-12-26-24-51-37-77-1-2-2-2-5-2-6 0-14 0-20 0-3 0-5 0-5 3 0 2 2 2 5 2s6 0 9 1c-6 26-13 52-19 79-2 6-5 10-16 11-1 0-3 0-3 3 0 1 1 2 2 2 5 0 11-1 15-1s13 1 16 1c2 0 3-1 3-3s-2-2-3-2c-10-1-10-5-10-6s0-2 1-5c7-25 13-50 19-75 15 30 28 59 43 89 1 1 2 2 3 2 3 0 3-1 3-3 7-28 14-55 21-82z"><text:p/></draw:path><draw:path draw:style-name="gr358" draw:text-style-name="P13" svg:width="0.043cm" svg:height="0.099cm" svg:x="0.611cm" svg:y="0.171cm" svg:viewBox="0 0 44 100" svg:d="M41 6c0-2-2-6-6-6s-9 4-9 8c0 3 2 6 6 6 5 0 9-4 9-8zM11 81c-1 2-2 4-2 6 0 7 6 13 14 13 15 0 21-21 21-23s-1-2-2-2c-2 0-2 1-2 2-4 13-11 19-16 19-3 0-4-2-4-6 0-3 1-6 2-9 2-4 3-8 5-12 1-4 7-17 7-19 1-1 1-3 1-4 0-8-6-13-14-13-14 0-21 20-21 23 0 2 2 2 2 2 2 0 3-1 3-3 4-12 11-18 16-18 2 0 4 1 4 5s-2 6-5 15c-3 8-6 16-9 24z"><text:p/></draw:path><draw:path draw:style-name="gr359" draw:text-style-name="P13" svg:width="0.108cm" svg:height="0.039cm" svg:x="0.674cm" svg:y="0.212cm" svg:viewBox="0 0 109 40" svg:d="M103 7c2 0 6 0 6-3 0-4-4-4-6-4-32 0-65 0-98 0-1 0-5 0-5 4 0 3 3 3 5 3 33 0 65 0 98 0zM103 40c2 0 6 0 6-4s-4-4-6-4c-33 0-65 0-98 0-2 0-5 0-5 4s4 4 5 4c33 0 66 0 98 0z"><text:p/></draw:path><draw:path draw:style-name="gr360" draw:text-style-name="P13" svg:width="0.053cm" svg:height="0.097cm" svg:x="0.809cm" svg:y="0.171cm" svg:viewBox="0 0 54 98" svg:d="M34 4c0-4-1-4-5-4-9 10-23 10-29 10 0 1 0 3 0 5 4 0 13 0 22-4 0 25 0 50 0 75 0 5 0 7-15 7-2 0-4 0-6 0 0 1 0 3 0 5 3 0 21-1 27-1 4 0 22 1 26 1 0-2 0-4 0-5-2 0-4 0-6 0-14 0-14-2-14-7 0-28 0-55 0-82z"><text:p/></draw:path><draw:path draw:style-name="gr361" draw:text-style-name="P13" svg:width="0.048cm" svg:height="0.209cm" svg:x="0.909cm" svg:y="0.048cm" svg:viewBox="0 0 49 210" svg:d="M49 208c0-1 0-1-4-4-26-27-33-66-33-99 0-37 8-73 34-100 3-2 3-2 3-3s-1-2-2-2c-3 0-21 14-34 41-11 23-13 47-13 64s2 42 14 66c12 25 30 39 33 39 1 0 2 0 2-2z"><text:p/></draw:path><draw:path draw:style-name="gr362" draw:text-style-name="P13" svg:width="0.096cm" svg:height="0.135cm" svg:x="0.976cm" svg:y="0.113cm" svg:viewBox="0 0 97 136" svg:d="M96 13c1-3 1-3 1-5 0-4-3-6-6-6-2 0-6 2-8 5 0 1-1 7-3 11-1 5-3 11-4 17-3 12-6 25-9 38-1 3-10 18-24 18-11 0-13-9-13-17 0-10 4-23 11-42 3-8 4-10 4-15 0-9-7-17-17-17-20 0-28 31-28 32 0 3 2 3 2 3 2 0 3-1 4-4 5-20 14-26 21-26 2 0 5 0 5 6s-2 11-3 15c-9 23-12 35-12 44 0 19 13 26 25 26 8 0 16-4 22-10-3 11-6 22-14 32-6 8-13 14-24 14-3 0-12-1-15-9 3 0 6 0 9-3 2-2 4-4 4-8 0-7-6-7-8-7-5 0-12 3-12 13 0 11 10 18 22 18 23 0 44-19 50-43 7-27 13-53 20-80z"><text:p/></draw:path><draw:path draw:style-name="gr363" draw:text-style-name="P13" svg:width="0.037cm" svg:height="0.146cm" svg:x="1.098cm" svg:y="0.019cm" svg:viewBox="0 0 38 147" svg:d="M35 0c-28 20-35 51-35 73 0 21 6 54 35 74 2 0 3 0 3-2 0-1 0-1-1-3-20-16-27-42-27-69 0-39 15-59 27-69 1-1 1-2 1-2 0-2-1-2-3-2z"><text:p/></draw:path><draw:path draw:style-name="gr364" draw:text-style-name="P13" svg:width="0.043cm" svg:height="0.098cm" svg:x="1.154cm" svg:y="0.033cm" svg:viewBox="0 0 44 99" svg:d="M41 5c0-2-2-5-6-5s-9 4-9 8c0 3 3 6 6 6 5 0 9-4 9-9zM11 81c-1 1-1 3-1 6 0 7 5 12 13 12 15 0 21-20 21-22 0-3-1-3-2-3-2 0-2 2-2 3-4 12-11 18-16 18-3 0-4-2-4-5s1-6 2-9c2-5 4-8 5-13 2-3 7-16 7-18 1-1 1-3 1-5 0-7-6-13-13-13-15 0-22 21-22 23s2 2 2 2c2 0 3-1 3-2 4-13 11-18 16-18 2 0 4 1 4 5s-2 5-5 15c-3 8-6 16-9 24z"><text:p/></draw:path><draw:path draw:style-name="gr365" draw:text-style-name="P13" svg:width="0.037cm" svg:height="0.146cm" svg:x="1.217cm" svg:y="0.019cm" svg:viewBox="0 0 38 147" svg:d="M3 0c-1 0-3 0-3 2 0 0 1 1 1 2 13 12 27 31 27 69 0 31-9 54-25 68-3 3-3 3-3 4 0 0 1 2 2 2 2 0 16-9 26-28 6-12 10-28 10-46 0-20-6-53-35-73z"><text:p/></draw:path><draw:path draw:style-name="gr366" draw:text-style-name="P13" svg:width="0.046cm" svg:height="0.144cm" svg:x="1.325cm" svg:y="0.06cm" svg:viewBox="0 0 47 145" svg:d="M31 0c-11 1-21 1-31 2 0 2 0 4 0 6 15 0 17 2 17 12 0 36 0 73 0 110 0 9-3 9-17 9 0 2 0 5 0 6 7 0 18 0 23 0 6 0 16 0 24 0 0-1 0-4 0-6-14 0-16 0-16-9 0-43 0-87 0-130z"><text:p/></draw:path><draw:path draw:style-name="gr367" draw:text-style-name="P13" svg:width="0.093cm" svg:height="0.096cm" svg:x="1.382cm" svg:y="0.112cm" svg:viewBox="0 0 94 97" svg:d="M94 49c0-27-21-49-47-49-27 0-47 23-47 49 0 27 22 48 47 48s47-21 47-48zM47 91c-9 0-18-4-24-14-6-9-6-22-6-30 0-7 0-19 6-28 5-10 15-14 24-14s17 3 23 13c6 9 6 22 6 29 0 8 0 20-5 29-4 9-13 15-24 15z"><text:p/></draw:path><draw:path draw:style-name="gr368" draw:text-style-name="P13" svg:width="0.095cm" svg:height="0.138cm" svg:x="1.488cm" svg:y="0.111cm" svg:viewBox="0 0 96 139" svg:d="M41 59c-19 0-19-21-19-25 0-6 1-13 4-18 2-3 6-9 15-9 18 0 18 21 18 26 0 6 0 13-3 18-2 2-7 8-15 8zM16 67c0 0 0-5 4-9 8 6 17 6 21 6 20 0 34-14 34-30 0-8-4-16-8-21 7-7 15-8 18-8 1 0 2 0 3 0-3 1-4 3-4 6s3 6 6 6c2 0 6-2 6-7 0-3-2-10-11-10-4 0-13 1-22 10-9-7-17-8-22-8-20 0-34 15-34 31 0 10 4 17 10 22-3 3-7 10-7 17s3 15 9 19c-12 4-19 13-19 21 0 15 21 27 46 27s47-11 47-27c0-7-2-18-13-24-12-6-24-6-37-6-5 0-14 0-15 0-7-1-12-8-12-15zM47 134c-22 0-36-11-36-22 0-9 8-17 17-18 4 0 9 0 13 0 18 0 41 0 41 18 0 12-15 22-35 22z"><text:p/></draw:path><draw:path draw:style-name="gr369" draw:text-style-name="P13" svg:width="0.048cm" svg:height="0.209cm" svg:x="1.611cm" svg:y="0.048cm" svg:viewBox="0 0 49 210" svg:d="M49 208c0-1 0-1-3-4-27-27-33-66-33-99 0-37 7-73 33-100 3-2 3-2 3-3s-1-2-2-2c-2 0-21 14-34 41-10 23-13 47-13 64s2 42 14 66c13 25 31 39 33 39 1 0 2 0 2-2z"><text:p/></draw:path><draw:path draw:style-name="gr370" draw:text-style-name="P13" svg:width="0.055cm" svg:height="0.031cm" svg:x="1.711cm" svg:y="0.06cm" svg:viewBox="0 0 56 32" svg:d="M28 0c-9 10-18 19-28 28 1 1 2 3 4 4 8-7 16-14 24-21 9 7 16 14 25 21 1-1 2-3 3-4-9-9-18-18-28-28z"><text:p/></draw:path><draw:path draw:style-name="gr371" draw:text-style-name="P13" svg:width="0.096cm" svg:height="0.135cm" svg:x="1.678cm" svg:y="0.113cm" svg:viewBox="0 0 97 136" svg:d="M97 13c0-3 0-3 0-5 0-4-3-6-6-6-2 0-5 2-7 5-1 1-2 7-3 11-1 5-3 11-4 17-3 12-7 25-10 38 0 3-9 18-24 18-10 0-12-9-12-17 0-10 3-23 10-42 3-8 5-10 5-15 0-9-8-17-18-17-20 0-28 31-28 32 0 3 2 3 3 3 2 0 2-1 3-4 6-20 14-26 22-26 1 0 5 0 5 6s-2 11-4 15c-9 23-12 35-12 44 0 19 13 26 26 26 8 0 15-4 21-10-3 11-5 22-14 32-5 8-13 14-23 14-3 0-13-1-16-9 3 0 6 0 9-3 2-2 4-4 4-8 0-7-5-7-8-7-5 0-11 3-11 13 0 11 9 18 22 18 22 0 43-19 49-43 7-27 14-53 21-80z"><text:p/></draw:path><draw:path draw:style-name="gr372" draw:text-style-name="P13" svg:width="0.037cm" svg:height="0.146cm" svg:x="1.8cm" svg:y="0.019cm" svg:viewBox="0 0 38 147" svg:d="M35 0c-27 20-35 51-35 73 0 21 7 54 35 74 2 0 3 0 3-2 0-1 0-1-1-3-20-16-27-42-27-69 0-39 15-59 28-69 0-1 0-2 0-2 0-2-1-2-3-2z"><text:p/></draw:path><draw:path draw:style-name="gr373" draw:text-style-name="P13" svg:width="0.044cm" svg:height="0.098cm" svg:x="1.856cm" svg:y="0.033cm" svg:viewBox="0 0 45 99" svg:d="M41 5c0-2-1-5-6-5-4 0-8 4-8 8 0 3 2 6 6 6s8-4 8-9zM11 81c-1 1-1 3-1 6 0 7 6 12 14 12 14 0 21-20 21-22 0-3-2-3-2-3-2 0-3 2-3 3-3 12-10 18-16 18-3 0-4-2-4-5s2-6 3-9c2-5 3-8 5-13 1-3 6-16 7-18 0-1 1-3 1-5 0-7-6-13-14-13-15 0-22 21-22 23s2 2 3 2c2 0 2-1 2-2 4-13 11-18 16-18 2 0 4 1 4 5s-1 5-5 15c-3 8-6 16-9 24z"><text:p/></draw:path><draw:path draw:style-name="gr374" draw:text-style-name="P13" svg:width="0.037cm" svg:height="0.146cm" svg:x="1.919cm" svg:y="0.019cm" svg:viewBox="0 0 38 147" svg:d="M2 0c0 0-2 0-2 2 0 0 1 1 1 2 13 12 27 31 27 69 0 31-9 54-26 68-2 3-2 3-2 4 0 0 1 2 2 2 2 0 15-9 26-28 6-12 10-28 10-46 0-20-6-53-36-73z"><text:p/></draw:path><draw:path draw:style-name="gr375" draw:text-style-name="P13" svg:width="0.048cm" svg:height="0.209cm" svg:x="1.997cm" svg:y="0.048cm" svg:viewBox="0 0 49 210" svg:d="M49 105c0-16-3-41-14-65-13-26-31-40-33-40-1 0-2 1-2 2s0 1 4 5c21 21 33 54 33 98 0 36-8 73-35 99-2 3-2 3-2 4s1 2 2 2c2 0 21-14 33-41 11-23 14-46 14-64z"><text:p/></draw:path><draw:path draw:style-name="gr376" draw:text-style-name="P13" svg:width="0.139cm" svg:height="0.138cm" svg:x="2.126cm" svg:y="0.085cm" svg:viewBox="0 0 140 139" svg:d="M74 74c20 0 39 0 59 0 3 0 7 0 7-4 0-5-4-5-7-5-20 0-39 0-59 0 0-19 0-39 0-58 0-3 0-7-4-7s-4 4-4 7c0 19 0 39 0 58-20 0-39 0-59 0-3 0-7 0-7 5 0 4 4 4 7 4 20 0 39 0 59 0 0 20 0 40 0 59 0 3 0 6 4 6s4-3 4-6c0-19 0-39 0-59z"><text:p/></draw:path><draw:path draw:style-name="gr377" draw:text-style-name="P13" svg:width="0.048cm" svg:height="0.209cm" svg:x="2.345cm" svg:y="0.048cm" svg:viewBox="0 0 49 210" svg:d="M49 208c0-1 0-1-4-4-26-27-33-66-33-99 0-37 8-73 34-100 3-2 3-2 3-3s-1-2-2-2c-3 0-21 14-34 41-11 23-13 47-13 64s2 42 14 66c12 25 30 39 33 39 1 0 2 0 2-2z"><text:p/></draw:path><draw:path draw:style-name="gr378" draw:text-style-name="P13" svg:width="0.069cm" svg:height="0.139cm" svg:x="2.425cm" svg:y="0.066cm" svg:viewBox="0 0 70 140" svg:d="M43 6c0-5 0-6-5-6-13 14-31 14-38 14 0 2 0 4 0 6 4 0 17 0 28-5 0 36 0 72 0 109 0 8-1 10-20 10-3 0-4 0-7 0 0 2 0 4 0 6 7-1 26 0 34 0 9 0 27-1 35 0 0-2 0-4 0-6-3 0-5 0-7 0-19 0-20-2-20-10 0-40 0-79 0-118z"><text:p/></draw:path><draw:path draw:style-name="gr379" draw:text-style-name="P13" svg:width="0.127cm" svg:height="0.007cm" svg:x="2.576cm" svg:y="0.149cm" svg:viewBox="0 0 128 8" svg:d="M121 8c4 0 7 0 7-4s-3-4-7-4c-38 0-76 0-114 0-3 0-7 0-7 4s4 4 7 4c38 0 76 0 114 0z"><text:p/></draw:path><draw:path draw:style-name="gr380" draw:text-style-name="P13" svg:width="0.096cm" svg:height="0.135cm" svg:x="2.776cm" svg:y="0.113cm" svg:viewBox="0 0 97 136" svg:d="M97 13c0-3 0-3 0-5 0-4-3-6-6-6-2 0-5 2-8 5 0 1-1 7-2 11-2 5-3 11-4 17-3 12-7 25-10 38-1 3-10 18-24 18-11 0-13-9-13-17 0-10 4-23 11-42 3-8 4-10 4-15 0-9-7-17-17-17-20 0-28 31-28 32 0 3 2 3 2 3 3 0 3-1 4-4 5-20 14-26 21-26 2 0 5 0 5 6s-1 11-3 15c-9 23-12 35-12 44 0 19 13 26 26 26 7 0 15-4 21-10-3 11-6 22-14 32-6 8-13 14-23 14-3 0-13-1-16-9 3 0 6 0 9-3 2-2 4-4 4-8 0-7-5-7-8-7-5 0-12 3-12 13 0 11 10 18 23 18 22 0 43-19 49-43 7-27 14-53 21-80z"><text:p/></draw:path><draw:path draw:style-name="gr381" draw:text-style-name="P13" svg:width="0.037cm" svg:height="0.146cm" svg:x="2.897cm" svg:y="0.019cm" svg:viewBox="0 0 38 147" svg:d="M35 0c-28 20-35 51-35 73 0 21 6 54 35 74 2 0 3 0 3-2 0-1 0-1-1-3-20-16-27-42-27-69 0-39 15-59 27-69 1-1 1-2 1-2 0-2-1-2-3-2z"><text:p/></draw:path><draw:path draw:style-name="gr382" draw:text-style-name="P13" svg:width="0.044cm" svg:height="0.098cm" svg:x="2.953cm" svg:y="0.033cm" svg:viewBox="0 0 45 99" svg:d="M41 5c0-2-2-5-6-5s-8 4-8 8c0 3 2 6 5 6 5 0 9-4 9-9zM11 81c-1 1-1 3-1 6 0 7 6 12 13 12 15 0 22-20 22-22 0-3-2-2-2-3-3 0-3 2-3 3-4 12-11 18-16 18-3 0-4-2-4-5s1-6 3-9c1-5 3-8 5-13 1-3 6-16 7-18 0-1 0-3 0-5 0-7-6-13-13-13-15 0-22 21-22 23s2 2 2 2c3 0 3-1 3-2 4-13 11-18 16-18 2 0 4 1 4 5s-1 5-5 15c-3 8-6 16-9 24z"><text:p/></draw:path><draw:path draw:style-name="gr383" draw:text-style-name="P13" svg:width="0.037cm" svg:height="0.146cm" svg:x="3.016cm" svg:y="0.019cm" svg:viewBox="0 0 38 147" svg:d="M3 0c-1 0-3 0-3 2 0 0 1 1 2 2 12 12 26 31 26 69 0 31-9 54-25 68-2 3-3 3-3 4 0 0 1 2 2 2 2 0 16-9 26-28 6-12 10-28 10-46 0-20-6-53-35-73z"><text:p/></draw:path><draw:path draw:style-name="gr384" draw:text-style-name="P13" svg:width="0.048cm" svg:height="0.209cm" svg:x="3.094cm" svg:y="0.048cm" svg:viewBox="0 0 49 210" svg:d="M49 105c0-16-2-41-14-65-12-26-31-40-33-40-1 0-2 1-2 2s0 1 4 5c21 21 33 54 33 98 0 36-8 73-34 99-3 3-3 3-3 4s1 2 2 2c2 0 21-14 34-41 11-23 13-46 13-64z"><text:p/></draw:path><draw:path draw:style-name="gr385" draw:text-style-name="P13" svg:width="0.046cm" svg:height="0.144cm" svg:x="3.206cm" svg:y="0.06cm" svg:viewBox="0 0 47 145" svg:d="M31 0c-11 1-21 1-31 2 0 2 0 4 0 6 15 0 17 2 17 12 0 36 0 73 0 110 0 9-3 9-17 9 0 2 0 5 0 6 7 0 18 0 23 0 6 0 16 0 24 0 0-1 0-4 0-6-14 0-16 0-16-9 0-43 0-87 0-130z"><text:p/></draw:path><draw:path draw:style-name="gr386" draw:text-style-name="P13" svg:width="0.093cm" svg:height="0.096cm" svg:x="3.264cm" svg:y="0.112cm" svg:viewBox="0 0 94 97" svg:d="M94 49c0-27-22-49-47-49-27 0-47 23-47 49 0 27 22 48 47 48s47-21 47-48zM47 91c-9 0-19-4-24-14-6-9-6-22-6-30 0-7 0-19 6-28 5-10 15-14 24-14s18 3 23 13c6 9 6 22 6 29 0 8 0 20-5 29-4 9-13 15-24 15z"><text:p/></draw:path><draw:path draw:style-name="gr387" draw:text-style-name="P13" svg:width="0.095cm" svg:height="0.138cm" svg:x="3.37cm" svg:y="0.111cm" svg:viewBox="0 0 96 139" svg:d="M41 59c-19 0-19-21-19-25 0-6 1-13 4-18 2-3 6-9 15-9 18 0 18 21 18 26 0 6 0 13-3 18-2 2-7 8-15 8zM16 67c0 0 0-5 4-9 8 6 17 6 21 6 20 0 34-14 34-30 0-8-4-16-9-21 8-7 16-8 19-8 1 0 1 0 2 0-2 1-3 3-3 6s2 6 6 6c2 0 6-2 6-7 0-3-2-10-11-10-4 0-13 1-22 10-9-7-17-8-22-8-20 0-34 15-34 31 0 10 4 17 9 22-2 3-6 10-6 17s3 15 9 19c-12 4-19 13-19 21 0 15 20 27 46 27 25 0 47-11 47-27 0-7-3-18-14-24s-23-6-36-6c-5 0-14 0-15 0-8-1-12-8-12-15zM47 134c-22 0-36-11-36-22 0-9 8-17 17-18 4 0 8 0 12 0 19 0 42 0 42 18 0 12-15 22-35 22z"><text:p/></draw:path><draw:path draw:style-name="gr388" draw:text-style-name="P13" svg:width="0.048cm" svg:height="0.209cm" svg:x="3.493cm" svg:y="0.048cm" svg:viewBox="0 0 49 210" svg:d="M49 208c0-1 0-1-3-4-27-27-33-66-33-99 0-37 7-73 33-100 3-2 3-2 3-3s-1-2-2-2c-2 0-21 14-34 41-11 23-13 47-13 64s2 42 14 66c12 25 31 39 33 39 1 0 2 0 2-2z"><text:p/></draw:path><draw:path draw:style-name="gr389" draw:text-style-name="P13" svg:width="0.069cm" svg:height="0.139cm" svg:x="3.573cm" svg:y="0.066cm" svg:viewBox="0 0 70 140" svg:d="M43 6c0-5 0-6-5-6-12 14-31 14-38 14 0 2 0 4 0 6 4 0 17 0 28-5 0 36 0 72 0 109 0 8-1 10-20 10-2 0-4 0-7 0 0 2 0 4 0 6 8-1 26 0 34 0 9 0 27-1 35 0 0-2 0-4 0-6-3 0-5 0-7 0-19 0-20-2-20-10 0-40 0-79 0-118z"><text:p/></draw:path><draw:path draw:style-name="gr390" draw:text-style-name="P13" svg:width="0.128cm" svg:height="0.007cm" svg:x="3.724cm" svg:y="0.149cm" svg:viewBox="0 0 129 8" svg:d="M121 8c4 0 8 0 8-4s-4-4-8-4c-38 0-76 0-114 0-3 0-7 0-7 4s4 4 7 4c38 0 76 0 114 0z"><text:p/></draw:path><draw:path draw:style-name="gr391" draw:text-style-name="P13" svg:width="0.055cm" svg:height="0.031cm" svg:x="3.956cm" svg:y="0.06cm" svg:viewBox="0 0 56 32" svg:d="M28 0c-9 10-18 19-28 28 1 1 2 3 4 4 8-7 16-14 24-21 9 7 16 14 25 21 1-1 2-3 3-4-9-9-18-18-28-28z"><text:p/></draw:path><draw:path draw:style-name="gr392" draw:text-style-name="P13" svg:width="0.096cm" svg:height="0.135cm" svg:x="3.923cm" svg:y="0.113cm" svg:viewBox="0 0 97 136" svg:d="M97 13c0-3 0-3 0-5 0-4-2-6-6-6-2 0-5 2-7 5-1 1-2 7-3 11-1 5-3 11-4 17-3 12-7 25-10 38 0 3-9 18-24 18-10 0-12-9-12-17 0-10 3-23 10-42 3-8 5-10 5-15 0-9-8-17-18-17-20 0-28 31-28 32 0 3 2 3 3 3 2 0 2-1 3-4 6-20 14-26 22-26 1 0 5 0 5 6s-2 11-4 15c-8 23-12 35-12 44 0 19 13 26 26 26 8 0 15-4 21-10-3 11-5 22-14 32-5 8-13 14-23 14-3 0-13-1-16-9 3 0 6 0 9-3 2-2 5-4 5-8 0-7-6-7-8-7-6 0-12 3-12 13 0 11 9 18 22 18 22 0 43-19 49-43 7-27 14-53 21-80z"><text:p/></draw:path><draw:path draw:style-name="gr393" draw:text-style-name="P13" svg:width="0.037cm" svg:height="0.146cm" svg:x="4.045cm" svg:y="0.019cm" svg:viewBox="0 0 38 147" svg:d="M35 0c-27 20-35 51-35 73 0 21 7 54 35 74 2 0 3 0 3-2 0-1 0-1-1-3-20-16-27-42-27-69 0-39 16-59 28-69 0-1 0-2 0-2 0-2-1-2-3-2z"><text:p/></draw:path><draw:path draw:style-name="gr394" draw:text-style-name="P13" svg:width="0.043cm" svg:height="0.098cm" svg:x="4.101cm" svg:y="0.033cm" svg:viewBox="0 0 44 99" svg:d="M41 5c0-2-2-5-6-5s-9 4-9 8c0 3 2 6 6 6 5 0 9-4 9-9zM10 81c0 1-1 3-1 6 0 7 6 12 14 12 15 0 21-20 21-22 0-3-1-3-2-3-2 0-2 2-3 3-3 12-10 18-16 18-3 0-3-2-3-5s1-6 2-9c2-5 3-8 5-13 1-3 7-16 7-18 1-1 1-3 1-5 0-7-6-13-14-13-14 0-21 21-21 23s2 2 2 2c2 0 2-1 3-2 4-13 10-18 15-18 3 0 5 1 5 5s-2 5-5 15c-3 8-7 16-10 24z"><text:p/></draw:path><draw:path draw:style-name="gr395" draw:text-style-name="P13" svg:width="0.037cm" svg:height="0.146cm" svg:x="4.164cm" svg:y="0.019cm" svg:viewBox="0 0 38 147" svg:d="M3 0c-1 0-3 0-3 2 0 0 1 1 1 2 13 12 27 31 27 69 0 31-9 54-26 68-2 3-2 3-2 4 0 0 1 2 2 2 2 0 15-9 26-28 6-12 10-28 10-46 0-20-6-53-35-73z"><text:p/></draw:path><draw:path draw:style-name="gr396" draw:text-style-name="P13" svg:width="0.048cm" svg:height="0.209cm" svg:x="4.242cm" svg:y="0.048cm" svg:viewBox="0 0 49 210" svg:d="M49 105c0-16-3-41-14-65-13-26-31-40-33-40-1 0-2 1-2 2s0 1 4 5c21 21 33 54 33 98 0 36-8 73-35 99-2 3-2 3-2 4s1 2 2 2c2 0 21-14 33-41 11-23 14-46 14-64z"><text:p/></draw:path><draw:path draw:style-name="gr397" draw:text-style-name="P13" svg:width="0.048cm" svg:height="0.209cm" svg:x="4.324cm" svg:y="0.048cm" svg:viewBox="0 0 49 210" svg:d="M49 105c0-16-2-41-14-65-12-26-30-40-33-40-1 0-2 1-2 2s0 1 4 5c21 21 33 54 33 98 0 36-8 73-34 99-3 3-3 3-3 4s1 2 2 2c3 0 21-14 34-41 11-23 13-46 13-64z"><text:p/></draw:path></draw:g></text:span><text:span text:style-name="T6"><text:s/></text:span><text:span text:style-name="T7">Categorical cross entropy </text:span><text:span text:style-name="T8">(k-class)</text:span><text:span text:style-name="T7">: </text:span><text:span text:style-name="T7"><draw:g text:anchor-type="as-char" svg:y="-0.22cm" draw:z-index="11" draw:style-name="gr1"><svg:title>TexMaths</svg:title><svg:desc>6§inline§-\frac 1 N \sum^N_{i=1}\sum^C_{c=1}y_c^{(i)}\log(\hat y_c^{(i)})§svg§600§TRUE§</svg:desc><draw:path draw:style-name="gr322" draw:text-style-name="P13" svg:width="0.128cm" svg:height="0.007cm" svg:x="0cm" svg:y="0.162cm" svg:viewBox="0 0 129 8" svg:d="M122 8c3 0 7 0 7-4s-4-4-7-4c-38 0-76 0-114 0-4 0-8 0-8 4s4 4 8 4c38 0 76 0 114 0z"><text:p/></draw:path><draw:path draw:style-name="gr323" draw:text-style-name="P13" svg:width="0.052cm" svg:height="0.098cm" svg:x="0.22cm" svg:y="0.039cm" svg:viewBox="0 0 53 99" svg:d="M34 4c0-3-1-4-5-4-10 10-23 10-29 10 0 1 0 3 0 5 4 0 13 0 22-4 0 25 0 50 0 75 0 5 0 7-15 7-2 0-4 0-6 0 0 2 0 4 0 6 3-1 21-1 26-1s23 0 26 1c0-2 0-4 0-6-1 0-3 0-5 0-14 0-14-2-14-7 0-28 0-55 0-82z"><text:p/></draw:path><draw:path draw:style-name="gr324" draw:text-style-name="P13" svg:width="0.148cm" svg:height="0.007cm" svg:x="0.172cm" svg:y="0.162cm" svg:viewBox="0 0 149 8" svg:d="M74 8c-24 0-49 0-74 0 0-3 0-5 0-8 50 0 100 0 149 0 0 3 0 5 0 8-25 0-49 0-75 0z"><text:p/></draw:path><draw:path draw:style-name="gr325" draw:text-style-name="P13" svg:width="0.13cm" svg:height="0.1cm" svg:x="0.182cm" svg:y="0.191cm" svg:viewBox="0 0 131 101" svg:d="M113 16c1-6 3-11 15-11 1 0 3 0 3-3 0-1 0-2-2-2-5 0-10 1-15 1-4 0-13-1-16-1-1 0-3 0-3 3 0 2 2 2 3 2 8 0 10 3 10 6 0 2-1 2-1 4-5 22-10 43-16 64-12-25-25-51-38-77-1-2-1-2-4-2-7 0-14 0-21 0-2 0-4 0-4 3 0 2 1 2 5 2 3 0 6 0 9 1-7 26-13 53-20 79-1 6-4 10-15 11-1 0-3 0-3 3 0 1 1 2 2 2 5 0 11-1 15-1s12 1 16 1c1 0 3-1 3-3s-2-2-4-2c-9-1-9-5-9-6s0-2 1-5c6-25 13-50 19-75 14 30 28 59 43 89 1 2 2 2 3 2 2 0 2-1 3-3 7-28 14-55 21-82z"><text:p/></draw:path><draw:path draw:style-name="gr326" draw:text-style-name="P13" svg:width="0.198cm" svg:height="0.21cm" svg:x="0.393cm" svg:y="0.063cm" svg:viewBox="0 0 199 211" svg:d="M77 112c-25 31-50 62-75 92-1 3-2 3-2 4 0 3 2 3 6 3 58 0 116 0 175 0 6-18 12-35 18-53-2 0-3 0-5 0-6 15-20 28-38 34-3 2-17 6-49 6-30 0-59 0-89 0 25-30 49-59 73-89 1-3 2-3 2-4 0 0-1-1-2-3-23-31-45-62-68-94 27 0 56 0 83 0 24 0 73 2 88 41 2 0 3 0 5 0-6-16-12-33-18-49-59 0-117 0-175 0-6 0-6 0-6 7 26 35 51 70 77 105z"><text:p/></draw:path><draw:path draw:style-name="gr327" draw:text-style-name="P13" svg:width="0.13cm" svg:height="0.099cm" svg:x="0.614cm" svg:y="0.013cm" svg:viewBox="0 0 131 100" svg:d="M113 16c2-6 4-11 16-11 1 0 2 0 2-3 0-1 0-2-1-2-5 0-11 0-16 0-4 0-12 0-16 0 0 0-3 0-3 3 0 2 2 2 4 2 7 0 9 2 9 6 0 1 0 2-1 3-5 22-10 43-15 65-13-26-25-51-38-77-1-2-1-2-5-2-6 0-14 0-20 0-3 0-5 0-5 3 0 2 2 2 5 2s6 0 9 1c-6 26-13 52-19 79-2 5-4 10-16 10-1 0-3 1-3 4 0 1 1 1 2 1 5 0 11 0 16 0 3 0 12 0 16 0 1 0 3 0 3-3 0-1-2-2-4-2-10 0-10-4-10-6 0-1 0-1 1-4 7-25 13-50 19-75 15 29 29 59 43 88 2 2 2 2 3 2 3 0 3 0 3-3 7-27 14-54 21-81z"><text:p/></draw:path><draw:path draw:style-name="gr328" draw:text-style-name="P13" svg:width="0.043cm" svg:height="0.099cm" svg:x="0.611cm" svg:y="0.184cm" svg:viewBox="0 0 44 100" svg:d="M41 6c0-2-2-6-6-6s-9 4-9 8c0 3 3 6 6 6 5 0 9-4 9-8zM11 81c-1 2-1 3-1 6 0 7 5 13 13 13 15 0 21-21 21-23s-1-2-2-2c-2 0-2 1-2 3-4 12-11 18-16 18-3 0-4-3-4-6s1-6 3-9c1-4 3-8 4-12 2-3 7-17 7-19 1-1 1-3 1-4 0-8-6-13-13-13-15 0-22 20-22 22s2 2 2 2c3 0 3 0 3-2 4-13 11-18 16-18 2 0 4 1 4 5s-2 6-5 15c-3 8-6 16-9 24z"><text:p/></draw:path><draw:path draw:style-name="gr329" draw:text-style-name="P13" svg:width="0.108cm" svg:height="0.039cm" svg:x="0.674cm" svg:y="0.226cm" svg:viewBox="0 0 109 40" svg:d="M103 8c2 0 6 0 6-4s-4-4-6-4c-32 0-65 0-98 0-1 0-5 0-5 4s4 4 5 4c33 0 66 0 98 0zM103 40c2 0 6 0 6-3 0-4-4-4-6-4-32 0-65 0-98 0-1 0-5 0-5 4 0 3 4 3 5 3 33 0 66 0 98 0z"><text:p/></draw:path><draw:path draw:style-name="gr330" draw:text-style-name="P13" svg:width="0.053cm" svg:height="0.097cm" svg:x="0.809cm" svg:y="0.184cm" svg:viewBox="0 0 54 98" svg:d="M34 4c0-4-1-4-5-4-9 9-23 10-29 10 0 1 0 3 0 4 4 0 13 0 22-3 0 25 0 50 0 75 0 5 0 7-15 7-2 0-4 0-6 0 0 1 0 3 0 5 3 0 21-1 27-1 4 0 22 1 26 1 0-2 0-4 0-5-2 0-4 0-6 0-14 0-14-2-14-7 0-28 0-55 0-82z"><text:p/></draw:path><draw:path draw:style-name="gr331" draw:text-style-name="P13" svg:width="0.198cm" svg:height="0.21cm" svg:x="0.934cm" svg:y="0.063cm" svg:viewBox="0 0 199 211" svg:d="M77 112c-25 31-49 62-75 92-1 3-1 3-1 4 0 3 1 3 5 3 58 0 116 0 175 0 6-18 12-35 18-53-2 0-3 0-5 0-6 15-19 28-37 34-4 2-18 6-50 6-30 0-59 0-89 0 25-30 49-59 73-89 1-3 2-3 2-4 0 0 0-1-2-3-23-31-45-62-68-94 27 0 56 0 83 0 25 0 73 2 88 41 2 0 3 0 5 0-6-16-12-33-18-49-59 0-117 0-175 0-5 0-6 0-6 7 26 35 52 70 77 105z"><text:p/></draw:path><draw:path draw:style-name="gr332" draw:text-style-name="P13" svg:width="0.113cm" svg:height="0.105cm" svg:x="1.156cm" svg:y="0.011cm" svg:viewBox="0 0 114 106" svg:d="M114 2c0-1-1-2-2-2s-1 0-3 2c-3 3-7 7-11 11-1-2-9-13-27-13-36 0-71 31-71 65 0 24 19 41 45 41 8 0 22-1 38-14 11-10 14-23 14-24 0-2-2-2-2-2-2 0-2 1-3 3-6 20-27 32-44 32-16 0-34-8-34-31 0-5 2-28 18-47 11-11 26-18 41-18 16 0 27 12 27 29 0 4-1 5-1 6 0 2 2 2 3 2 2 0 2 0 3-4 3-12 6-24 9-36z"><text:p/></draw:path><draw:path draw:style-name="gr333" draw:text-style-name="P13" svg:width="0.063cm" svg:height="0.066cm" svg:x="1.155cm" svg:y="0.218cm" svg:viewBox="0 0 64 67" svg:d="M55 8c-5 1-7 5-7 9 0 3 3 5 5 5 4 0 9-2 9-9 0-11-12-13-19-13-23 0-43 20-43 41 0 13 9 26 27 26 25 0 37-15 37-17 0-1-2-2-3-2 0 0-1 0-2 1-12 14-29 14-31 14-11 0-16-8-16-17 0-5 2-21 10-30 6-8 13-12 21-12 1 0 9 0 12 4z"><text:p/></draw:path><draw:path draw:style-name="gr334" draw:text-style-name="P13" svg:width="0.108cm" svg:height="0.039cm" svg:x="1.231cm" svg:y="0.226cm" svg:viewBox="0 0 109 40" svg:d="M103 8c3 0 6 0 6-4s-3-4-6-4c-32 0-65 0-98 0-1 0-5 0-5 4s4 4 6 4c32 0 65 0 97 0zM103 40c3 0 6 0 6-3 0-4-3-4-6-4-32 0-65 0-97 0-2 0-6 0-6 4 0 3 4 3 5 3 33 0 66 0 98 0z"><text:p/></draw:path><draw:path draw:style-name="gr335" draw:text-style-name="P13" svg:width="0.052cm" svg:height="0.097cm" svg:x="1.366cm" svg:y="0.184cm" svg:viewBox="0 0 53 98" svg:d="M33 4c0-4 0-4-4-4-10 9-23 10-29 10 0 1 0 3 0 4 4 0 13 0 21-3 0 25 0 50 0 75 0 5 0 7-14 7-2 0-5 0-6 0 0 1 0 3 0 5 3 0 21-1 26-1s23 1 26 1c0-2 0-4 0-5-1 0-3 0-5 0-15 0-15-2-15-7 0-28 0-55 0-82z"><text:p/></draw:path><draw:path draw:style-name="gr336" draw:text-style-name="P13" svg:width="0.096cm" svg:height="0.136cm" svg:x="1.485cm" svg:y="0.127cm" svg:viewBox="0 0 97 137" svg:d="M97 13c0-3 0-4 0-5 0-4-3-6-6-6-2 0-5 2-7 5-1 1-2 7-3 11-2 5-3 11-4 17-3 13-7 25-10 38 0 3-9 18-24 18-11 0-12-10-12-18 0-9 3-22 10-41 3-9 4-11 4-15 0-9-7-17-17-17-20 0-28 31-28 32 0 2 2 2 3 2 2 0 2 0 3-3 6-20 14-27 22-27 1 0 4 0 4 7 0 5-1 11-3 15-9 22-12 34-12 44 0 19 13 26 26 26 8 0 15-4 21-10-3 11-5 21-14 32-6 8-13 14-23 14-3 0-13-1-16-9 3 0 6 0 9-3 2-2 4-5 4-8 0-7-5-8-8-8-5 0-11 4-11 14 0 11 9 19 22 19 22 0 43-20 49-44 7-27 14-53 21-80z"><text:p/></draw:path><draw:path draw:style-name="gr337" draw:text-style-name="P13" svg:width="0.037cm" svg:height="0.147cm" svg:x="1.607cm" svg:y="-0.001cm" svg:viewBox="0 0 38 148" svg:d="M35 0c-27 20-35 51-35 74 0 20 7 53 35 74 2 0 3 0 3-2 0-1 0-1-1-2-20-18-27-43-27-70 0-40 15-60 28-70 0-1 0-2 0-2 0-2-1-2-3-2z"><text:p/></draw:path><draw:path draw:style-name="gr338" draw:text-style-name="P13" svg:width="0.044cm" svg:height="0.098cm" svg:x="1.663cm" svg:y="0.012cm" svg:viewBox="0 0 45 99" svg:d="M41 5c0-2-1-5-6-5-4 0-8 4-8 8 0 2 2 5 6 5s8-3 8-8zM11 81c-1 1-1 3-1 6 0 7 6 12 13 12 15 0 22-20 22-23 0-1-2-1-2-1-2 0-3 1-3 2-3 12-10 18-16 18-3 0-4-2-4-5s2-6 3-9c1-5 3-9 5-12 1-4 6-17 7-19 0-2 0-4 0-5 0-7-5-13-13-13-15 0-22 21-22 23s2 2 3 2c2 0 2 0 2-2 4-13 11-18 16-18 2 0 4 1 4 5 0 3-1 6-5 15-3 7-6 15-9 24z"><text:p/></draw:path><draw:path draw:style-name="gr339" draw:text-style-name="P13" svg:width="0.037cm" svg:height="0.147cm" svg:x="1.726cm" svg:y="-0.001cm" svg:viewBox="0 0 38 148" svg:d="M2 0c0 0-2 0-2 2 0 0 0 1 1 2 13 12 27 31 27 70 0 31-9 54-26 69-2 2-2 2-2 3s0 2 2 2 15-10 25-28c7-13 11-29 11-46 0-21-6-53-36-74z"><text:p/></draw:path><draw:path draw:style-name="gr340" draw:text-style-name="P13" svg:width="0.063cm" svg:height="0.066cm" svg:x="1.592cm" svg:y="0.178cm" svg:viewBox="0 0 64 67" svg:d="M55 9c-5 1-7 5-7 8 0 4 3 6 5 6 4 0 9-3 9-10 0-10-12-13-19-13-23 0-43 20-43 42 0 12 8 25 27 25 25 0 37-15 37-16 0-2-2-3-3-3s-1 0-2 1c-12 14-29 14-31 14-11 0-16-8-16-17 0-4 2-20 10-30 6-8 13-12 21-12 1 0 9 1 12 5z"><text:p/></draw:path><draw:path draw:style-name="gr341" draw:text-style-name="P13" svg:width="0.046cm" svg:height="0.146cm" svg:x="1.834cm" svg:y="0.073cm" svg:viewBox="0 0 47 147" svg:d="M30 0c-10 1-20 2-30 2 0 3 0 5 0 7 14 0 16 1 16 12 0 36 0 73 0 110 0 9-2 9-16 9 0 2 0 4 0 7 7-1 18-1 23-1 6 0 16 0 24 1 0-3 0-5 0-7-15 0-17 0-17-9 0-44 0-88 0-131z"><text:p/></draw:path><draw:path draw:style-name="gr342" draw:text-style-name="P13" svg:width="0.092cm" svg:height="0.096cm" svg:x="1.892cm" svg:y="0.125cm" svg:viewBox="0 0 93 97" svg:d="M93 49c0-27-21-49-46-49-27 0-47 23-47 49 0 27 22 48 46 48 26 0 47-21 47-48zM47 91c-9 0-19-4-24-14-6-9-6-22-6-29 0-9 0-20 5-29 6-10 16-15 24-15 10 0 19 5 24 14 6 9 6 22 6 30 0 7 0 18-5 28-4 9-14 15-24 15z"><text:p/></draw:path><draw:path draw:style-name="gr343" draw:text-style-name="P13" svg:width="0.096cm" svg:height="0.138cm" svg:x="1.997cm" svg:y="0.124cm" svg:viewBox="0 0 97 139" svg:d="M41 59c-18 0-18-21-18-26s0-12 3-17c2-3 6-9 15-9 18 0 18 21 18 26s0 13-3 18c-1 3-6 8-15 8zM17 67c0 0 0-5 3-9 8 5 17 6 21 6 20 0 34-15 34-31 0-8-3-16-8-20 7-8 15-8 19-8 0 0 1 0 2 0-3 0-3 3-3 5 0 4 2 7 6 7 1 0 6-2 6-7 0-3-3-10-11-10-4 0-14 1-22 10-9-7-18-8-23-8-19 0-34 15-34 31 0 9 4 18 10 22-3 3-7 10-7 17s3 15 10 19c-13 3-20 12-20 21 0 16 21 27 47 27 24 0 47-11 47-27 0-7-3-18-14-24s-24-6-36-6c-6 0-15 0-16 0-7-1-11-8-11-15zM47 134c-21 0-36-11-36-22 0-10 8-18 17-18 4 0 9 0 13 0 18 0 42 0 42 18 0 11-15 22-36 22z"><text:p/></draw:path><draw:path draw:style-name="gr344" draw:text-style-name="P13" svg:width="0.048cm" svg:height="0.21cm" svg:x="2.121cm" svg:y="0.063cm" svg:viewBox="0 0 49 211" svg:d="M49 208c0 0 0-1-4-5-26-26-33-65-33-98 0-36 8-73 34-100 3-2 3-3 3-3 0-1-1-2-2-2-3 0-21 14-34 41-11 23-13 47-13 64 0 16 2 42 14 66 12 26 30 40 33 40 1 0 2-2 2-3z"><text:p/></draw:path><draw:path draw:style-name="gr345" draw:text-style-name="P13" svg:width="0.055cm" svg:height="0.031cm" svg:x="2.221cm" svg:y="0.073cm" svg:viewBox="0 0 56 32" svg:d="M28 0c-9 10-18 19-28 29 1 1 2 2 4 3 8-7 16-14 24-21 8 7 16 14 24 21 1-1 3-2 4-3-9-10-19-19-28-29z"><text:p/></draw:path><draw:path draw:style-name="gr346" draw:text-style-name="P13" svg:width="0.096cm" svg:height="0.136cm" svg:x="2.188cm" svg:y="0.127cm" svg:viewBox="0 0 97 137" svg:d="M96 13c1-3 1-4 1-5 0-4-3-6-6-6-2 0-5 2-8 5 0 1-1 7-3 11-1 5-2 11-4 17-3 13-6 25-9 38-1 3-10 18-24 18-11 0-13-10-13-18 0-9 4-22 11-41 3-9 4-11 4-15 0-9-7-17-17-17-20 0-28 31-28 32 0 2 2 2 2 2 3 0 3 0 4-3 5-20 14-27 21-27 2 0 5 0 5 7 0 5-1 11-3 15-9 22-12 34-12 44 0 19 13 26 26 26 7 0 15-4 21-10-3 11-6 21-14 32-6 8-13 14-23 14-3 0-13-1-16-9 3 0 6 0 9-3 2-2 4-5 4-8 0-7-6-8-8-8-5 0-12 4-12 14 0 11 10 19 23 19 22 0 43-20 49-44 7-27 13-53 20-80z"><text:p/></draw:path><draw:path draw:style-name="gr347" draw:text-style-name="P13" svg:width="0.037cm" svg:height="0.147cm" svg:x="2.31cm" svg:y="-0.001cm" svg:viewBox="0 0 38 148" svg:d="M35 0c-28 20-35 51-35 74 0 20 6 53 35 74 2 0 3 0 3-2 0-1 0-1-1-2-20-18-27-43-27-70 0-40 15-60 27-70 1-1 1-2 1-2 0-2-1-2-3-2z"><text:p/></draw:path><draw:path draw:style-name="gr348" draw:text-style-name="P13" svg:width="0.044cm" svg:height="0.098cm" svg:x="2.365cm" svg:y="0.012cm" svg:viewBox="0 0 45 99" svg:d="M41 5c0-2-2-5-6-5s-9 4-9 8c0 2 3 5 6 5 5 0 9-3 9-8zM11 81c-1 1-1 3-1 6 0 7 6 12 13 12 15 0 22-20 22-23 0-1-2-1-2-1-3 0-3 1-3 2-4 12-11 18-16 18-3 0-4-2-4-5s1-6 3-9c1-5 3-9 4-12 2-4 7-17 8-19 0-2 0-4 0-5 0-7-6-13-13-13-15 0-22 21-22 23s2 2 2 2c3 0 3 0 3-2 4-13 11-18 16-18 2 0 4 1 4 5 0 3-1 6-5 15-3 7-6 15-9 24z"><text:p/></draw:path><draw:path draw:style-name="gr349" draw:text-style-name="P13" svg:width="0.037cm" svg:height="0.147cm" svg:x="2.428cm" svg:y="-0.001cm" svg:viewBox="0 0 38 148" svg:d="M3 0c-1 0-3 0-3 2 0 0 1 1 2 2 12 12 26 31 26 70 0 31-9 54-25 69-2 2-3 2-3 3s1 2 2 2c2 0 16-10 26-28 6-13 10-29 10-46 0-21-6-53-35-74z"><text:p/></draw:path><draw:path draw:style-name="gr350" draw:text-style-name="P13" svg:width="0.063cm" svg:height="0.066cm" svg:x="2.294cm" svg:y="0.178cm" svg:viewBox="0 0 64 67" svg:d="M56 9c-6 1-8 5-8 8 0 4 3 6 6 6s8-3 8-10c0-10-11-13-19-13-23 0-43 20-43 42 0 12 9 25 28 25 24 0 36-15 36-16 0-2-1-3-2-3s-1 0-3 1c-12 14-28 14-31 14-11 0-15-8-15-17 0-4 1-20 9-30 6-8 13-12 21-12 2 0 9 1 13 5z"><text:p/></draw:path><draw:path draw:style-name="gr351" draw:text-style-name="P13" svg:width="0.048cm" svg:height="0.21cm" svg:x="2.506cm" svg:y="0.063cm" svg:viewBox="0 0 49 211" svg:d="M49 105c0-16-2-42-14-65-13-27-31-40-33-40-1 0-2 1-2 2 0 0 0 1 4 5 21 21 33 54 33 98 0 36-8 73-34 99-3 3-3 4-3 4 0 1 1 3 2 3 2 0 21-15 34-42 11-23 13-46 13-64z"><text:p/></draw:path></draw:g></text:span></text:p></draw:text-box></draw:frame><draw:frame draw:style-name="fr1" draw:name="Frame6" text:anchor-type="paragraph" svg:x="5.985cm" svg:y="1.617cm" svg:width="3.498cm" draw:z-index="18"><draw:text-box fo:min-height="0.626cm"><text:p text:style-name="P6">Euclidean Distance: <text:span text:style-name="T6"><draw:g text:anchor-type="as-char" svg:y="-0.191cm" draw:z-index="19" draw:style-name="gr1"><svg:title>TexMaths</svg:title><svg:desc>6§inline§\sqrt{\sum^n_{i=1}(q_d - d_i)^2}§svg§600§TRUE§</svg:desc><draw:path draw:style-name="gr272" draw:text-style-name="P13" svg:width="0.19cm" svg:height="0.25cm" svg:x="0cm" svg:y="0.001cm" svg:viewBox="0 0 191 251" svg:d="M66 251c7 0 7 0 9-4 38-79 77-160 115-239 1-3 1-3 1-4 0-2-1-4-4-4-2 0-3 2-4 4-37 75-73 150-109 225-15-35-30-69-45-103-10 7-19 15-29 22 1 1 2 2 3 3 5-4 10-7 15-12 16 38 32 75 48 112z"><text:p/></draw:path><draw:path draw:style-name="gr273" draw:text-style-name="P13" svg:width="1.393cm" svg:height="0.007cm" svg:x="0.187cm" svg:y="0.001cm" svg:viewBox="0 0 1394 8" svg:d="M0 0c465 0 929 0 1394 0 0 3 0 5 0 8-465 0-929 0-1394 0 0-3 0-5 0-8z"><text:p/></draw:path><draw:path draw:style-name="gr274" draw:text-style-name="P13" svg:width="0.198cm" svg:height="0.208cm" svg:x="0.199cm" svg:y="0.032cm" svg:viewBox="0 0 199 209" svg:d="M77 112c-25 30-50 61-75 91-1 2-2 3-2 3 0 3 2 3 6 3 58 0 116 0 175 0 6-18 12-35 18-52-2 0-3 0-5 0-6 15-20 28-38 34-3 1-17 6-49 6-30 0-59 0-89 0 25-29 49-59 73-89 1-2 2-3 2-3 0-1-1-1-2-3-23-31-45-63-68-94 27 0 56 0 83 0 24 0 73 2 88 41 2 0 3 0 5 0-6-16-12-33-18-49-59 0-117 0-175 0-6 0-6 0-6 7 26 35 51 70 77 105z"><text:p/></draw:path><draw:path draw:style-name="gr275" draw:text-style-name="P13" svg:width="0.089cm" svg:height="0.065cm" svg:x="0.416cm" svg:y="0.018cm" svg:viewBox="0 0 90 66" svg:d="M11 56c-1 1-1 5-1 6 0 3 2 4 4 4 3 0 6-2 6-3 1-1 2-6 3-9 0-3 2-10 3-13s2-7 3-10c2-6 2-8 6-14 4-5 11-13 22-13 8 0 9 7 9 10 0 9-7 25-9 31-2 5-2 6-2 9 0 8 6 12 14 12 14 0 21-20 21-22s-2-2-2-2c-2 0-2 0-3 2-3 12-10 18-16 18-3 0-4-2-4-5s2-6 4-12c2-4 8-20 8-28 0-15-12-17-19-17-12 0-21 8-26 13 0-10-9-13-15-13s-10 5-12 8c-3 5-5 14-5 15 0 2 2 2 2 2 2 0 3-1 3-5 3-9 6-16 11-16 4 0 6 3 6 7 0 3-2 8-3 12s-3 11-3 13c-2 6-3 13-5 20z"><text:p/></draw:path><draw:path draw:style-name="gr276" draw:text-style-name="P13" svg:width="0.043cm" svg:height="0.098cm" svg:x="0.416cm" svg:y="0.153cm" svg:viewBox="0 0 44 99" svg:d="M41 5c0-2-2-5-6-5s-9 4-9 8c0 3 3 6 6 6 5 0 9-4 9-9zM11 80c-1 2-1 4-1 6 0 7 5 13 13 13 15 0 21-21 21-23s-1-2-2-2c-2 0-2 1-2 3-4 12-11 18-16 18-3 0-4-2-4-5 0-4 1-7 2-10 2-4 4-8 5-12 2-3 7-17 7-18 1-2 1-3 1-5 0-7-6-13-13-13-15 0-22 21-22 23s2 2 2 2c2 0 3-1 3-3 4-12 11-18 16-18 2 0 4 2 4 6 0 3-2 5-5 14-3 8-6 16-9 24z"><text:p/></draw:path><draw:path draw:style-name="gr277" draw:text-style-name="P13" svg:width="0.108cm" svg:height="0.038cm" svg:x="0.479cm" svg:y="0.193cm" svg:viewBox="0 0 109 39" svg:d="M103 7c2 0 6 0 6-3 0-4-4-4-6-4-32 0-65 0-98 0-1 0-5 0-5 4 0 3 4 3 5 3 33 0 66 0 98 0zM103 39c2 0 6 0 6-3 0-4-4-4-6-4-32 0-65 0-98 0-1 0-5 0-5 4 0 3 4 3 5 3 33 0 66 0 98 0z"><text:p/></draw:path><draw:path draw:style-name="gr278" draw:text-style-name="P13" svg:width="0.053cm" svg:height="0.097cm" svg:x="0.614cm" svg:y="0.153cm" svg:viewBox="0 0 54 98" svg:d="M34 4c0-4-1-4-5-4-9 9-23 9-29 9 0 2 0 4 0 5 4 0 13 0 22-4 0 25 0 50 0 75 0 5 0 7-15 7-2 0-4 0-6 0 0 2 0 4 0 6 3-1 21-1 27-1 4 0 22 0 26 1 0-2 0-4 0-6-2 0-4 0-6 0-14 0-14-2-14-7 0-27 0-54 0-81z"><text:p/></draw:path><draw:path draw:style-name="gr279" draw:text-style-name="P13" svg:width="0.048cm" svg:height="0.208cm" svg:x="0.714cm" svg:y="0.032cm" svg:viewBox="0 0 49 209" svg:d="M49 207c0-1 0-1-4-5-26-26-33-66-33-97 0-37 8-73 34-100 3-2 3-3 3-3 0-1-1-2-2-2-3 0-21 14-34 41-11 22-13 46-13 64 0 16 2 41 14 64 12 26 30 40 33 40 1 0 2-1 2-2z"><text:p/></draw:path><draw:path draw:style-name="gr280" draw:text-style-name="P13" svg:width="0.086cm" svg:height="0.132cm" svg:x="0.783cm" svg:y="0.095cm" svg:viewBox="0 0 87 133" svg:d="M87 2c0 0-1-1-2-1-3 0-11 8-15 14-5-11-12-15-20-15-24 0-50 31-50 62 0 21 12 33 28 33 9 0 17-5 25-12-3 7-9 35-10 37-2 6-3 6-15 7-3 0-5 0-5 4 1 1 0 2 3 2 6 0 14-1 21-1s15 1 21 1c2 0 5 0 5-4 0-2-3-2-6-2-10 0-10-1-10-3s0-3 1-5c9-39 19-78 29-117zM28 91c-12 0-13-16-13-20 0-10 6-33 10-42 6-15 17-24 25-24 14 0 17 17 17 18 0 2-11 48-12 48-3 6-15 20-27 20z"><text:p/></draw:path><draw:path draw:style-name="gr281" draw:text-style-name="P13" svg:width="0.075cm" svg:height="0.102cm" svg:x="0.878cm" svg:y="0.117cm" svg:viewBox="0 0 76 103" svg:d="M75 4l1-2c0-1-1-2-3-2-3 0-15 1-18 1-2 0-4 1-4 4 0 2 2 2 4 2 7 0 7 1 7 2s0 2-1 3c-3 11-5 22-8 33-3-4-8-8-15-8-19 0-38 20-38 42 0 14 10 24 22 24 8 0 15-4 21-10 3 9 12 10 15 10 6 0 9-3 12-8s5-14 5-14c0-2-2-2-2-2-2 0-3 1-3 4-2 7-5 16-11 16-4 0-5-3-5-7 0-3 0-4 1-6 6-28 13-55 20-82zM44 83c-1 4-5 7-8 10-1 2-7 6-14 6-5 0-11-4-11-14 0-8 5-24 8-30 7-12 15-14 19-14 10 0 13 11 13 13 0 0-1 1-1 2-2 9-4 18-6 27z"><text:p/></draw:path><draw:path draw:style-name="gr282" draw:text-style-name="P13" svg:width="0.127cm" svg:height="0.007cm" svg:x="1.031cm" svg:y="0.132cm" svg:viewBox="0 0 128 8" svg:d="M121 8c4 0 7 0 7-4s-3-4-7-4c-38 0-76 0-114 0-3 0-7 0-7 4s4 4 7 4c38 0 76 0 114 0z"><text:p/></draw:path><draw:path draw:style-name="gr283" draw:text-style-name="P13" svg:width="0.099cm" svg:height="0.146cm" svg:x="1.233cm" svg:y="0.042cm" svg:viewBox="0 0 100 147" svg:d="M100 2c0 0 0-2-2-2-4 0-24 2-27 2-2 0-3 2-3 5 0 2 2 2 5 2 10 0 10 1 10 4 0 1 0 3 0 4-4 17-9 33-13 49-3-7-10-13-19-13-25 0-51 31-51 61 0 19 11 33 28 33 4 0 15 0 27-15 2 9 9 15 19 15 8 0 13-5 16-11 4-8 7-20 7-21s-2-1-3-1c-2 0-2 0-3 3-3 13-8 26-16 26-5 0-7-6-7-10 0-5 1-6 2-9 10-41 20-82 30-122zM56 121c-1 3-1 4-4 7-9 11-18 15-24 15-10 0-13-12-13-19 0-11 7-37 11-46 7-13 17-21 25-21 14 0 17 18 17 19s-1 2-1 4c-3 13-7 27-11 41z"><text:p/></draw:path><draw:path draw:style-name="gr284" draw:text-style-name="P13" svg:width="0.044cm" svg:height="0.098cm" svg:x="1.341cm" svg:y="0.123cm" svg:viewBox="0 0 45 99" svg:d="M41 6c0-2-2-6-6-6s-8 4-8 8c0 3 2 6 6 6s8-4 8-8zM11 80c-1 2-1 4-1 7 0 6 6 12 13 12 15 0 22-20 22-22s-2-2-2-2c-3 0-3 0-3 2-3 12-10 18-16 18-3 0-4-2-4-5 0-4 2-6 3-10 1-3 3-8 5-11 1-4 6-18 7-19 0-2 0-3 0-5 0-7-6-12-13-12-15 0-22 20-22 22s2 1 2 2c3 0 3-1 3-2 4-13 11-18 16-18 2 0 4 1 4 5 0 3-1 6-5 15-3 8-6 15-9 23z"><text:p/></draw:path><draw:path draw:style-name="gr285" draw:text-style-name="P13" svg:width="0.048cm" svg:height="0.208cm" svg:x="1.416cm" svg:y="0.032cm" svg:viewBox="0 0 49 209" svg:d="M49 105c0-17-3-42-14-66-13-26-31-39-33-39-1 0-2 1-2 2 0 0 0 1 4 5 21 21 33 54 33 98 0 35-8 72-35 98-2 3-2 3-2 4s1 2 2 2c2 0 21-15 33-41 11-23 14-46 14-63z"><text:p/></draw:path><draw:path draw:style-name="gr286" draw:text-style-name="P13" svg:width="0.064cm" svg:height="0.097cm" svg:x="1.495cm" svg:y="0.03cm" svg:viewBox="0 0 65 98" svg:d="M65 71c-1 0-3 0-5 0-1 3-2 12-4 13-1 1-12 1-15 1-9 0-18 0-27 0 16-14 21-17 30-25 11-8 21-18 21-31 0-18-15-29-34-29-18 0-31 13-31 26 0 8 6 9 8 9 3 0 8-3 8-8 0-3-2-8-9-8 4-11 15-14 21-14 15 0 23 12 23 24s-10 22-14 28c-12 11-24 23-36 35-1 1-1 1-1 6 20 0 40 0 61 0 1-9 3-18 4-27z"><text:p/></draw:path></draw:g></text:span></text:p><text:p text:style-name="P6">Cosine Similarity: <text:span text:style-name="T6"><draw:g text:anchor-type="as-char" svg:y="-0.161cm" draw:z-index="20" draw:style-name="gr1"><svg:title>TexMaths</svg:title><svg:desc>6§inline§\cos(\theta) = \frac{p_1 \cdot p_2}{||p_1|| \times ||p_2||}  §svg§600§TRUE§</svg:desc><draw:path draw:style-name="gr246" draw:text-style-name="P13" svg:width="0.079cm" svg:height="0.095cm" svg:x="0cm" svg:y="0.065cm" svg:viewBox="0 0 80 96" svg:d="M17 48c0-34 18-43 29-43 2 0 15 0 22 8-8 0-9 7-9 10 0 5 3 9 9 9s10-3 10-10c0-14-16-22-32-22-27 0-46 23-46 49 0 27 21 47 46 47 28 0 34-25 34-27s-2-2-3-2-1 1-2 2c-6 20-20 22-28 22-11 0-30-9-30-43z"><text:p/></draw:path><draw:path draw:style-name="gr247" draw:text-style-name="P13" svg:width="0.093cm" svg:height="0.095cm" svg:x="0.092cm" svg:y="0.065cm" svg:viewBox="0 0 94 96" svg:d="M94 49c0-27-21-49-47-49-27 0-47 23-47 49 0 27 22 47 47 47s47-20 47-47zM47 91c-9 0-18-5-24-14s-6-22-6-30 0-19 6-28c5-10 15-15 24-15s18 5 24 14c5 9 5 22 5 29 0 8 0 19-5 29-4 9-13 15-24 15z"><text:p/></draw:path><draw:path draw:style-name="gr248" draw:text-style-name="P13" svg:width="0.067cm" svg:height="0.095cm" svg:x="0.199cm" svg:y="0.065cm" svg:viewBox="0 0 68 96" svg:d="M37 53c4 1 22 5 22 20 0 10-8 19-24 19-18 0-25-12-30-30 0-3 0-4-3-4-2 0-2 2-2 6 0 9 0 17 0 27 0 4 0 5 2 5 1 0 2 0 5-4 1 0 1-1 4-5 10 9 20 9 24 9 24 0 33-14 33-29 0-11-6-17-8-20-7-7-16-8-24-10-12-2-26-5-26-17 0-7 6-16 24-16 22 0 24 19 24 25 0 2 2 2 3 2 3 0 3-1 3-5 0-7 0-14 0-21 0-4 0-5-3-5-1 0-2 0-4 2-1 1-3 3-4 4-8-6-16-6-19-6-26 0-34 14-34 26 0 7 3 13 9 18 7 5 13 6 28 9z"><text:p/></draw:path><draw:path draw:style-name="gr249" draw:text-style-name="P13" svg:width="0.048cm" svg:height="0.208cm" svg:x="0.295cm" svg:y="0.001cm" svg:viewBox="0 0 49 209" svg:d="M49 207c0 0 0-1-3-4-27-27-33-66-33-98 0-37 7-73 33-100 3-2 3-3 3-3 0-1-1-2-2-2-2 0-21 14-34 41-10 23-13 46-13 64 0 16 2 41 14 65 13 25 31 39 33 39 1 0 2 0 2-2z"><text:p/></draw:path><draw:path draw:style-name="gr250" draw:text-style-name="P13" svg:width="0.086cm" svg:height="0.149cm" svg:x="0.366cm" svg:y="0.011cm" svg:viewBox="0 0 87 150" svg:d="M87 43c0-14-4-43-25-43-30 0-62 59-62 107 0 20 6 43 25 43 30 0 62-60 62-107zM22 71c4-13 8-30 16-45 6-10 14-22 23-22 11 0 12 14 12 26 0 10-2 21-6 41-15 0-30 0-45 0zM64 78c-2 10-6 28-14 43-7 14-16 24-25 24-7 0-11-5-11-25 0-9 1-21 6-42 15 0 30 0 44 0z"><text:p/></draw:path><draw:path draw:style-name="gr251" draw:text-style-name="P13" svg:width="0.048cm" svg:height="0.208cm" svg:x="0.474cm" svg:y="0.001cm" svg:viewBox="0 0 49 209" svg:d="M49 105c0-16-3-42-14-65-13-26-31-40-33-40-1 0-2 1-2 2 0 0 0 1 4 5 21 21 33 54 33 98 0 36-8 72-35 99-2 2-2 3-2 3 0 2 1 2 2 2 2 0 21-14 33-41 11-23 14-45 14-63z"><text:p/></draw:path><draw:path draw:style-name="gr252" draw:text-style-name="P13" svg:width="0.139cm" svg:height="0.048cm" svg:x="0.614cm" svg:y="0.081cm" svg:viewBox="0 0 140 49" svg:d="M133 8c3 0 7 0 7-4s-4-4-7-4c-42 0-84 0-126 0-3 0-7 0-7 4s4 4 7 4c42 0 84 0 126 0zM133 49c3 0 7 0 7-4s-4-4-7-4c-42 0-84 0-126 0-3 0-7 0-7 4s4 4 7 4c42 0 84 0 126 0z"><text:p/></draw:path><draw:path draw:style-name="gr253" draw:text-style-name="P13" svg:width="0.081cm" svg:height="0.092cm" svg:x="1.091cm" svg:y="0cm" svg:viewBox="0 0 82 93" svg:d="M11 83c-1 4-1 5-7 5-2 0-4 0-4 3 0 2 1 2 2 2 3 0 8 0 12 0 5 0 11 0 16 0 1 0 3 0 3-3 0-2-2-2-4-2-3 0-7 0-7-2 0 0 1-4 1-6 2-8 4-16 6-22 2 3 6 9 15 9 18 0 38-20 38-42 0-18-12-25-22-25-9 0-17 6-21 10-2-8-11-10-15-10-6 0-10 4-12 8-3 5-5 14-5 15 0 2 1 1 2 2 2 0 2-1 4-5 2-9 4-16 10-16 4 0 5 3 5 7 0 2 0 4 0 5-6 22-12 44-17 67zM39 18c8-11 16-14 20-14 6 0 11 4 11 15 0 6-3 21-8 29-3 7-10 14-18 14-10 0-13-11-13-12s0-2 0-3c3-9 6-19 8-29z"><text:p/></draw:path><draw:path draw:style-name="gr254" draw:text-style-name="P13" svg:width="0.042cm" svg:height="0.069cm" svg:x="1.193cm" svg:y="0.016cm" svg:viewBox="0 0 43 70" svg:d="M26 3c0-3 0-3-3-3-7 7-19 7-21 7-1 0-1 0-2 0 0 1 0 3 0 4 1 0 1 0 2 0 2 0 9 0 15-3 0 18 0 35 0 53 0 3 0 4-11 4-2 0-4 0-5 0 0 2 0 3 0 5 6 0 14 0 21 0 6 0 15 0 21 0 0-2 0-3 0-5-2 0-3 0-5 0-12 0-12-1-12-4 0-20 0-39 0-58z"><text:p/></draw:path><draw:path draw:style-name="gr255" draw:text-style-name="P13" svg:width="0.016cm" svg:height="0.016cm" svg:x="1.276cm" svg:y="0.019cm" svg:viewBox="0 0 17 17" svg:d="M17 8c0-5-4-8-9-8-4 0-8 4-8 8 0 6 5 9 8 9 5 0 9-4 9-9z"><text:p/></draw:path><draw:path draw:style-name="gr256" draw:text-style-name="P13" svg:width="0.081cm" svg:height="0.092cm" svg:x="1.31cm" svg:y="0cm" svg:viewBox="0 0 82 93" svg:d="M11 83c-1 4-1 5-7 5-2 0-4 0-4 3 0 2 1 2 2 2 4 0 9 0 12 0 6 0 11 0 16 0 1 0 3 0 3-3 0-2-2-2-4-2-3 0-7 0-7-2 0 0 1-4 1-6 2-8 5-16 6-22 2 3 6 9 15 9 18 0 38-20 38-42 0-18-12-25-22-25-9 0-17 6-21 10-2-8-11-10-15-10-6 0-10 4-12 8-2 5-5 14-5 15 0 2 2 2 3 2s2-1 3-5c2-9 5-16 10-16s5 3 5 7c0 2 0 4 0 5-5 22-11 44-17 67zM39 18c8-11 16-14 20-14 6 0 11 4 11 15 0 6-3 21-7 29-4 7-11 14-19 14-10 0-13-11-13-12s0-2 1-3c2-9 5-19 7-29z"><text:p/></draw:path><draw:path draw:style-name="gr257" draw:text-style-name="P13" svg:width="0.051cm" svg:height="0.069cm" svg:x="1.407cm" svg:y="0.016cm" svg:viewBox="0 0 52 70" svg:d="M52 50c-1 0-3 0-4 0-1 2-1 8-3 9-1 1-10 1-11 1-7 0-14 0-21 0 7-5 15-11 21-16 10-6 18-12 18-23 0-14-12-21-27-21s-25 8-25 19c0 5 5 6 6 6 3 0 6-2 6-6s-2-6-6-6c3-5 10-9 16-9 10 0 19 7 19 17 0 8-6 16-14 22-8 7-17 15-26 22-1 1-1 1-1 2 0 0 0 1 0 3 16 0 33 0 49 0 1-7 2-14 3-20z"><text:p/></draw:path><draw:path draw:style-name="gr258" draw:text-style-name="P13" svg:width="0.87cm" svg:height="0.007cm" svg:x="0.85cm" svg:y="0.102cm" svg:viewBox="0 0 871 8" svg:d="M435 8c-145 0-290 0-435 0 0-3 0-5 0-8 291 0 580 0 871 0 0 3 0 5 0 8-145 0-291 0-436 0z"><text:p/></draw:path><draw:path draw:style-name="gr259" draw:text-style-name="P13" svg:width="0.006cm" svg:height="0.145cm" svg:x="0.871cm" svg:y="0.121cm" svg:viewBox="0 0 7 146" svg:d="M7 5c0-2 0-5-3-5-4 0-4 3-4 5 0 45 0 90 0 136 0 2 0 5 4 5 3 0 3-3 3-5 0-46 0-91 0-136z"><text:p/></draw:path><draw:path draw:style-name="gr260" draw:text-style-name="P13" svg:width="0.006cm" svg:height="0.145cm" svg:x="0.921cm" svg:y="0.121cm" svg:viewBox="0 0 7 146" svg:d="M7 5c0-2 0-5-3-5-4 0-4 3-4 5 0 45 0 90 0 136 0 2 0 5 4 5 3 0 3-3 3-5 0-46 0-91 0-136z"><text:p/></draw:path><draw:path draw:style-name="gr261" draw:text-style-name="P13" svg:width="0.081cm" svg:height="0.092cm" svg:x="0.95cm" svg:y="0.164cm" svg:viewBox="0 0 82 93" svg:d="M11 83c-1 4-1 5-7 5-2 0-4 0-4 3 0 2 1 2 2 2 3 0 9 0 12 0 6 0 11 0 16 0 1 0 3 0 3-3 0-2-2-2-4-2-3 0-7 0-7-2 0 0 1-4 1-6 2-8 5-16 6-22 2 3 6 9 15 9 18 0 38-20 38-42 0-17-12-25-22-25-9 0-17 7-21 10-2-8-11-10-15-10-6 0-10 4-12 8-3 5-5 14-5 15 0 2 2 2 3 2s1-1 3-5c2-9 4-16 10-16 4 0 5 4 5 7 0 2 0 4 0 5-6 22-12 45-17 67zM39 18c8-11 16-14 20-14 6 0 11 4 11 15 0 6-3 21-8 29-3 7-10 14-18 14-10 0-13-11-13-12s0-2 0-3c3-9 6-19 8-29z"><text:p/></draw:path><draw:path draw:style-name="gr262" draw:text-style-name="P13" svg:width="0.042cm" svg:height="0.069cm" svg:x="1.052cm" svg:y="0.182cm" svg:viewBox="0 0 43 70" svg:d="M27 3c0-3-1-3-4-3-7 7-19 7-21 7-1 0-1 0-2 0 0 1 0 3 0 4 1 0 1 0 2 0 2 0 9 0 15-3 0 18 0 35 0 53 0 3 0 4-11 4-2 0-4 0-5 0 0 2 0 3 0 5 6 0 14 0 21 0 6 0 15 0 21 0 0-2 0-3 0-5-2 0-3 0-5 0-11 0-11-1-11-4 0-20 0-39 0-58z"><text:p/></draw:path><draw:path draw:style-name="gr263" draw:text-style-name="P13" svg:width="0.006cm" svg:height="0.145cm" svg:x="1.14cm" svg:y="0.121cm" svg:viewBox="0 0 7 146" svg:d="M7 5c0-2 0-5-3-5-4 0-4 3-4 5 0 45 0 90 0 136 0 2 0 5 4 5 3 0 3-3 3-5 0-46 0-91 0-136z"><text:p/></draw:path><draw:path draw:style-name="gr264" draw:text-style-name="P13" svg:width="0.006cm" svg:height="0.145cm" svg:x="1.19cm" svg:y="0.121cm" svg:viewBox="0 0 7 146" svg:d="M7 5c0-2 0-5-3-5-4 0-4 3-4 5 0 45 0 90 0 136 0 2 0 5 4 5 3 0 3-3 3-5 0-46 0-91 0-136z"><text:p/></draw:path><draw:path draw:style-name="gr265" draw:text-style-name="P13" svg:width="0.078cm" svg:height="0.078cm" svg:x="1.245cm" svg:y="0.153cm" svg:viewBox="0 0 79 79" svg:d="M77 7c2-1 2-2 2-3 0-2-2-4-3-4-2 0-2 1-4 2-11 11-22 22-32 33-11-11-22-22-33-33-1-1-2-2-3-2-2 0-4 2-4 4 0 1 1 2 2 3 11 11 22 22 33 33-11 10-22 21-33 31-1 3-2 3-2 5 0 1 2 3 4 3 1 0 1-1 3-2 11-11 22-22 33-32 11 11 22 22 33 33 1 0 2 1 3 1s3-2 3-3c0-2 0-2 0-3-1 0-29-29-34-33 11-11 22-22 32-33z"><text:p/></draw:path><draw:path draw:style-name="gr266" draw:text-style-name="P13" svg:width="0.006cm" svg:height="0.145cm" svg:x="1.372cm" svg:y="0.121cm" svg:viewBox="0 0 7 146" svg:d="M7 5c0-2 0-5-3-5-4 0-4 3-4 5 0 45 0 90 0 136 0 2 0 5 4 5 3 0 3-3 3-5 0-46 0-91 0-136z"><text:p/></draw:path><draw:path draw:style-name="gr267" draw:text-style-name="P13" svg:width="0.006cm" svg:height="0.145cm" svg:x="1.422cm" svg:y="0.121cm" svg:viewBox="0 0 7 146" svg:d="M7 5c0-2 0-5-3-5-4 0-4 3-4 5 0 45 0 90 0 136 0 2 0 5 4 5 3 0 3-3 3-5 0-46 0-91 0-136z"><text:p/></draw:path><draw:path draw:style-name="gr268" draw:text-style-name="P13" svg:width="0.081cm" svg:height="0.092cm" svg:x="1.451cm" svg:y="0.164cm" svg:viewBox="0 0 82 93" svg:d="M11 83c-1 4-1 5-7 5-2 0-4 0-4 3 0 2 1 2 2 2 4 0 9 0 12 0 6 0 11 0 16 0 1 0 3 0 3-3 0-2-2-2-4-2-3 0-7 0-7-2 0 0 1-4 1-6 2-8 5-16 6-22 2 3 6 9 15 9 18 0 38-20 38-42 0-17-12-25-22-25-9 0-17 7-21 10-2-8-11-10-15-10-6 0-10 4-12 8-2 5-5 14-5 15 0 2 2 2 3 2s1-1 3-5c2-9 5-16 10-16s5 4 5 7c0 2 0 4 0 5-6 22-12 45-17 67zM39 18c8-11 16-14 20-14 6 0 11 4 11 15 0 6-3 21-7 29-4 7-11 14-19 14-10 0-13-11-13-12s0-2 1-3c2-9 5-19 7-29z"><text:p/></draw:path><draw:path draw:style-name="gr269" draw:text-style-name="P13" svg:width="0.051cm" svg:height="0.069cm" svg:x="1.548cm" svg:y="0.182cm" svg:viewBox="0 0 52 70" svg:d="M52 50c-1 0-3 0-4 0-1 2-1 8-3 9-1 1-10 1-11 1-7 0-14 0-21 0 7-5 15-11 21-16 10-6 18-12 18-23 0-14-12-21-27-21s-25 8-25 19c0 5 5 6 6 6 3 0 6-2 6-6s-2-6-6-6c3-5 9-8 16-8 10 0 19 6 19 16 0 9-6 16-14 22-8 7-17 15-26 22-1 1-1 1-1 2s0 2 0 3c16 0 32 0 49 0 1-7 2-14 3-20z"><text:p/></draw:path><draw:path draw:style-name="gr270" draw:text-style-name="P13" svg:width="0.006cm" svg:height="0.145cm" svg:x="1.642cm" svg:y="0.121cm" svg:viewBox="0 0 7 146" svg:d="M7 5c0-2 0-5-3-5-4 0-4 3-4 5 0 45 0 90 0 136 0 2 0 5 3 5 4 0 4-3 4-5 0-46 0-91 0-136z"><text:p/></draw:path><draw:path draw:style-name="gr271" draw:text-style-name="P13" svg:width="0.006cm" svg:height="0.145cm" svg:x="1.692cm" svg:y="0.121cm" svg:viewBox="0 0 7 146" svg:d="M7 5c0-2 0-5-3-5-4 0-4 3-4 5 0 45 0 90 0 136 0 2 0 5 4 5 3 0 3-3 3-5 0-46 0-91 0-136z"><text:p/></draw:path></draw:g></text:span></text:p></draw:text-box></draw:frame><draw:frame draw:style-name="fr1" draw:name="Frame7" text:anchor-type="paragraph" svg:x="9.481cm" svg:y="1.617cm" svg:width="9.61cm" draw:z-index="21"><draw:text-box fo:min-height="1.376cm"><text:p text:style-name="P7">Window:<text:span text:style-name="T38"> window consists of target and context (</text:span><text:span text:style-name="T41">surrounding</text:span><text:span text:style-name="T38">), </text:span><text:span text:style-name="T42">Window size = radius</text:span><text:span text:style-name="T38"> </text:span>Continuous Bag Of Words<text:span text:style-name="T38">: </text:span><text:span text:style-name="T39">context → target, </text:span><text:span text:style-name="T49">Skip-gram</text:span><text:span text:style-name="T39">: </text:span><text:span text:style-name="T40">target → context </text:span><text:span text:style-name="T43">(give as one-hot, get word representation, map embedding to target words using weight matrix, apply softmax). </text:span><text:span text:style-name="T44">Train with list of pairs (target, context) by sliding window over input. </text:span><text:span text:style-name="T4">Loss: </text:span><text:span text:style-name="T19"><draw:g text:anchor-type="as-char" svg:y="-0.298cm" draw:z-index="25" draw:style-name="gr1"><svg:title>TexMaths</svg:title><svg:desc>6§inline§ p(w_{t+j}|w_t) = \frac{\exp({u_{w_{t+j}}^\top h_{w_t}})}{\sum^W_{w'=1} \exp({u_{w'}^\top h_{w_t}})}§svg§600§TRUE§</svg:desc><draw:path draw:style-name="gr126" draw:text-style-name="P13" svg:width="0.109cm" svg:height="0.133cm" svg:x="0cm" svg:y="0.205cm" svg:viewBox="0 0 110 134" svg:d="M16 119c-2 7-2 8-11 8-3 0-5 0-5 5 0 1 1 2 3 2 5 0 11-1 17-1 8 0 15 1 21 1 2 0 4 0 4-4 0-3-2-3-5-3-11 0-11-1-11-3s9-37 11-42c3 6 9 14 19 14 24 0 51-31 51-62 0-20-12-34-28-34-11 0-21 8-27 16-3-12-12-16-20-16-9 0-13 8-15 12-4 7-7 20-7 20 0 3 2 2 3 3 2 0 2-1 3-5 4-15 8-25 16-25 3 0 6 2 6 9 0 5 0 8-1 11-8 31-16 63-24 94zM53 28c2-6 8-12 11-15 7-7 14-8 18-8 8 0 13 7 13 20 0 12-7 36-11 44-7 15-17 22-25 22-14 0-16-18-16-19v-3c4-14 7-28 10-41z"><text:p/></draw:path><draw:path draw:style-name="gr127" draw:text-style-name="P13" svg:width="0.048cm" svg:height="0.21cm" svg:x="0.134cm" svg:y="0.141cm" svg:viewBox="0 0 49 211" svg:d="M49 209c0-1 0-1-4-5-26-27-33-66-33-99 0-36 8-73 34-99 3-3 3-3 3-4s-1-2-2-2c-3 0-21 14-34 41-11 23-13 47-13 64s2 42 14 66c12 26 30 40 33 40 1 0 2-1 2-2z"><text:p/></draw:path><draw:path draw:style-name="gr128" draw:text-style-name="P13" svg:width="0.138cm" svg:height="0.095cm" svg:x="0.201cm" svg:y="0.205cm" svg:viewBox="0 0 139 96" svg:d="M91 22c1-5 3-12 3-14 0-4-3-6-6-6-2 0-6 2-8 6 0 2-10 42-12 47-1 7-1 11-1 15 0 2 0 2 0 3-5 11-11 18-20 18-16 0-16-16-16-19 0-7 1-16 10-41 3-6 4-9 4-14 0-9-7-17-17-17-20 0-28 31-28 32 0 3 2 3 2 3 3 0 3-1 4-4 5-20 14-26 21-26 2 0 5 0 5 6s-2 12-3 15c-10 25-12 35-12 43 0 19 14 27 30 27 3 0 13 0 21-15 6 13 21 15 27 15 16 0 25-14 30-26 8-17 14-45 14-55 0-12-5-15-9-15-5 0-11 5-11 10 0 3 2 4 4 6s7 7 7 18c0 7-6 28-11 38-6 12-13 19-24 19-9 0-15-6-15-18 0-6 2-13 2-16 3-12 6-23 9-35z"><text:p/></draw:path><draw:path draw:style-name="gr129" draw:text-style-name="P13" svg:width="0.049cm" svg:height="0.093cm" svg:x="0.352cm" svg:y="0.237cm" svg:viewBox="0 0 50 94" svg:d="M30 34c5 0 10 0 15 0 2 0 5 0 5-3 0-2-3-2-5-2-5 0-9 0-14 0 2-7 4-15 6-22 0-1 0-2 0-2 0-3-2-5-5-5-4 0-6 2-7 7-1 3 1-4-6 22-5 0-10 0-15 0-2 0-4 0-4 3 0 2 1 2 4 2 5 0 9 0 14 0-3 12-5 24-8 35-2 4-3 9-3 11 0 8 7 14 16 14 17 0 26-21 26-22 0-3-2-3-3-3-2 0-2 1-3 3-4 10-11 18-20 18-3 0-4-2-4-8 0-1 0-4 0-6 4-14 7-28 11-42z"><text:p/></draw:path><draw:path draw:style-name="gr130" draw:text-style-name="P13" svg:width="0.108cm" svg:height="0.108cm" svg:x="0.42cm" svg:y="0.238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131" draw:text-style-name="P13" svg:width="0.064cm" svg:height="0.127cm" svg:x="0.539cm" svg:y="0.232cm" svg:viewBox="0 0 65 128" svg:d="M65 5c0-2-2-5-6-5s-9 4-9 8c0 2 2 6 6 6 5 0 9-4 9-9zM34 105c-3 10-11 19-20 19-1 0-3 0-5-1 4-2 5-5 5-8s-3-5-6-5c-4 0-8 4-8 8 0 6 5 10 14 10s27-5 32-23c4-18 9-36 13-53 0-2 0-3 0-5 0-9-7-15-15-15-17 0-26 21-26 23s2 2 2 2c2 0 2 0 3-2 4-9 12-18 20-18 4 0 5 3 5 7 0 2 0 4-1 5-4 18-9 37-13 56z"><text:p/></draw:path><draw:path draw:style-name="gr132" draw:text-style-name="P13" svg:width="0.007cm" svg:height="0.21cm" svg:x="0.653cm" svg:y="0.141cm" svg:viewBox="0 0 8 211" svg:d="M8 8c0-4 0-8-4-8s-4 4-4 8c0 65 0 130 0 195 0 4 0 8 4 8s4-4 4-8c0-65 0-130 0-195z"><text:p/></draw:path><draw:path draw:style-name="gr133" draw:text-style-name="P13" svg:width="0.138cm" svg:height="0.095cm" svg:x="0.692cm" svg:y="0.205cm" svg:viewBox="0 0 139 96" svg:d="M91 22c1-5 3-12 3-14 0-4-3-6-6-6-2 0-6 2-8 6 0 2-10 42-12 47-1 7-1 11-1 15 0 2 0 2 0 3-5 11-11 18-20 18-16 0-16-16-16-19 0-7 1-16 10-41 3-6 4-9 4-14 0-9-7-17-17-17-20 0-28 31-28 32 0 3 2 3 2 3 3 0 3-1 4-4 5-20 14-26 21-26 2 0 5 0 5 6s-2 12-3 15c-10 25-12 35-12 43 0 19 14 27 30 27 3 0 13 0 21-15 6 13 21 15 27 15 16 0 25-14 30-26 8-17 14-45 14-55 0-12-5-15-9-15-5 0-11 5-11 10 0 3 2 4 4 6s7 7 7 18c0 7-6 28-11 38-6 12-13 19-24 19-9 0-15-6-15-18 0-6 2-13 2-16 3-12 6-23 9-35z"><text:p/></draw:path><draw:path draw:style-name="gr134" draw:text-style-name="P13" svg:width="0.049cm" svg:height="0.093cm" svg:x="0.843cm" svg:y="0.237cm" svg:viewBox="0 0 50 94" svg:d="M30 34c5 0 10 0 15 0 2 0 5 0 5-3 0-2-3-2-5-2-5 0-9 0-14 0 2-7 4-15 6-22 0-1 0-2 0-2 0-3-2-5-5-5-4 0-6 2-7 7-1 3 1-4-6 22-5 0-10 0-15 0-2 0-4 0-4 3 0 2 1 2 4 2 5 0 9 0 14 0-3 12-5 24-8 35-2 4-3 9-3 11 0 8 7 14 16 14 17 0 26-21 26-22 0-3-2-3-3-3-2 0-2 1-3 3-4 10-11 18-20 18-3 0-4-2-4-8 0-1 0-4 0-6 4-14 7-28 11-42z"><text:p/></draw:path><draw:path draw:style-name="gr135" draw:text-style-name="P13" svg:width="0.048cm" svg:height="0.21cm" svg:x="0.923cm" svg:y="0.141cm" svg:viewBox="0 0 49 211" svg:d="M49 105c0-16-2-41-14-65-13-26-31-40-33-40-1 0-2 1-2 2s0 1 4 5c21 21 33 54 33 98 0 36-8 73-35 100-2 3-2 3-2 4s1 2 2 2c2 0 21-14 33-42 11-22 14-46 14-64z"><text:p/></draw:path><draw:path draw:style-name="gr136" draw:text-style-name="P13" svg:width="0.139cm" svg:height="0.049cm" svg:x="1.064cm" svg:y="0.221cm" svg:viewBox="0 0 140 50" svg:d="M133 8c3 0 7 0 7-4s-4-4-7-4c-42 0-84 0-126 0-3 0-7 0-7 4s4 4 7 4c42 0 84 0 126 0zM133 50c3 0 7-1 7-5 0-5-4-4-7-4-42 0-84 0-126 0-3 0-7-1-7 4 0 4 4 5 7 5 42 0 84 0 126 0z"><text:p/></draw:path><draw:path draw:style-name="gr137" draw:text-style-name="P13" svg:width="0.063cm" svg:height="0.066cm" svg:x="1.493cm" svg:y="0.072cm" svg:viewBox="0 0 64 67" svg:d="M59 32c3 0 5 0 5-3 0-13-8-29-30-29-19 0-34 16-34 34s16 33 36 33 28-15 28-19c0-1-1-2-3-2s-2 1-3 3c-5 12-15 13-21 13-7 0-14-3-18-8-5-7-5-16-5-22 15 0 30 0 45 0zM14 28c2-20 15-24 20-24 18 0 19 21 19 24-13 0-26 0-39 0z"><text:p/></draw:path><draw:path draw:style-name="gr138" draw:text-style-name="P13" svg:width="0.08cm" svg:height="0.063cm" svg:x="1.566cm" svg:y="0.073cm" svg:viewBox="0 0 81 64" svg:d="M46 31c0-1 0-2-1-2 0-1 10-11 11-12 5-6 11-12 22-12 0-1 0-3 0-5-4 0-8 1-13 1-4 0-10 0-14-1 0 2 0 4 0 5 2 0 3 2 3 3s0 3-2 6c-4 3-7 8-11 11-4-5-7-9-12-14-1-1-1-2-1-3 0-2 1-3 4-3 0-1 0-3 0-5-6 1-12 1-17 1-4 0-10 0-14-1 0 2 0 4 0 5 6 0 10 0 14 5 6 7 13 13 19 21 0 0 0 1 1 1 0 1-12 13-13 14-5 6-10 12-22 12 0 2 0 4 0 6 4-1 8-1 12-1 5 0 11 0 15 1 0-2 0-4 0-6-2 0-3-1-3-3 0-3 2-5 4-8 4-3 7-7 10-11 5 5 9 10 13 14 3 4 3 4 3 5 0 3-4 3-4 3 0 2 0 4 0 6 1-1 12-1 17-1 4 0 9 0 14 1 0-2 0-4 0-6-10 0-11-1-14-5-7-7-14-15-21-22z"><text:p/></draw:path><draw:path draw:style-name="gr139" draw:text-style-name="P13" svg:width="0.078cm" svg:height="0.093cm" svg:x="1.658cm" svg:y="0.071cm" svg:viewBox="0 0 79 94" svg:d="M34 88c-9 0-11 0-11-6 0-7 0-16 0-24 0 1 8 9 20 9 19 0 36-15 36-33 0-19-15-34-34-34-8 0-17 3-23 9 0-3 0-6 0-9-7 1-15 1-22 2 0 2 0 3 0 5 10 0 11 1 11 7 0 23 0 45 0 68 0 6-1 6-11 6 0 2 0 4 0 6 1 0 11-1 17-1 5 0 15 1 17 1 0-2 0-4 0-6zM23 16c4-7 13-11 21-11 12 0 21 13 21 29s-10 28-23 28-19-11-19-12c0-11 0-22 0-34z"><text:p/></draw:path><draw:path draw:style-name="gr140" draw:text-style-name="P13" svg:width="0.037cm" svg:height="0.147cm" svg:x="1.761cm" svg:y="0.026cm" svg:viewBox="0 0 38 148" svg:d="M35 0c-28 20-35 51-35 74 0 21 6 53 35 74 2 0 3 0 3-2 0-1 0-1-1-2-20-18-27-43-27-70 0-40 15-60 27-70 1-1 1-1 1-2 0-2-1-2-3-2z"><text:p/></draw:path><draw:path draw:style-name="gr141" draw:text-style-name="P13" svg:width="0.085cm" svg:height="0.066cm" svg:x="1.817cm" svg:y="0.071cm" svg:viewBox="0 0 86 67" svg:d="M55 41c0 3-2 9-2 9-3 5-9 12-18 12-10 0-10-9-10-12 0-9 4-19 8-30 1-3 2-5 2-7 0-8-6-13-14-13-14 0-21 20-21 23 0 2 2 2 2 2 2 0 3-1 3-3 3-12 10-18 16-18 2 0 4 2 4 6 0 3-2 6-3 9-8 21-8 25-8 29 0 2 0 9 5 14 4 4 10 5 15 5 10 0 15-5 19-10 4 10 14 10 15 10 6 0 9-3 12-8 3-6 6-15 6-15 0-2-3-2-3-2-2 0-2 1-3 5-2 6-5 15-11 15-4 0-5-3-5-7 0-2 1-8 3-11 0-4 2-10 3-13 1-5 2-9 3-14 1-3 3-10 3-10 0-3-3-5-5-5-6 0-7 4-8 9-2 10-5 20-8 30z"><text:p/></draw:path><draw:path draw:style-name="gr142" draw:text-style-name="P13" svg:width="0.087cm" svg:height="0.072cm" svg:x="1.922cm" svg:y="0cm" svg:viewBox="0 0 88 73" svg:d="M47 6c12 0 24 0 36 0 2 0 5 0 5-3s-3-3-5-3c-26 0-52 0-78 0-2 0-5 0-5 3s3 3 5 3c12 0 24 0 36 0 0 21 0 41 0 63 0 1 0 4 3 4 2 0 3-3 3-4 0-22 0-42 0-63z"><text:p/></draw:path><draw:path draw:style-name="gr143" draw:text-style-name="P13" svg:width="0.086cm" svg:height="0.047cm" svg:x="1.919cm" svg:y="0.132cm" svg:viewBox="0 0 87 48" svg:d="M45 40c2 3 6 8 17 8 20 0 25-34 25-39 0-7-4-9-6-9-3 0-6 4-6 6s1 3 2 4c3 2 4 4 4 8 0 2-5 26-19 26-4 0-10-1-10-9 0-1 0-3 1-6 1-4 4-16 6-22 0-1 0-2 0-2 0-3-2-4-4-4s-3 1-5 3c0 1-1 4-1 7-2 6-2 6-3 12-2 3-2 8-3 11 1 1 0 1 0 3-5 7-9 7-11 7-1 0-5 0-8-2-2-2-2-7-2-8 0-4 1-8 5-19 1-2 2-4 2-5 0-6-6-10-12-10-11 0-17 14-17 16s2 2 2 2c2 0 2-1 3-2 2-8 7-12 12-12 2 0 3 1 3 4 0 2-1 3-2 6-5 14-5 17-5 19 0 12 10 15 19 15 2 0 8 0 13-8z"><text:p/></draw:path><draw:path draw:style-name="gr144" draw:text-style-name="P13" svg:width="0.04cm" svg:height="0.066cm" svg:x="2.024cm" svg:y="0.147cm" svg:viewBox="0 0 41 67" svg:d="M25 26c4 0 7 0 12 0 2 0 2-1 3-1l1-2c0-2-2-2-4-2-3 0-8 0-11 0 0-3 1-6 2-9 0-2 1-7 1-8 0-2-1-4-3-4s-4 1-6 4c0 2 2-3-4 17-4 0-8 0-12 0-2 0-4 0-4 3 0 2 2 2 4 2 3 0 7 0 11 0-2 8-4 16-6 24-1 3-1 6-1 7 0 6 5 10 12 10 14 0 21-14 21-16 0-1-1-1-2-1-2 0-2 0-2 2-4 7-11 12-16 12-4 0-4-3-4-6 0-2 0-2 0-3 2-9 5-20 8-29z"><text:p/></draw:path><draw:path draw:style-name="gr145" draw:text-style-name="P13" svg:width="0.087cm" svg:height="0.087cm" svg:x="2.085cm" svg:y="0.142cm" svg:viewBox="0 0 88 88" svg:d="M47 47c12 0 24 0 36 0 2 0 5-1 5-3 0-3-3-3-5-3-12 0-24 0-36 0 0-12 0-24 0-37 0-1 0-4-3-4s-3 3-3 4c0 13 0 25 0 37-12 0-25 0-37 0-2 0-4 0-4 3 0 2 2 3 4 3 12 0 25 0 37 0 0 12 0 25 0 37 0 1 0 4 3 4s3-3 3-4c0-12 0-25 0-37z"><text:p/></draw:path><draw:path draw:style-name="gr146" draw:text-style-name="P13" svg:width="0.049cm" svg:height="0.091cm" svg:x="2.187cm" svg:y="0.142cm" svg:viewBox="0 0 50 92" svg:d="M50 5c0-3-2-5-5-5-4 0-7 4-7 7 0 2 2 4 5 4 4 0 7-3 7-6zM26 75c-1 9-8 13-15 13-1 0-3 0-3 0 2-1 3-4 3-6 0-1-1-4-5-4s-6 3-6 7c0 5 4 7 11 7 8 0 21-4 25-17 3-13 6-25 9-37 1-1 1-3 1-4 0-6-6-10-13-10-13 0-21 14-21 16 0 1 2 1 2 1 2 0 2 0 3-1 5-10 12-12 15-12 5 0 5 3 5 5 0 1 0 2 0 3-4 13-7 26-11 39z"><text:p/></draw:path><draw:path draw:style-name="gr147" draw:text-style-name="P13" svg:width="0.079cm" svg:height="0.103cm" svg:x="2.283cm" svg:y="0.035cm" svg:viewBox="0 0 80 104" svg:d="M35 5c0-1 1-2 1-3s-1-2-2-2c-3 0-15 1-20 2-1 0-3 0-3 3 0 2 2 2 4 2 7 0 7 1 7 2s0 2 0 4c-7 27-14 56-21 83-1 3 0 2-1 3 0 3 2 5 5 5 2 0 5-1 6-4 1-1 2-6 3-9 1-5 2-9 3-13 0-2 2-8 3-10 1-6 1-6 4-11 5-7 12-16 23-16 9 0 9 7 9 11 0 9-6 25-9 32-1 4-1 5-1 7 0 8 6 13 13 13 15 0 21-20 21-23 0-2-1-2-2-2-2 0-2 2-2 3-4 12-11 18-16 18-3 0-4-2-4-5 0-4 1-5 3-12 2-5 8-21 8-29 0-2 0-8-5-13-3-1-7-4-14-4-11 0-19 6-24 13 4-15 8-30 11-45z"><text:p/></draw:path><draw:path draw:style-name="gr148" draw:text-style-name="P13" svg:width="0.087cm" svg:height="0.047cm" svg:x="2.381cm" svg:y="0.111cm" svg:viewBox="0 0 88 48" svg:d="M45 40c2 3 6 8 17 8 20 0 26-34 26-39 0-7-5-9-6-9-4 0-7 4-7 6s2 3 2 4c3 2 4 4 4 7s-5 27-19 27c-3 0-10-1-10-9 0-1 0-3 1-6 1-4 4-16 6-22 0-2 0-2 0-2 0-3-2-4-4-4s-3 1-5 3c0 1-1 4-1 7-2 6-2 6-3 12-2 3-2 8-2 10s0 2-1 4c-5 7-9 7-11 7-1 0-5 0-8-3-2-2-2-6-2-7 0-4 1-8 5-19 1-2 2-4 2-5 0-6-5-10-12-10-11 0-17 14-17 16s2 2 2 2c2 0 2-1 3-2 2-8 7-12 12-12 2 0 3 1 3 4 0 2 0 3-2 6-5 14-5 17-5 19 0 12 10 15 19 15 2 0 8 0 13-8z"><text:p/></draw:path><draw:path draw:style-name="gr149" draw:text-style-name="P13" svg:width="0.04cm" svg:height="0.066cm" svg:x="2.486cm" svg:y="0.12cm" svg:viewBox="0 0 41 67" svg:d="M25 25c4 0 8 0 12 0 2 0 2 0 3 0l1-2c0-2-2-2-4-2-3 0-8 0-11 0 0-3 1-6 2-9 0-3 2-7 2-8 0-2-2-4-4-4s-4 1-6 4c0 2 2-3-4 17-4 0-8 0-12 0-2 0-4 0-4 2s2 2 4 2c4 0 7 0 12 0-3 9-5 17-7 25-1 3-1 6-1 7 0 6 5 10 12 10 14 0 21-14 21-16s-1-2-2-2c-2 0-2 1-2 2-4 8-11 13-16 13-3 0-4-3-4-6 0-2 0-2 0-3 2-10 5-20 8-30z"><text:p/></draw:path><draw:path draw:style-name="gr150" draw:text-style-name="P13" svg:width="0.037cm" svg:height="0.147cm" svg:x="2.568cm" svg:y="0.026cm" svg:viewBox="0 0 38 148" svg:d="M3 0c-1 0-3 0-3 2 0 1 1 1 1 2 13 12 27 32 27 70 0 31-9 54-25 68-3 3-3 3-3 4s1 2 2 2c2 0 16-10 26-28 6-13 10-29 10-46 0-21-6-53-35-74z"><text:p/></draw:path><draw:path draw:style-name="gr151" draw:text-style-name="P13" svg:width="1.511cm" svg:height="0.007cm" svg:x="1.299cm" svg:y="0.241cm" svg:viewBox="0 0 1512 8" svg:d="M0 0c504 0 1008 0 1512 0 0 3 0 5 0 8-504 0-1008 0-1512 0 0-3 0-5 0-8z"><text:p/></draw:path><draw:path draw:style-name="gr152" draw:text-style-name="P13" svg:width="0.153cm" svg:height="0.146cm" svg:x="1.311cm" svg:y="0.278cm" svg:viewBox="0 0 154 147" svg:d="M70 76c2-1 2-2 2-3-1 0 0 0-1-1-18-22-35-43-52-65 21 0 42 0 64 0 21 0 33 3 35 4 13 3 26 12 31 24 2 0 3 0 5 0-5-12-9-23-14-35-45 0-90 0-135 0-4 0-4 0-4 1-1 0-1 0-1 4 20 24 40 49 59 73-19 21-38 43-57 64-2 2-2 3-2 3 0 2 2 2 5 2 45 0 90 0 135 0 5-12 9-25 14-38-2 0-3 0-5 0-5 14-18 21-28 25-3 1-14 4-37 4s-46 0-68 0c18-21 36-41 54-62z"><text:p/></draw:path><draw:path draw:style-name="gr153" draw:text-style-name="P13" svg:width="0.127cm" svg:height="0.073cm" svg:x="1.49cm" svg:y="0.259cm" svg:viewBox="0 0 128 74" svg:d="M113 13c5-8 9-8 14-9 1 0 1-1 1-2 0-2 0-1-1-2-2 0-3 0-5 0-1 0-3 0-4 0-2 0-5 0-6 0-2 0-5 0-6 0-2 0-3 1-3 2 0 2 1 2 2 2 1 1 6 1 6 4 0 1-1 2-1 3-11 17-21 33-32 49-3-18-5-35-8-53 1-2 4-3 7-3 2 0 3 0 3-2s0-2-1-2c-3 0-5 0-8 0-2 0-4 0-7 0-2 0-4 0-6 0s-4 0-6 0-3 1-3 2c0 2 2 2 4 2s5 0 5 1c1 1 1 6 1 7s0 0 0 1c-10 16-21 31-31 47-2-17-5-34-8-52v-1c0-3 7-3 8-3s3 0 3-2c0-1-1-2-2-2-2 0-5 0-7 0s-5 0-8 0c-1 0-4 0-6 0-1 0-4 0-6 0-1 0-2 1-2 2 0 2 1 2 2 2 6 0 6 1 7 4 3 21 7 42 10 63 0 2 0 3 3 3 2 0 3-1 3-2 12-19 24-36 35-54 3 17 5 35 8 53 0 2 0 3 3 3 2 0 3-1 4-2 13-20 26-40 38-59z"><text:p/></draw:path><draw:path draw:style-name="gr154" draw:text-style-name="P13" svg:width="0.087cm" svg:height="0.047cm" svg:x="1.485cm" svg:y="0.401cm" svg:viewBox="0 0 88 48" svg:d="M45 41c2 2 6 7 17 7 20 0 26-34 26-38 0-8-5-10-6-10-4 0-7 4-7 7 0 1 2 3 2 3 3 2 4 5 4 8s-5 26-19 26c-3 0-10-1-10-9 1-2 0-2 1-6s4-16 6-21c0-2 0-2 0-3 0-2-2-3-4-3s-3 0-5 2c0 1-1 5-1 7-2 6-2 6-3 12-2 4-2 8-2 11 0 1 0 2-1 4-5 6-9 6-11 6-1 0-5 0-8-2-2-2-2-7-2-7 0-5 1-9 5-20 1-2 2-4 2-5 0-5-5-9-12-9-11 0-17 13-17 16 0 1 2 1 2 1 2 0 2-1 3-2 2-7 7-12 12-12 2 0 3 1 3 4 0 2 0 3-2 6-5 14-5 17-5 19 0 13 10 15 19 15 2 0 8 0 13-7z"><text:p/></draw:path><draw:path draw:style-name="gr155" draw:text-style-name="P13" svg:width="0.028cm" svg:height="0.054cm" svg:x="1.595cm" svg:y="0.358cm" svg:viewBox="0 0 29 55" svg:d="M28 10c0-1 1-2 1-3 0-4-3-7-7-7s-5 4-6 5c-5 15-11 31-16 46 0 1 0 1 0 1 0 2 3 2 4 3 1 0 1 0 2-2 7-14 15-28 22-43z"><text:p/></draw:path><draw:path draw:style-name="gr156" draw:text-style-name="P13" svg:width="0.087cm" svg:height="0.03cm" svg:x="1.652cm" svg:y="0.407cm" svg:viewBox="0 0 88 31" svg:d="M84 5c1 0 4 0 4-3 0-2-3-2-5-2-26 0-52 0-78 0-1 0-5 0-5 2 0 3 3 3 4 3 27 0 54 0 80 0zM83 31c2 0 5 0 5-3s-3-3-4-3c-26 0-53 0-80 0-1 0-4 0-4 3s4 3 5 3c26 0 52 0 78 0z"><text:p/></draw:path><draw:path draw:style-name="gr157" draw:text-style-name="P13" svg:width="0.042cm" svg:height="0.069cm" svg:x="1.766cm" svg:y="0.378cm" svg:viewBox="0 0 43 70" svg:d="M27 4c0-4-1-4-4-4-7 7-19 7-21 7-1 0-1 0-2 0 0 1 0 3 0 4 1 0 1 0 2 0 2 0 9 0 15-3 0 18 0 36 0 53 0 4 0 5-11 5-2 0-4 0-5 0 0 1 0 3 0 4 6 0 15 0 21 0s16 0 21 0c0-1 0-3 0-4-2 0-3 0-5 0-11 0-11-1-11-5 0-19 0-38 0-57z"><text:p/></draw:path><draw:path draw:style-name="gr158" draw:text-style-name="P13" svg:width="0.062cm" svg:height="0.066cm" svg:x="1.868cm" svg:y="0.323cm" svg:viewBox="0 0 63 67" svg:d="M59 32c3 0 4 0 4-3 0-13-7-29-29-29-20 0-34 16-34 34s16 33 36 33 27-15 27-19c0-1 0-2-2-2s-3 1-3 3c-5 12-16 13-21 13-7 0-14-3-18-8-6-7-6-16-6-22 15 0 31 0 46 0zM13 28c2-20 15-24 21-24 18 0 19 21 19 24-13 0-27 0-40 0z"><text:p/></draw:path><draw:path draw:style-name="gr159" draw:text-style-name="P13" svg:width="0.08cm" svg:height="0.063cm" svg:x="1.94cm" svg:y="0.326cm" svg:viewBox="0 0 81 64" svg:d="M46 31c0-1-1-2-1-2 4-4 10-11 11-12 5-6 11-12 23-12 0-1 0-3 0-5-5 0-9 1-13 1-5 0-10 0-15-1 0 2 0 4 0 5 3 1 3 2 3 3s0 3-2 6c-3 3-6 8-10 11-4-5-8-9-13-14-1-1-1-2-1-3 0-2 2-3 4-3 0-1 0-3 0-5-6 1-11 1-17 1-4 0-10 0-14-1 0 2 0 4 0 5 7 0 10 0 15 5 6 7 12 14 18 21 0 0 0 1 1 1 0 1-11 13-12 15-6 5-11 11-23 11 0 2 0 4 0 6 5-1 8-1 13-1 4 0 10 0 14 1 0-2 0-4 0-6-2 0-3-1-3-3 0-3 2-5 4-8 4-3 7-7 10-11 5 5 9 10 14 15 2 3 2 3 2 4 0 3-3 3-4 3 0 2 0 4 0 6 2 0 12-1 17-1 4 0 9 0 14 1 0-2 0-4 0-6-10 0-11 0-14-5-7-7-14-15-21-22z"><text:p/></draw:path><draw:path draw:style-name="gr160" draw:text-style-name="P13" svg:width="0.078cm" svg:height="0.092cm" svg:x="2.033cm" svg:y="0.325cm" svg:viewBox="0 0 79 93" svg:d="M34 88c-10 0-11 0-11-6 0-8 0-16 0-24 0 0 7 8 20 8 19 0 36-14 36-33 0-18-15-33-34-33-8 0-17 3-23 9 0-3 0-6 0-9-7 1-15 1-22 1 0 2 0 4 0 6 10 0 11 0 11 7 0 23 0 45 0 68 0 6-1 6-11 6 0 2 0 3 0 5 5 0 10 0 17 0 5 0 15 0 17 0 0-2 0-3 0-5zM23 16c4-8 12-12 20-12 13 0 22 13 22 29 0 17-11 29-23 29-13 0-19-11-19-12 0-12 0-23 0-34z"><text:p/></draw:path><draw:path draw:style-name="gr161" draw:text-style-name="P13" svg:width="0.037cm" svg:height="0.146cm" svg:x="2.135cm" svg:y="0.278cm" svg:viewBox="0 0 38 147" svg:d="M35 0c-28 20-35 51-35 73 0 21 6 54 35 74 2 0 3 0 3-2 0 0 0-1-1-2-20-17-27-43-27-70 0-39 15-59 27-69 1-1 1-2 1-2 0-2-1-2-3-2z"><text:p/></draw:path><draw:path draw:style-name="gr162" draw:text-style-name="P13" svg:width="0.085cm" svg:height="0.065cm" svg:x="2.191cm" svg:y="0.325cm" svg:viewBox="0 0 86 66" svg:d="M56 41c-1 3-3 8-3 9-3 4-9 12-18 12-10 0-10-10-10-12 0-9 4-19 9-30 1-3 1-5 1-7 0-8-6-13-13-13-15 0-22 20-22 22s2 1 2 2c3 0 3-1 3-2 4-12 10-18 16-18 2 0 4 1 4 5s-2 7-3 10c-8 20-8 24-8 28 0 3 0 10 6 14 4 4 9 5 15 5 9 0 14-5 19-10 3 10 13 10 15 10 5 0 9-3 11-8 4-5 4-9 6-14 0-2-2-2-3-2-2 0-2 1-3 4-1 7-4 16-10 16-5 0-6-3-6-7 0-3 1-8 3-12 1-4 2-10 3-13 1-4 2-9 3-13s3-10 3-11c0-3-3-5-5-5-6 0-7 4-8 9-2 10-5 21-7 31z"><text:p/></draw:path><draw:path draw:style-name="gr163" draw:text-style-name="P13" svg:width="0.087cm" svg:height="0.072cm" svg:x="2.297cm" svg:y="0.266cm" svg:viewBox="0 0 88 73" svg:d="M47 5c12 0 24 0 36 0 2 0 5 0 5-3 0-2-3-2-5-2-26 0-52 0-79 0-1 0-4 0-4 2 0 3 3 3 4 3 12 0 25 0 37 0 0 21 0 42 0 64 0 1 0 4 3 4s3-3 3-4c0-22 0-43 0-64z"><text:p/></draw:path><draw:path draw:style-name="gr164" draw:text-style-name="P13" svg:width="0.086cm" svg:height="0.047cm" svg:x="2.294cm" svg:y="0.409cm" svg:viewBox="0 0 87 48" svg:d="M45 40c1 3 5 8 17 8 20 0 25-34 25-39 0-7-4-9-6-9-3 0-6 4-6 7 0 1 1 3 2 3 3 2 4 5 4 8 0 2-5 26-19 26-4 0-10-1-10-9 0-2 0-3 1-6 0-4 4-16 5-21 1-2 1-2 1-3 0-2-2-4-4-4s-4 1-5 3c0 1-1 5-2 7-1 6-1 6-3 12-1 3-2 8-2 11 0 1 0 1-1 3-4 7-8 7-10 7-1 0-6 0-8-2-3-2-3-7-3-8 0-4 1-8 6-19 1-2 1-4 1-5 0-6-5-9-11-9-11 0-17 13-17 16 0 1 1 0 2 1 2 0 2-1 2-2 3-7 7-12 12-12 3 0 4 1 4 4 0 2-1 3-2 6-6 14-6 17-6 19 0 12 11 15 20 15 2 0 8 0 13-8z"><text:p/></draw:path><draw:path draw:style-name="gr165" draw:text-style-name="P13" svg:width="0.028cm" svg:height="0.054cm" svg:x="2.403cm" svg:y="0.366cm" svg:viewBox="0 0 29 55" svg:d="M28 10c1-1 1-2 1-3 0-5-3-7-6-7-4 0-6 4-6 5-6 15-11 30-16 45-1 2-1 2-1 2 0 2 4 3 5 3 0 0 1 0 2-2 7-14 14-28 21-43z"><text:p/></draw:path><draw:path draw:style-name="gr166" draw:text-style-name="P13" svg:width="0.079cm" svg:height="0.103cm" svg:x="2.472cm" svg:y="0.286cm" svg:viewBox="0 0 80 104" svg:d="M35 5c0-1 0-2 0-3 0 0 0-2-2-2-3 0-15 1-19 2-1 0-3 0-3 3 0 2 2 2 4 2 7 0 7 1 7 3 0 0 0 1 0 3-8 27-14 56-21 83-1 3-1 2-1 3 0 3 2 5 5 5 2 0 4-1 6-4 0-1 2-6 2-9 1-4 3-9 4-13 0-2 2-8 2-10 1-6 1-6 4-11 5-7 13-16 24-16 8 0 9 8 9 11 0 9-6 26-9 32-1 4-2 5-2 7 0 8 7 13 14 13 15 0 21-20 21-22s-1-2-2-2c-2 0-2 1-3 2-3 12-10 18-16 18-3 0-3-2-3-5 0-4 0-5 3-12 2-5 8-21 8-28 0-3 0-9-5-14-3-1-7-3-14-3-11 0-19 5-24 12 4-15 7-30 11-45z"><text:p/></draw:path><draw:path draw:style-name="gr167" draw:text-style-name="P13" svg:width="0.086cm" svg:height="0.047cm" svg:x="2.569cm" svg:y="0.363cm" svg:viewBox="0 0 87 48" svg:d="M45 40c1 3 5 8 17 8 20 0 25-34 25-39 0-7-4-9-6-9-3 0-6 4-6 6s1 3 2 4c3 2 4 5 4 8 0 2-5 26-19 26-4 0-10-1-10-9 0-2 0-3 1-6 1-4 4-16 5-22 1-1 1-2 1-2 0-2-2-4-4-4s-4 1-5 3c0 1-1 5-2 7-1 6-1 6-3 12-1 3-2 8-2 11 1 1 0 1-1 3-4 7-8 7-10 7-1 0-6 0-8-2-3-2-3-7-3-8 0-4 1-8 6-19 1-2 1-4 1-5 0-6-5-10-11-10-11 0-17 14-17 17 0 1 1 0 2 1 2 0 2-1 3-2 2-8 6-12 11-12 3 0 4 1 4 4 0 2-1 3-2 6-6 14-6 17-6 19 0 12 11 15 20 15 2 0 8 0 13-8z"><text:p/></draw:path><draw:path draw:style-name="gr168" draw:text-style-name="P13" svg:width="0.04cm" svg:height="0.066cm" svg:x="2.674cm" svg:y="0.372cm" svg:viewBox="0 0 41 67" svg:d="M24 25c4 0 8 0 13 0 2 0 2 0 3 0 0-1 0-2 0-3 0-2-2-2-3-2-4 0-8 0-12 0 1-3 2-6 3-9 0-2 1-7 1-7 0-2-1-4-4-4-1 0-4 1-5 4 0 1 1-3-4 16-4 0-8 0-12 0-3 0-4 0-4 3 0 2 1 2 3 2 4 0 8 0 12 0-2 9-4 16-6 25-1 2-2 5-2 6 0 6 6 11 13 11 13 0 21-14 21-17 0-1-2-1-3-1s-1 0-2 2c-3 7-10 12-15 12-4 0-5-2-5-5 0-2 0-2 1-3 2-10 5-20 7-30z"><text:p/></draw:path><draw:path draw:style-name="gr169" draw:text-style-name="P13" svg:width="0.037cm" svg:height="0.146cm" svg:x="2.757cm" svg:y="0.278cm" svg:viewBox="0 0 38 147" svg:d="M2 0c0 0-2 0-2 2 0 0 0 1 1 2 13 12 27 31 27 69 0 32-9 54-26 69-2 3-2 3-2 3 0 1 0 2 2 2s15-9 25-28c7-12 11-28 11-46 0-20-6-53-36-73z"><text:p/></draw:path></draw:g></text:span><text:span text:style-name="T10">, </text:span><text:span text:style-name="T12">the aim:</text:span><text:span text:style-name="T32"> </text:span><text:span text:style-name="T10"><draw:g text:anchor-type="as-char" svg:y="-0.159cm" draw:z-index="22" draw:style-name="gr1"><svg:title>TexMaths</svg:title><svg:desc>6§inline§\max \prod_t \prod_j p(w_{t+j}|w_t)§svg§600§TRUE§</svg:desc><draw:path draw:style-name="gr229" draw:text-style-name="P13" svg:width="0.164cm" svg:height="0.092cm" svg:x="0cm" svg:y="0.065cm" svg:viewBox="0 0 165 93" svg:d="M17 21c0 19 0 37 0 56 0 10-3 10-17 10 0 2 0 3 0 6 8 0 19-1 24-1s17 1 24 1c0-3 0-4 0-6-14 0-17 0-17-10 0-13 0-26 0-39 0-21 15-33 29-33 13 0 16 11 16 23 0 16 0 33 0 49 0 10-3 10-17 10 0 2 0 3 0 6 7 0 18-1 24-1 5 0 16 1 23 1 0-3 0-4 0-6-14 0-16 0-16-10 0-13 0-26 0-39 0-21 15-33 28-33s16 11 16 23c0 16 0 33 0 49 0 10-3 10-16 10 0 2 0 3 0 6 7 0 18-1 24-1 5 0 16 1 23 1 0-3 0-4 0-6-11 0-16 0-17-7 0-13 0-27 0-40 0-18 0-24-6-32-3-4-10-8-22-8-18 0-27 13-31 21-3-19-18-21-28-21-15 0-25 9-31 22 0-7 0-15 0-22-10 1-20 2-30 2 0 3 0 5 0 7 15 0 17 1 17 12z"><text:p/></draw:path><draw:path draw:style-name="gr230" draw:text-style-name="P13" svg:width="0.094cm" svg:height="0.095cm" svg:x="0.178cm" svg:y="0.063cm" svg:viewBox="0 0 95 96" svg:d="M61 78c1 9 7 18 16 18 5 0 18-3 18-21 0-4 0-7 0-11-2 0-4 0-6 0 0 4 0 7 0 11 0 13-4 14-7 14-7 0-8-9-8-11 0-14 0-28 0-41 0-9 0-18-7-26-9-7-19-11-29-11-18 0-32 10-32 24 0 6 4 10 10 10s9-5 9-10c0-2 0-10-11-10 6-7 17-9 23-9 11 0 23 8 23 27 0 2 0 5 0 8-11 0-26 1-39 7-16 7-21 18-21 27 0 17 20 22 34 22 13 0 23-8 27-18zM60 44c0 6 0 14 0 21 0 20-16 27-25 27-10 0-19-8-19-18 0-12 9-29 44-30z"><text:p/></draw:path><draw:path draw:style-name="gr231" draw:text-style-name="P13" svg:width="0.105cm" svg:height="0.089cm" svg:x="0.277cm" svg:y="0.067cm" svg:viewBox="0 0 106 90" svg:d="M58 41c6-7 14-18 19-24 7-7 15-10 26-10 0-3 0-5 0-7-6 1-12 1-18 1s-17 0-20-1c0 2 0 4 0 7 5 0 6 3 6 6 0 4-2 6-3 7-4 6-9 12-13 17-6-7-11-14-17-21-1-2-1-3-1-4 0-3 3-5 7-5 0-3 0-5 0-7-6 1-19 1-23 1s-14 0-20-1c0 2 0 4 0 7 15 0 15 0 25 12 7 9 14 19 21 28-7 8-13 16-20 24-10 13-23 13-27 13 0 2 0 4 0 6 5 0 12 0 17 0 6 0 15 0 21 0 0-2 0-4 0-6-5-1-7-3-7-6 0-5 7-12 19-27 6 7 11 14 17 21 1 2 4 6 4 7 0 2-2 5-8 5 0 2 0 4 0 6 7 0 19 0 23 0 6 0 14 0 20 0 0-2 0-4 0-6-11 0-15 0-20-6-9-13-18-25-28-37z"><text:p/></draw:path><draw:path draw:style-name="gr232" draw:text-style-name="P13" svg:width="0.174cm" svg:height="0.209cm" svg:x="0.432cm" svg:y="0cm" svg:viewBox="0 0 175 210" svg:d="M64 210c0-3 0-6 0-9-21 0-21-10-21-16 0-59 0-118 0-177 30 0 60 0 90 0 0 59 0 118 0 177 0 6 0 16-21 16 0 3 0 6 0 9 21 0 42 0 63 0 0-3 0-6 0-9-21 0-21-10-21-16 0-53 0-107 0-160 0-6 0-17 21-17 0-3 0-5 0-8-58 0-117 0-175 0 0 3 0 5 0 8 22 0 22 11 22 17 0 53 0 107 0 160 0 6 0 16-22 16 0 3 0 6 0 9 22 0 43 0 64 0z"><text:p/></draw:path><draw:path draw:style-name="gr233" draw:text-style-name="P13" svg:width="0.049cm" svg:height="0.092cm" svg:x="0.626cm" svg:y="0.128cm" svg:viewBox="0 0 50 93" svg:d="M30 34c5 0 10 0 15 0 3 0 5 0 5-3 0-2-2-2-4-2-5 0-10 0-15 0 2-7 4-15 6-22 0-1 0-2 0-2 0-3-2-5-5-5s-6 2-7 7c0 3 1-4-5 22-5 0-10 0-15 0-3 0-5 0-5 3 0 2 2 2 4 2 5 0 10 0 15 0-3 12-6 23-9 35-1 3-2 9-2 11 0 8 7 13 15 13 17 0 26-20 26-22s-2-1-2-2c-2 0-3 1-3 3-4 9-12 17-20 17-4 0-5-2-5-7 0-1 0-4 0-6 4-14 7-28 11-42z"><text:p/></draw:path><draw:path draw:style-name="gr234" draw:text-style-name="P13" svg:width="0.174cm" svg:height="0.209cm" svg:x="0.741cm" svg:y="0cm" svg:viewBox="0 0 175 210" svg:d="M64 210c0-3 0-6 0-9-22 0-22-10-22-16 0-59 0-118 0-177 30 0 61 0 91 0 0 59 0 118 0 177 0 6 0 16-22 16 0 3 0 6 0 9 22 0 43 0 64 0 0-3 0-6 0-9-22 0-22-10-22-16 0-53 0-107 0-160 0-6 0-17 22-17 0-3 0-5 0-8-58 0-117 0-175 0 0 3 0 5 0 8 22 0 22 11 22 17 0 53 0 107 0 160 0 6 0 16-22 16 0 3 0 6 0 9 21 0 43 0 64 0z"><text:p/></draw:path><draw:path draw:style-name="gr235" draw:text-style-name="P13" svg:width="0.064cm" svg:height="0.127cm" svg:x="0.928cm" svg:y="0.122cm" svg:viewBox="0 0 65 128" svg:d="M65 5c0-2-2-5-6-5s-9 4-9 8c0 2 2 6 6 6 5 0 9-4 9-9zM34 105c-3 10-11 18-20 18-1 0-3 0-5-1 4-2 5-5 5-7 0-4-3-5-6-5-4 0-8 3-8 8 0 6 5 10 14 10s27-6 31-24 9-35 13-52c1-2 1-3 1-6 0-8-7-14-16-14-16 0-26 21-26 23s2 1 3 2c2 0 2-1 3-2 4-9 11-18 20-18 4 0 5 2 5 7 0 2-1 3-1 5-4 18-9 37-13 56z"><text:p/></draw:path><draw:path draw:style-name="gr236" draw:text-style-name="P13" svg:width="0.109cm" svg:height="0.133cm" svg:x="1.044cm" svg:y="0.065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-1 3-5 4-15 8-25 16-25 3 0 6 2 6 9 0 5 0 8-1 11-8 31-16 62-24 94zM53 28c2-6 8-12 11-15 8-7 14-8 18-8 8 0 13 7 13 20 0 12-7 36-11 44-7 15-17 22-25 22-14 0-16-18-16-19s0-1 0-3c4-14 7-28 10-41z"><text:p/></draw:path><draw:path draw:style-name="gr237" draw:text-style-name="P13" svg:width="0.048cm" svg:height="0.209cm" svg:x="1.178cm" svg:y="0cm" svg:viewBox="0 0 49 210" svg:d="M49 208c0-1 0-1-3-5-27-26-34-66-34-98 0-36 8-73 34-99 3-3 3-3 3-4s-1-2-2-2c-3 0-21 14-34 41-11 23-13 46-13 64 0 17 2 42 14 65 12 26 30 40 33 40 1 0 2-1 2-2z"><text:p/></draw:path><draw:path draw:style-name="gr238" draw:text-style-name="P13" svg:width="0.139cm" svg:height="0.094cm" svg:x="1.245cm" svg:y="0.065cm" svg:viewBox="0 0 140 95" svg:d="M91 22c1-5 3-12 3-14 0-4-2-6-6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0-25 8-17 15-45 15-55 0-11-6-15-10-15-5 0-10 5-10 10 0 3 1 4 3 6s8 8 8 18c0 7-7 28-12 38-6 11-13 19-23 19s-16-7-16-19c0-5 2-12 2-15 3-12 6-23 9-35z"><text:p/></draw:path><draw:path draw:style-name="gr239" draw:text-style-name="P13" svg:width="0.049cm" svg:height="0.092cm" svg:x="1.396cm" svg:y="0.097cm" svg:viewBox="0 0 50 93" svg:d="M30 34c5 0 10 0 15 0 3 0 5 0 5-3s-2-3-5-3c-5 0-9 0-14 0 2-7 4-14 6-21 0-1 0-2 0-3 0-2-2-4-5-4-4 0-6 2-7 6s1-4-5 22c-5 0-10 0-15 0-3 0-5 0-5 4 0 2 2 2 4 2 5 0 9 0 14 0-3 11-5 22-8 34-2 4-3 9-3 11 0 9 8 14 16 14 17 0 26-21 26-22 0-2-2-2-3-2s-2 0-3 2c-4 10-11 18-20 18-3 0-4-2-4-7 0-2 0-5 0-6 4-14 7-29 11-42z"><text:p/></draw:path><draw:path draw:style-name="gr240" draw:text-style-name="P13" svg:width="0.108cm" svg:height="0.107cm" svg:x="1.464cm" svg:y="0.098cm" svg:viewBox="0 0 109 108" svg:d="M58 58c15 0 30 0 45 0 2 0 6 0 6-3 0-5-4-5-6-5-15 0-30 0-45 0 0-15 0-30 0-45 0-1 0-5-3-5-5 0-5 4-5 5 0 15 0 30 0 45-15 0-30 0-45 0-1 0-5 0-5 4s3 4 5 4c15 0 30 0 45 0 0 15 0 30 0 45 0 2 0 5 4 5s4-3 4-5c0-15 0-30 0-45z"><text:p/></draw:path><draw:path draw:style-name="gr241" draw:text-style-name="P13" svg:width="0.064cm" svg:height="0.127cm" svg:x="1.583cm" svg:y="0.091cm" svg:viewBox="0 0 65 128" svg:d="M65 6c0-3-2-6-6-6s-8 4-8 8c0 3 2 6 5 6 5 0 9-4 9-8zM34 105c-3 10-11 18-20 18-1 0-3 0-4 0 3-2 4-6 4-8 0-4-3-5-6-5-4 0-8 4-8 9s6 9 15 9c8 0 26-6 31-24 4-18 9-35 13-52 0-2 0-3 0-5 0-9-6-14-15-14-16 0-26 20-26 22s2 2 2 2c2 0 2 0 3-2 4-9 12-18 20-18 4 0 5 3 5 7 0 2 0 4 0 5-5 18-10 37-14 56z"><text:p/></draw:path><draw:path draw:style-name="gr242" draw:text-style-name="P13" svg:width="0.007cm" svg:height="0.209cm" svg:x="1.697cm" svg:y="0cm" svg:viewBox="0 0 8 210" svg:d="M8 8c0-4 0-8-4-8s-4 4-4 8c0 64 0 129 0 194 0 4 0 8 4 8s4-4 4-8c0-65 0-130 0-194z"><text:p/></draw:path><draw:path draw:style-name="gr243" draw:text-style-name="P13" svg:width="0.139cm" svg:height="0.094cm" svg:x="1.736cm" svg:y="0.065cm" svg:viewBox="0 0 140 95" svg:d="M91 22c1-5 4-12 4-14 0-4-3-6-7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1-25 7-17 14-45 14-55 0-11-6-15-10-15-5 0-10 5-10 10 0 3 1 4 3 6s8 8 8 18c0 7-7 28-12 38-6 11-13 19-23 19s-16-7-16-19c0-5 2-12 3-15 3-12 5-23 8-35z"><text:p/></draw:path><draw:path draw:style-name="gr244" draw:text-style-name="P13" svg:width="0.049cm" svg:height="0.092cm" svg:x="1.887cm" svg:y="0.097cm" svg:viewBox="0 0 50 93" svg:d="M30 34c5 0 10 0 15 0 3 0 5 0 5-3s-2-3-4-3c-5 0-10 0-15 0 2-7 4-14 6-21 0-1 0-2 0-3 0-2-2-4-5-4s-6 2-7 6 1-4-5 22c-5 0-10 0-15 0-3 0-5 0-5 4 0 2 2 2 4 2 5 0 10 0 15 0-3 11-6 22-9 34-1 4-3 9-3 11 0 9 8 14 16 14 17 0 26-21 26-22 0-2-2-1-2-2-2 0-3 0-4 2-3 10-11 18-20 18-3 0-4-2-4-7 0-2 0-5 0-6 4-14 7-29 11-42z"><text:p/></draw:path><draw:path draw:style-name="gr245" draw:text-style-name="P13" svg:width="0.048cm" svg:height="0.209cm" svg:x="1.967cm" svg:y="0cm" svg:viewBox="0 0 49 210" svg:d="M49 105c0-16-2-41-14-65-13-26-31-40-33-40-1 0-2 1-2 2s0 1 4 5c21 21 33 54 33 98 0 36-8 72-34 99-3 3-3 3-3 4s1 2 2 2c2 0 21-15 34-41 11-23 13-46 13-64z"><text:p/></draw:path></draw:g></text:span><text:span text:style-name="T10"><text:s/>→ </text:span><text:span text:style-name="T10"><draw:g text:anchor-type="as-char" svg:y="-0.159cm" draw:z-index="23" draw:style-name="gr1"><svg:title>TexMaths</svg:title><svg:desc>6§inline§    \min_\theta - \sum_t \sum_j \log p(w_{t+j}|w_t;\theta)
§svg§600§TRUE§</svg:desc><draw:path draw:style-name="gr205" draw:text-style-name="P13" svg:width="0.164cm" svg:height="0.092cm" svg:x="0cm" svg:y="0.065cm" svg:viewBox="0 0 165 93" svg:d="M17 21c0 19 0 37 0 56 0 10-3 10-17 10 0 2 0 3 0 6 8 0 19-1 24-1s17 1 24 1c0-3 0-4 0-6-14 0-17 0-17-10 0-13 0-26 0-39 0-21 15-33 29-33 13 0 16 11 16 23 0 16 0 33 0 49 0 10-3 10-17 10 0 2 0 3 0 6 7 0 18-1 24-1 5 0 16 1 23 1 0-3 0-4 0-6-14 0-16 0-16-10 0-13 0-26 0-39 0-21 15-33 28-33s16 11 16 23c0 16 0 33 0 49 0 10-3 10-16 10 0 2 0 3 0 6 7 0 18-1 24-1 5 0 16 1 23 1 0-3 0-4 0-6-11 0-16 0-16-7 0-13 0-27 0-40 0-18 0-24-7-32-3-4-10-8-22-8-18 0-27 13-31 21-3-19-18-21-28-21-15 0-25 9-31 22 0-7 0-15 0-22-10 1-20 2-30 2 0 3 0 5 0 7 15 0 17 1 17 12z"><text:p/></draw:path><draw:path draw:style-name="gr206" draw:text-style-name="P13" svg:width="0.044cm" svg:height="0.139cm" svg:x="0.176cm" svg:y="0.017cm" svg:viewBox="0 0 45 140" svg:d="M30 47c-10 1-20 2-29 3 0 2 0 4 0 6 13 0 15 2 15 12 0 18 0 37 0 57 0 9-2 9-16 9 0 2 0 4 0 6 7 0 18-1 23-1 8 0 15 1 22 1 0-2 0-4 0-6-14 0-15-1-15-9 0-26 0-52 0-78zM31 11c0-7-5-11-11-11-7 0-12 5-12 11s5 11 12 11c6 0 11-5 11-11z"><text:p/></draw:path><draw:path draw:style-name="gr207" draw:text-style-name="P13" svg:width="0.105cm" svg:height="0.092cm" svg:x="0.234cm" svg:y="0.065cm" svg:viewBox="0 0 106 93" svg:d="M16 21c0 19 0 37 0 56 0 10-2 10-16 10 0 2 0 3 0 6 7 0 18-1 24-1 5 0 16 1 23 1 0-3 0-4 0-6-14 0-16 0-16-10 0-13 0-26 0-39 0-21 15-33 28-33 14 0 16 11 16 23 0 16 0 33 0 49 0 10-2 10-16 10 0 2 0 3 0 6 7 0 18-1 23-1 6 0 17 1 24 1 0-3 0-4 0-6-11 0-16 0-17-7 0-13 0-27 0-40 0-18 0-24-6-32-3-4-10-8-22-8-15 0-26 9-32 22 0-7 0-15 0-22-9 1-19 2-29 2 0 3 0 5 0 7 15 0 16 1 16 12z"><text:p/></draw:path><draw:path draw:style-name="gr208" draw:text-style-name="P13" svg:width="0.066cm" svg:height="0.104cm" svg:x="0.354cm" svg:y="0.085cm" svg:viewBox="0 0 67 105" svg:d="M67 32c0-15-6-32-21-32-22 0-46 40-46 73 0 17 7 32 20 32 23 0 47-40 47-73zM17 50c8-32 20-46 29-46s9 16 9 19c0 6-1 15-4 27-11 0-23 0-34 0zM50 55c-4 16-8 24-12 31-5 8-11 15-17 15-8 0-10-11-10-19 0-10 3-21 5-27 11 0 22 0 34 0z"><text:p/></draw:path><draw:path draw:style-name="gr209" draw:text-style-name="P13" svg:width="0.127cm" svg:height="0.007cm" svg:x="0.493cm" svg:y="0.101cm" svg:viewBox="0 0 128 8" svg:d="M121 8c4 0 7 0 7-4s-3-4-7-4c-38 0-76 0-114 0-3 0-7 0-7 4s4 4 7 4c38 0 76 0 114 0z"><text:p/></draw:path><draw:path draw:style-name="gr210" draw:text-style-name="P13" svg:width="0.198cm" svg:height="0.209cm" svg:x="0.686cm" svg:y="0cm" svg:viewBox="0 0 199 210" svg:d="M77 113c-25 30-50 61-75 91-1 2-2 3-2 3 0 3 2 3 6 3 58 0 116 0 175 0 6-18 12-35 18-52-2 0-3 0-5 0-6 15-20 28-38 34-3 1-18 6-49 6-30 0-60 0-90 0 25-30 49-60 74-90 1-1 2-2 2-3s-1-1-2-3c-23-31-45-62-68-94 27 0 56 0 83 0 24 0 73 2 88 41 2 0 3 0 5 0-6-16-12-33-18-49-59 0-117 0-175 0-6 0-6 1-6 7 26 35 51 70 77 106z"><text:p/></draw:path><draw:path draw:style-name="gr211" draw:text-style-name="P13" svg:width="0.049cm" svg:height="0.092cm" svg:x="0.903cm" svg:y="0.128cm" svg:viewBox="0 0 50 93" svg:d="M30 34c5 0 10 0 15 0 2 0 5 0 5-3 0-2-3-2-5-2-5 0-9 0-14 0 2-7 4-15 6-22 0-1 0-2 0-2 0-3-2-5-5-5-4 0-6 2-7 7-1 3 1-4-5 22-6 0-10 0-16 0-2 0-4 0-4 3 0 2 1 2 4 2 5 0 9 0 14 0-3 12-5 23-8 35-2 3-3 9-3 11 0 8 7 13 16 13 17 0 26-20 26-22s-2-2-3-2c-2 0-2 1-3 3-4 9-11 17-20 17-3 0-4-2-4-7 0-1 0-4 0-6 4-14 7-28 11-42z"><text:p/></draw:path><draw:path draw:style-name="gr212" draw:text-style-name="P13" svg:width="0.198cm" svg:height="0.209cm" svg:x="1.018cm" svg:y="0cm" svg:viewBox="0 0 199 210" svg:d="M77 113c-25 30-50 61-75 91-1 2-1 3-1 3 0 3 1 3 5 3 58 0 116 0 175 0 6-18 12-35 18-52-2 0-3 0-5 0-6 15-20 28-37 34-4 1-18 6-50 6-30 0-59 0-89 0 25-30 49-60 73-90 1-1 2-2 2-3s-1-1-2-3c-23-31-45-62-68-94 27 0 56 0 83 0 24 0 73 2 88 41 2 0 3 0 5 0-6-16-12-33-18-49-59 0-117 0-175 0-5 0-6 1-6 7 26 35 51 70 77 106z"><text:p/></draw:path><draw:path draw:style-name="gr213" draw:text-style-name="P13" svg:width="0.064cm" svg:height="0.127cm" svg:x="1.228cm" svg:y="0.122cm" svg:viewBox="0 0 65 128" svg:d="M65 5c0-2-2-5-6-5s-8 4-8 8c0 2 2 6 6 6s8-4 8-9zM34 105c-3 10-11 18-19 18-2 0-4 0-5-1 3-2 4-5 4-7 0-4-3-5-6-5-4 0-8 3-8 8 0 6 6 10 15 10s26-6 31-24c4-18 9-35 13-52 0-2 0-3 0-6 0-8-6-14-15-14-16 0-26 21-26 23s2 2 2 2c2 0 2-1 3-2 4-9 12-18 20-18 4 0 6 2 6 7 0 2-1 3-1 5-5 18-10 37-14 56z"><text:p/></draw:path><draw:path draw:style-name="gr214" draw:text-style-name="P13" svg:width="0.046cm" svg:height="0.144cm" svg:x="1.36cm" svg:y="0.011cm" svg:viewBox="0 0 47 145" svg:d="M30 0c-10 1-20 2-30 2 0 3 0 5 0 7 14 0 16 1 16 11 0 37 0 73 0 110 0 9-2 9-16 9 0 2 0 4 0 6 7 0 18-1 23-1s16 1 24 1c0-2 0-4 0-6-15 0-17 0-17-9 0-44 0-87 0-130z"><text:p/></draw:path><draw:path draw:style-name="gr215" draw:text-style-name="P13" svg:width="0.093cm" svg:height="0.095cm" svg:x="1.416cm" svg:y="0.063cm" svg:viewBox="0 0 94 96" svg:d="M94 49c0-27-21-49-47-49s-47 23-47 49c0 28 22 47 47 47 26 0 47-20 47-47zM47 91c-9 0-18-4-24-14-5-9-5-22-5-30 0-7 0-19 5-28 6-10 15-14 24-14s18 5 24 14c5 9 5 21 5 28 0 8 0 20-5 29-4 9-13 15-24 15z"><text:p/></draw:path><draw:path draw:style-name="gr216" draw:text-style-name="P13" svg:width="0.096cm" svg:height="0.137cm" svg:x="1.522cm" svg:y="0.062cm" svg:viewBox="0 0 97 138" svg:d="M41 59c-18 0-18-21-18-25 0-6 0-13 3-18 2-3 6-9 15-9 18 0 18 21 18 27 0 5 0 12-3 17-2 2-7 8-15 8zM17 68c0-1 0-6 3-10 8 6 17 6 21 6 20 0 34-14 34-30 0-8-3-16-8-21 7-7 15-8 18-8 1 0 2 0 3 0-3 1-4 3-4 6s3 6 7 6c1 0 6-1 6-6 0-4-3-11-11-11-4 0-14 2-22 10-9-7-18-8-23-8-19 0-34 15-34 32 0 9 4 16 10 21-3 3-7 10-7 17s3 15 10 19c-13 4-20 13-20 21 0 15 21 26 47 26 24 0 47-10 47-27 0-7-3-18-14-24-12-5-24-5-36-5-6 0-15 0-16-1-7 0-11-7-11-13zM47 134c-21 0-36-11-36-22 0-10 8-17 17-18 4 0 9 0 13 0 18 0 42 0 42 18 0 11-15 22-36 22z"><text:p/></draw:path><draw:path draw:style-name="gr217" draw:text-style-name="P13" svg:width="0.109cm" svg:height="0.133cm" svg:x="1.653cm" svg:y="0.065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-1 4-5 3-15 8-25 15-25 3 0 6 2 6 9 0 5 0 8-1 11-8 31-16 62-24 94zM53 28c2-6 8-12 11-15 8-7 14-8 18-8 8 0 13 7 13 20 0 12-7 36-11 44-7 15-17 22-25 22-14 0-16-18-16-19s0-1 0-3c4-14 7-28 10-41z"><text:p/></draw:path><draw:path draw:style-name="gr218" draw:text-style-name="P13" svg:width="0.048cm" svg:height="0.209cm" svg:x="1.787cm" svg:y="0cm" svg:viewBox="0 0 49 210" svg:d="M49 208c0-1 0-1-3-5-27-26-34-66-34-98 0-36 8-73 34-99 3-3 3-3 3-4s-1-2-2-2c-2 0-21 14-34 41-11 23-13 46-13 64 0 17 2 42 14 65 12 26 31 40 33 40 1 0 2-1 2-2z"><text:p/></draw:path><draw:path draw:style-name="gr219" draw:text-style-name="P13" svg:width="0.139cm" svg:height="0.094cm" svg:x="1.854cm" svg:y="0.065cm" svg:viewBox="0 0 140 95" svg:d="M91 22c1-5 4-12 4-14 0-4-3-6-7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1-25 7-17 14-45 14-55 0-11-6-15-10-15-5 0-10 5-10 10 0 3 1 4 3 6s8 8 8 18c0 7-7 28-12 38-6 11-13 19-23 19s-16-7-16-19c0-5 2-12 3-15 3-12 5-23 8-35z"><text:p/></draw:path><draw:path draw:style-name="gr220" draw:text-style-name="P13" svg:width="0.049cm" svg:height="0.092cm" svg:x="2.005cm" svg:y="0.097cm" svg:viewBox="0 0 50 93" svg:d="M30 34c5 0 10 0 15 0 3 0 5 0 5-3s-2-3-4-3c-5 0-10 0-15 0 2-7 4-14 6-21 0-1 0-2 0-3 0-2-2-4-5-4s-6 2-7 6 1-4-5 22c-5 0-10 0-15 0-3 0-5 0-5 4 0 2 2 2 4 2 5 0 10 0 15 0-3 11-6 22-9 34-1 4-3 9-3 11 0 9 8 14 16 14 17 0 26-21 26-22 0-2-2-1-2-2-2 0-3 0-4 2-3 10-11 18-20 18-3 0-4-2-4-7 0-2 0-5 0-6 4-14 7-29 11-42z"><text:p/></draw:path><draw:path draw:style-name="gr221" draw:text-style-name="P13" svg:width="0.108cm" svg:height="0.107cm" svg:x="2.073cm" svg:y="0.098cm" svg:viewBox="0 0 109 108" svg:d="M58 58c15 0 30 0 45 0 2 0 6 0 6-3 0-5-4-5-6-5-15 0-30 0-45 0 0-15 0-30 0-45 0-1 0-5-3-5-5 0-5 4-5 5 0 15 0 30 0 45-15 0-30 0-45 0-1 0-5 0-5 4s4 4 5 4c15 0 30 0 45 0 0 15 0 30 0 45 0 2 0 5 4 5s4-3 4-5c0-15 0-30 0-45z"><text:p/></draw:path><draw:path draw:style-name="gr222" draw:text-style-name="P13" svg:width="0.064cm" svg:height="0.127cm" svg:x="2.192cm" svg:y="0.091cm" svg:viewBox="0 0 65 128" svg:d="M65 6c0-3-2-6-6-6s-8 4-8 8c0 3 2 6 6 6s8-4 8-8zM34 105c-3 10-11 18-20 18-1 0-3 0-4 0 3-2 4-6 4-8 0-4-3-5-6-5-4 0-8 4-8 9s6 9 15 9c8 0 26-6 31-24 4-18 9-35 13-52 0-2 0-3 0-5 0-9-6-14-15-14-16 0-26 20-26 22s2 2 2 2c2 0 2 0 3-2 4-9 12-18 20-18 4 0 6 3 6 7 0 2-1 4-1 5-5 18-10 37-14 56z"><text:p/></draw:path><draw:path draw:style-name="gr223" draw:text-style-name="P13" svg:width="0.007cm" svg:height="0.209cm" svg:x="2.306cm" svg:y="0cm" svg:viewBox="0 0 8 210" svg:d="M8 8c0-4 0-8-4-8s-4 4-4 8c0 64 0 129 0 194 0 4 0 8 4 8s4-4 4-8c0-65 0-130 0-194z"><text:p/></draw:path><draw:path draw:style-name="gr224" draw:text-style-name="P13" svg:width="0.139cm" svg:height="0.094cm" svg:x="2.345cm" svg:y="0.065cm" svg:viewBox="0 0 140 95" svg:d="M91 22c1-5 4-12 4-14 0-4-3-6-7-6-2 0-6 2-8 6 0 2-10 42-12 48-1 6-1 9-1 14 0 2 0 2 0 3-5 11-11 18-20 18-16 0-16-16-16-19 0-7 1-15 10-41 3-6 4-9 4-14 0-9-7-17-17-17-20 0-28 31-28 32 0 3 2 2 2 3 3 0 3-1 4-4 6-20 14-26 22-26 1 0 4 0 4 7 0 5-2 11-3 14-9 26-12 35-12 43 0 19 14 26 30 26 3 0 14 0 22-14 5 13 20 14 26 14 16 0 26-13 31-25 7-17 14-45 14-55 0-11-6-15-10-15-5 0-10 5-10 10 0 3 1 4 3 6s8 8 8 18c0 7-6 28-12 38-6 11-13 19-23 19s-16-7-16-19c0-5 2-12 3-15 3-12 5-23 8-35z"><text:p/></draw:path><draw:path draw:style-name="gr225" draw:text-style-name="P13" svg:width="0.049cm" svg:height="0.092cm" svg:x="2.496cm" svg:y="0.097cm" svg:viewBox="0 0 50 93" svg:d="M30 34c5 0 10 0 15 0 3 0 5 0 5-3s-2-3-4-3c-5 0-10 0-15 0 2-7 4-14 6-21 0-1 0-2 0-3 0-2-2-4-5-4s-6 2-7 6c0 4 1-4-5 22-5 0-10 0-15 0-3 0-5 0-5 4 0 2 2 2 4 2 5 0 10 0 15 0-3 11-6 22-9 34-1 4-3 9-3 11 0 9 8 14 16 14 17 0 26-21 26-22 0-2-2-1-2-2-2 0-3 0-3 2-4 10-12 18-20 18-4 0-5-2-5-7 0-2 0-5 0-6 4-14 7-29 11-42z"><text:p/></draw:path><draw:path draw:style-name="gr226" draw:text-style-name="P13" svg:width="0.022cm" svg:height="0.13cm" svg:x="2.583cm" svg:y="0.067cm" svg:viewBox="0 0 23 131" svg:d="M22 11c0-6-5-11-11-11s-11 5-11 11 5 11 11 11 11-5 11-11zM18 89c0 5 0 22-13 37-2 2-2 2-2 3 0 2 1 2 2 2 3 0 18-17 18-41 0-6-1-22-12-22-7 0-11 6-11 12 0 5 4 10 11 10 1 0 1 0 2 0s3 0 5-1z"><text:p/></draw:path><draw:path draw:style-name="gr227" draw:text-style-name="P13" svg:width="0.086cm" svg:height="0.149cm" svg:x="2.667cm" svg:y="0.009cm" svg:viewBox="0 0 87 150" svg:d="M87 43c0-14-4-43-25-43-30 0-62 59-62 107 0 20 6 43 25 43 30 0 62-60 62-107zM23 72c3-13 8-31 16-45 5-11 13-22 23-22s11 13 11 25c0 10-2 21-6 42-15 0-30 0-44 0zM65 78c-3 10-7 28-15 43-7 14-15 25-25 25-6 0-11-7-11-26 0-9 2-21 7-42 14 0 29 0 44 0z"><text:p/></draw:path><draw:path draw:style-name="gr228" draw:text-style-name="P13" svg:width="0.048cm" svg:height="0.209cm" svg:x="2.775cm" svg:y="0cm" svg:viewBox="0 0 49 210" svg:d="M49 105c0-16-2-41-14-65-13-26-31-40-33-40-1 0-2 1-2 2s0 1 4 5c21 21 33 54 33 98 0 36-8 72-34 99-3 3-3 3-3 4s1 2 2 2c2 0 21-15 34-41 11-23 13-46 13-64z"><text:p/></draw:path></draw:g></text:span><text:span text:style-name="T10"><text:s/>→ </text:span><text:span text:style-name="T10"><draw:g text:anchor-type="as-char" svg:y="-0.206cm" draw:z-index="24" draw:style-name="gr1"><svg:title>TexMaths</svg:title><svg:desc>6§inline§\frac1 T \sum^T_{t=1} \sum_{-c\leq j \leq c, j \neq 0} \log p(w_{t+j} | w_t ; \theta)§svg§600§TRUE§</svg:desc><draw:path draw:style-name="gr170" draw:text-style-name="P13" svg:width="0.052cm" svg:height="0.097cm" svg:x="0.035cm" svg:y="0.025cm" svg:viewBox="0 0 53 98" svg:d="M33 4c0-3 0-4-4-4-10 10-23 10-29 10 0 1 0 3 0 5 4 0 13 0 22-4 0 25 0 50 0 75 0 4 0 6-15 6-2 0-4 0-6 0 0 2 0 4 0 6 3 0 21-1 26-1s23 1 26 1c0-2 0-4 0-6-1 0-3 0-5 0-15 0-15-2-15-6 0-28 0-55 0-82z"><text:p/></draw:path><draw:path draw:style-name="gr171" draw:text-style-name="P13" svg:width="0.121cm" svg:height="0.007cm" svg:x="0cm" svg:y="0.148cm" svg:viewBox="0 0 122 8" svg:d="M61 8c-20 0-41 0-61 0 0-3 0-5 0-8 41 0 82 0 122 0 0 3 0 5 0 8-20 0-40 0-61 0z"><text:p/></draw:path><draw:path draw:style-name="gr172" draw:text-style-name="P13" svg:width="0.109cm" svg:height="0.098cm" svg:x="0.006cm" svg:y="0.177cm" svg:viewBox="0 0 110 99" svg:d="M65 11c1-4 2-5 5-6 1 0 6 0 9 0 9 0 13 0 16 2 7 2 7 6 7 12 0 1 0 4-1 11 0 1 0 1 0 2 0 2 1 2 2 2 3 0 3-1 3-3 1-10 3-19 4-29 0-2-1-2-4-2-30 0-61 0-91 0-4 0-4 0-5 4-3 8-6 17-9 25 0 1-1 2-1 3 0 0 0 2 2 2s3 0 3-3c9-24 14-26 36-26 2 0 5 0 6 0 5 0 5 0 5 2 0 1 0 1 0 3-7 26-14 52-20 77-1 6-2 7-17 7-5 0-7 0-7 4 0 0 0 1 3 1 4 0 8 0 12 0 5 0 9 0 13 0s9 0 13 0 9 0 13 0c1 0 3 0 3-3 0-2-1-2-6-2-3 0-6 0-9 0-4-1-5-1-5-3 0-1 0-1 1-3 6-26 13-51 19-77z"><text:p/></draw:path><draw:path draw:style-name="gr173" draw:text-style-name="P13" svg:width="0.198cm" svg:height="0.209cm" svg:x="0.194cm" svg:y="0.048cm" svg:viewBox="0 0 199 210" svg:d="M77 113c-25 30-49 61-75 91-1 2-1 3-1 3 0 3 1 3 5 3 58 0 117 0 175 0 6-18 12-35 18-52-2 0-3 0-5 0-6 15-19 28-37 34-4 1-18 6-50 6-30 0-59 0-89 0 25-30 49-60 73-90 1-1 2-2 2-3s0-1-1-3c-23-31-46-62-69-94 28 0 56 0 84 0 24 0 72 2 87 41 2 0 3 0 5 0-6-16-12-33-18-49-58 0-117 0-175 0-5 0-6 1-6 7 26 36 52 70 77 106z"><text:p/></draw:path><draw:path draw:style-name="gr174" draw:text-style-name="P13" svg:width="0.109cm" svg:height="0.098cm" svg:x="0.411cm" svg:y="-0.001cm" svg:viewBox="0 0 110 99" svg:d="M65 11c2-4 2-5 5-6 1 0 6 0 9 0 9 0 13 0 16 2 7 1 8 6 8 11 0 2 0 4-2 12 0 1 0 1 0 2s1 2 3 2 2-2 2-3c1-10 3-19 4-29 0-2-1-2-4-2-30 0-60 0-91 0-4 0-4 0-5 3-3 9-6 17-9 26 0 1-1 2-1 3 0 0 1 2 2 2 3 0 3-1 4-3 8-24 13-26 35-26 3 0 5 0 7 0 4 0 4 0 4 2 0 0 0 1 0 3-7 26-13 52-20 77-1 6-1 7-17 7-5 0-7 0-7 4 1 0 1 1 3 1 4 0 8 0 12 0 5 0 9 0 14 0 3 0 9 0 13 0 3 0 8 0 12 0 1 0 3 0 3-3 0-2-1-2-6-2-3 0-6 0-8 0-5-1-5-1-5-3 0-1 0-1 0-4 7-25 13-50 19-76z"><text:p/></draw:path><draw:path draw:style-name="gr175" draw:text-style-name="P13" svg:width="0.049cm" svg:height="0.092cm" svg:x="0.411cm" svg:y="0.176cm" svg:viewBox="0 0 50 93" svg:d="M30 34c5 0 10 0 15 0 3 0 5 0 5-3 0-2-2-2-4-2-5 0-10 0-15 0 2-7 4-15 6-22 0-1 0-2 0-2 0-3-2-5-5-5s-6 2-7 7c0 3 1-4-5 22-5 0-10 0-15 0-3 0-5 0-5 3 0 2 2 2 4 2 5 0 10 0 15 0-3 12-6 23-9 35-1 4-2 8-2 11 0 8 7 13 15 13 17 0 26-20 26-22 0-3-2-1-2-2-2 0-2 1-3 3-4 9-12 17-20 17-4 0-5-2-5-7 0-1 0-5 0-6 4-14 7-28 11-42z"><text:p/></draw:path><draw:path draw:style-name="gr176" draw:text-style-name="P13" svg:width="0.108cm" svg:height="0.039cm" svg:x="0.479cm" svg:y="0.21cm" svg:viewBox="0 0 109 40" svg:d="M103 7c2 0 6 0 6-3 0-4-4-4-6-4-32 0-65 0-98 0-1 0-5 0-5 4 0 3 4 3 5 3 33 0 66 0 98 0zM103 40c2 0 6 0 6-4s-4-4-6-4c-32 0-65 0-98 0-1 0-5 0-5 4s4 4 5 4c33 0 66 0 98 0z"><text:p/></draw:path><draw:path draw:style-name="gr177" draw:text-style-name="P13" svg:width="0.053cm" svg:height="0.097cm" svg:x="0.614cm" svg:y="0.169cm" svg:viewBox="0 0 54 98" svg:d="M34 4c0-4-1-4-5-4-9 9-23 9-29 9 0 2 0 4 0 5 4 0 13 0 22-4 0 25 0 50 0 75 0 5 0 7-15 7-2 0-4 0-6 0 0 2 0 4 0 6 3-1 21-1 27-1 4 0 22 0 26 1 0-2 0-4 0-6-2 0-4 0-5 0-15 0-15-2-15-7 0-27 0-54 0-81z"><text:p/></draw:path><draw:path draw:style-name="gr178" draw:text-style-name="P13" svg:width="0.198cm" svg:height="0.209cm" svg:x="0.739cm" svg:y="0.048cm" svg:viewBox="0 0 199 210" svg:d="M77 113c-25 30-49 61-75 91-1 2-1 3-1 3 0 3 1 3 5 3 58 0 117 0 175 0 6-18 12-35 18-52-2 0-3 0-5 0-6 15-19 28-37 34-4 1-18 6-50 6-30 0-59 0-89 0 25-30 49-60 73-90 1-1 2-2 2-3s0-1-1-3c-23-31-46-62-69-94 28 0 56 0 84 0 24 0 72 2 87 41 2 0 3 0 5 0-6-16-12-33-18-49-58 0-117 0-175 0-5 0-6 1-6 7 26 36 52 70 77 106z"><text:p/></draw:path><draw:path draw:style-name="gr179" draw:text-style-name="P13" svg:width="0.099cm" svg:height="0.006cm" svg:x="0.966cm" svg:y="0.227cm" svg:viewBox="0 0 100 7" svg:d="M94 7c3 0 6 0 6-3 0-4-3-4-6-4-29 0-59 0-88 0-2 0-6 0-6 4 0 3 4 3 6 3 29 0 59 0 88 0z"><text:p/></draw:path><draw:path draw:style-name="gr180" draw:text-style-name="P13" svg:width="0.063cm" svg:height="0.066cm" svg:x="1.091cm" svg:y="0.203cm" svg:viewBox="0 0 64 67" svg:d="M55 9c-5 1-8 5-8 8 0 4 4 5 6 5 3 0 9-2 9-9 0-10-12-13-19-13-23 0-43 20-43 41 0 12 8 26 27 26 25 0 37-15 37-17 0-1-2-3-3-3s-1 1-2 2c-12 13-29 13-31 13-11 0-16-7-16-16 0-4 2-20 10-30 6-8 13-12 21-12 1 0 9 1 12 5z"><text:p/></draw:path><draw:path draw:style-name="gr181" draw:text-style-name="P13" svg:width="0.099cm" svg:height="0.127cm" svg:x="1.173cm" svg:y="0.167cm" svg:viewBox="0 0 100 128" svg:d="M97 8c1-1 3-2 3-4s-2-4-3-4-2 0-3 1c-30 15-60 29-90 43-3 2-4 2-4 4 0 1 1 3 4 4 30 15 60 29 90 43 1 1 2 1 3 1s3-2 3-3c0-3-2-4-3-4-28-14-57-28-85-41 28-13 56-27 85-40zM94 128c3 0 6 0 6-3 0-4-3-4-6-4-29 0-59 0-88 0-2 0-6 0-6 4 0 3 4 3 6 3 29 0 59 0 88 0z"><text:p/></draw:path><draw:path draw:style-name="gr182" draw:text-style-name="P13" svg:width="0.064cm" svg:height="0.127cm" svg:x="1.289cm" svg:y="0.169cm" svg:viewBox="0 0 65 128" svg:d="M65 5c0-2-2-5-6-5s-8 4-8 8c0 2 2 6 6 6s8-4 8-9zM34 105c-3 9-11 18-19 18-2 0-4 0-5-1 3-2 4-5 4-7 0-4-3-5-6-5-4 0-8 3-8 8s6 10 15 10 26-6 31-24c4-18 9-35 13-52 0-2 0-3 0-6 0-8-6-14-15-14-16 0-26 21-26 23s2 2 2 2c2 0 2-1 3-2 4-9 12-18 20-18 4 0 6 2 6 7 0 2-1 3-1 5-5 18-10 37-14 56z"><text:p/></draw:path><draw:path draw:style-name="gr183" draw:text-style-name="P13" svg:width="0.099cm" svg:height="0.127cm" svg:x="1.383cm" svg:y="0.167cm" svg:viewBox="0 0 100 128" svg:d="M96 8c2-1 4-2 4-4s-2-4-4-4c-1 0-1 0-3 1-30 15-60 29-90 43-2 2-3 2-3 4 0 1 1 3 3 4 30 15 60 29 90 43 2 1 2 1 3 1 2 0 4-2 4-3 0-3-2-4-3-4-29-14-57-28-86-41 29-13 57-27 85-40zM94 128c2 0 6 0 6-3 0-4-4-4-6-4-30 0-59 0-89 0-2 0-5 0-5 4 0 3 3 3 5 3 30 0 59 0 89 0z"><text:p/></draw:path><draw:path draw:style-name="gr184" draw:text-style-name="P13" svg:width="0.063cm" svg:height="0.066cm" svg:x="1.508cm" svg:y="0.203cm" svg:viewBox="0 0 64 67" svg:d="M55 9c-5 1-7 5-7 8 0 4 3 5 5 5 4 0 9-2 9-9 0-10-12-13-19-13-23 0-43 20-43 41 0 12 9 26 27 26 25 0 37-15 37-17 0-1-2-3-3-3 0 0-1 1-2 2-12 13-29 13-31 13-11 0-16-7-16-16 0-4 2-20 10-30 6-8 13-12 21-12 1 0 9 1 12 5z"><text:p/></draw:path><draw:path draw:style-name="gr185" draw:text-style-name="P13" svg:width="0.018cm" svg:height="0.045cm" svg:x="1.591cm" svg:y="0.25cm" svg:viewBox="0 0 19 46" svg:d="M14 15c0 8-1 17-11 27-1 0-1 1-1 1 0 1 1 3 2 3 2 0 15-12 15-30 0-9-4-16-11-16-4 0-8 4-8 8 0 5 3 9 8 9 4 0 5-1 6-2z"><text:p/></draw:path><draw:path draw:style-name="gr186" draw:text-style-name="P13" svg:width="0.064cm" svg:height="0.127cm" svg:x="1.625cm" svg:y="0.169cm" svg:viewBox="0 0 65 128" svg:d="M65 5c0-2-3-5-6-5-4 0-9 4-9 8 0 2 2 6 6 6s9-4 9-9zM33 105c-2 9-10 18-19 18-1 0-3 0-5-1 4-2 5-5 5-7 0-4-3-5-6-5-4 0-8 3-8 8s5 10 14 10 27-6 31-24 9-35 13-52c1-2 1-3 1-6 0-8-7-14-16-14-16 0-26 21-26 23s2 1 3 2c2 0 2-1 3-2 3-9 11-18 20-18 4 0 5 2 5 7 0 2-1 3-1 5-4 18-9 37-14 56z"><text:p/></draw:path><draw:path draw:style-name="gr187" draw:text-style-name="P13" svg:width="0.081cm" svg:height="0.136cm" svg:x="1.727cm" svg:y="0.162cm" svg:viewBox="0 0 82 137" svg:d="M80 7c1-2 2-2 2-3 0-2-2-4-4-4s-3 2-4 3c-24 43-49 84-73 127-1 2-1 2-1 3 0 2 1 4 4 4 1 0 3-2 3-3 25-43 49-85 73-127z"><text:p/></draw:path><draw:path draw:style-name="gr188" draw:text-style-name="P13" svg:width="0.108cm" svg:height="0.039cm" svg:x="1.713cm" svg:y="0.21cm" svg:viewBox="0 0 109 40" svg:d="M103 7c3 0 6 0 6-3 0-4-4-4-6-4-32 0-65 0-98 0-1 0-5 0-5 4 0 3 4 3 6 3 32 0 65 0 97 0zM103 40c2 0 6 0 6-4s-3-4-6-4c-32 0-65 0-97 0-2 0-6 0-6 4s4 4 5 4c33 0 66 0 98 0z"><text:p/></draw:path><draw:path draw:style-name="gr189" draw:text-style-name="P13" svg:width="0.067cm" svg:height="0.099cm" svg:x="1.839cm" svg:y="0.169cm" svg:viewBox="0 0 68 100" svg:d="M68 50c0-16-1-27-9-37-4-8-13-13-25-13-34 0-34 40-34 50 0 11 0 50 34 50s34-39 34-50zM34 96c-7 0-16-4-19-16-2-9-2-21-2-31 0-11 0-23 3-30 3-12 12-15 18-15 8 0 16 5 18 13 3 8 3 19 3 32 0 10 0 21-2 31-3 13-13 16-19 16z"><text:p/></draw:path><draw:path draw:style-name="gr190" draw:text-style-name="P13" svg:width="0.046cm" svg:height="0.145cm" svg:x="1.968cm" svg:y="0.058cm" svg:viewBox="0 0 47 146" svg:d="M30 0c-10 1-20 2-30 2 0 3 0 5 0 7 14 0 16 1 16 11 0 37 0 73 0 110 0 9-2 9-16 9 0 2 0 4 0 7 7 0 18-1 23-1s16 1 24 1c0-3 0-5 0-7-15 0-17 0-17-9 0-44 0-87 0-130z"><text:p/></draw:path><draw:path draw:style-name="gr191" draw:text-style-name="P13" svg:width="0.093cm" svg:height="0.095cm" svg:x="2.025cm" svg:y="0.11cm" svg:viewBox="0 0 94 96" svg:d="M94 49c0-27-21-49-47-49s-47 23-47 49c0 28 22 47 47 47 26 0 47-20 47-47zM47 91c-9 0-18-4-24-14-5-9-5-22-5-29 0-8 0-20 5-29 6-10 15-14 24-14s18 5 24 14c5 9 5 21 5 29 0 7 0 19-5 28-4 9-13 15-24 15z"><text:p/></draw:path><draw:path draw:style-name="gr192" draw:text-style-name="P13" svg:width="0.096cm" svg:height="0.137cm" svg:x="2.131cm" svg:y="0.109cm" svg:viewBox="0 0 97 138" svg:d="M41 59c-18 0-18-21-18-26 0-6 0-13 3-18 2-2 6-8 15-8 18 0 18 21 18 26s0 12-3 17c-2 3-7 9-15 9zM17 67c0-1 0-6 3-10 8 6 17 7 21 7 20 0 34-15 34-31 0-8-3-16-8-20 7-8 15-9 18-9 1 0 2 0 3 1-3 0-4 3-4 5 0 4 3 6 7 6 1 0 6-1 6-6 0-3-3-10-11-10-4 0-14 1-22 10-9-8-18-8-23-8-19 0-34 15-34 31 0 9 4 17 10 22-3 3-7 10-7 17s3 14 10 18c-13 4-20 13-20 21 0 15 21 27 47 27 24 0 47-10 47-27 0-7-3-18-14-24-12-5-24-5-36-5-6 0-15 0-16-1-7-1-11-7-11-14zM47 134c-21 0-36-11-36-23 0-9 8-17 17-18 4 0 9 0 13 0 18 0 42 0 42 18 0 12-15 23-36 23z"><text:p/></draw:path><draw:path draw:style-name="gr193" draw:text-style-name="P13" svg:width="0.109cm" svg:height="0.133cm" svg:x="2.262cm" svg:y="0.111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 0 4-5 3-15 8-25 15-25 3 0 6 2 6 9 0 5 0 8-1 11-8 31-16 62-24 94zM53 28c2-6 8-12 11-15 8-6 14-8 18-8 8 0 13 7 13 20 0 12-7 36-11 44-7 15-17 22-25 22-14 0-16-18-16-19s0-1 0-3c4-14 7-28 10-41z"><text:p/></draw:path><draw:path draw:style-name="gr194" draw:text-style-name="P13" svg:width="0.048cm" svg:height="0.209cm" svg:x="2.395cm" svg:y="0.048cm" svg:viewBox="0 0 49 210" svg:d="M49 207l-3-4c-27-26-34-66-34-98 0-36 8-73 34-99 3-2 3-3 3-4s-1-2-2-2c-2 0-21 14-34 41-11 23-13 46-13 64 0 17 2 42 14 65 12 26 31 40 33 40 1 0 2-1 2-3z"><text:p/></draw:path><draw:path draw:style-name="gr195" draw:text-style-name="P13" svg:width="0.139cm" svg:height="0.094cm" svg:x="2.463cm" svg:y="0.111cm" svg:viewBox="0 0 140 95" svg:d="M91 22c1-5 4-12 4-14 0-4-3-6-7-6-2 0-6 2-8 6 0 2-10 42-12 48-1 6-1 9-1 14 0 2 0 2 0 3-5 11-11 18-20 18-16 0-16-15-16-19 0-7 1-15 10-41 3-6 4-9 4-14 0-9-7-17-17-17-20 0-28 31-28 32 0 3 2 2 2 3 3 0 3-1 4-4 5-20 14-26 21-26 2 0 5 0 5 7 0 5-2 11-3 14-10 26-12 35-12 43 0 19 14 26 30 26 3 0 14 0 22-14 5 13 20 14 26 14 16 0 25-13 31-25 7-17 14-45 14-55 0-11-6-15-10-15-5 0-10 6-10 10 0 3 1 4 3 6 2 3 8 8 8 18 0 7-7 28-12 39-6 10-13 18-23 18s-16-6-16-18c0-6 2-13 3-16 3-11 5-23 8-35z"><text:p/></draw:path><draw:path draw:style-name="gr196" draw:text-style-name="P13" svg:width="0.049cm" svg:height="0.092cm" svg:x="2.614cm" svg:y="0.145cm" svg:viewBox="0 0 50 93" svg:d="M30 34c5 0 10 0 15 0 3 0 5 0 5-3s-2-3-4-3c-5 0-10 0-15 0 2-7 4-14 6-21 0-1 0-2 0-3 0-2-2-4-5-4s-6 2-7 6 1-4-5 22c-5 0-10 0-15 0-3 0-5 0-5 4 0 2 2 2 4 2 5 0 10 0 15 0-3 11-6 22-9 34-1 4-3 9-3 11 0 9 8 14 16 14 17 0 26-20 26-22s-2-1-2-2c-2 0-3 0-4 2-3 10-11 18-20 18-3 0-4-2-4-7 0-2 0-5 0-6 4-15 7-29 11-42z"><text:p/></draw:path><draw:path draw:style-name="gr197" draw:text-style-name="P13" svg:width="0.108cm" svg:height="0.107cm" svg:x="2.682cm" svg:y="0.146cm" svg:viewBox="0 0 109 108" svg:d="M58 58c15 0 30 0 45 0 2 0 6 0 6-3 0-5-4-5-6-5-15 0-30 0-45 0 0-15 0-30 0-45 0-1 0-5-3-5-5 0-5 4-5 5 0 15 0 30 0 45-15 0-30 0-45 0-1 0-5 0-5 4s4 4 5 4c15 0 30 0 45 0 0 15 0 29 0 45 0 2 0 5 4 5s4-3 4-5c0-16 0-30 0-45z"><text:p/></draw:path><draw:path draw:style-name="gr198" draw:text-style-name="P13" svg:width="0.064cm" svg:height="0.127cm" svg:x="2.8cm" svg:y="0.138cm" svg:viewBox="0 0 65 128" svg:d="M65 6c0-3-2-6-6-6s-8 4-8 8c0 3 2 6 6 6s8-4 8-8zM34 105c-3 10-11 18-20 18-1 0-3 0-4 0 3-2 4-6 4-8 0-4-3-5-6-5-4 0-8 4-8 9s6 9 15 9c8 0 26-6 31-24 4-18 9-35 13-52 0-2 0-3 0-5 0-9-6-14-15-14-16 0-26 20-26 22s2 2 2 2c2 0 2 0 3-2 4-9 12-18 20-18 4 0 6 3 6 7 0 2-1 4-1 5-5 18-10 37-14 56z"><text:p/></draw:path><draw:path draw:style-name="gr199" draw:text-style-name="P13" svg:width="0.007cm" svg:height="0.209cm" svg:x="2.914cm" svg:y="0.048cm" svg:viewBox="0 0 8 210" svg:d="M8 8c0-4 0-8-4-8s-4 4-4 8c0 65 0 129 0 194 0 4 0 8 4 8s4-4 4-8c0-65 0-129 0-194z"><text:p/></draw:path><draw:path draw:style-name="gr200" draw:text-style-name="P13" svg:width="0.139cm" svg:height="0.094cm" svg:x="2.954cm" svg:y="0.111cm" svg:viewBox="0 0 140 95" svg:d="M91 22c1-5 4-12 4-14 0-4-3-6-7-6-2 0-6 2-8 6 0 2-10 42-12 48-1 6-1 9-1 14 0 2 0 2 0 3-5 11-11 18-20 18-16 0-16-15-16-19 0-7 1-15 10-41 3-6 4-9 4-14 0-9-7-17-17-17-20 0-28 31-28 32 0 3 2 2 2 3 3 0 3-1 4-4 6-20 14-26 22-26 1 0 4 0 4 7 0 5-2 11-3 14-9 26-12 35-12 43 0 19 14 26 30 26 3 0 14 0 22-14 5 13 20 14 26 14 16 0 26-13 31-25 7-17 14-45 14-55 0-11-6-15-10-15-5 0-10 6-10 10 0 3 1 4 3 6 2 3 8 8 8 18 0 7-6 28-12 39-6 10-13 18-23 18s-16-6-16-18c0-6 2-13 3-16 3-11 5-23 8-35z"><text:p/></draw:path><draw:path draw:style-name="gr201" draw:text-style-name="P13" svg:width="0.049cm" svg:height="0.092cm" svg:x="3.105cm" svg:y="0.145cm" svg:viewBox="0 0 50 93" svg:d="M30 34c5 0 10 0 15 0 3 0 5 0 5-3s-2-3-4-3c-5 0-10 0-15 0 2-7 4-14 6-21 0-1 0-2 0-3 0-2-2-4-5-4s-6 2-7 6c0 4 1-4-5 22-5 0-10 0-15 0-3 0-5 0-5 4 0 2 2 2 4 2 5 0 10 0 15 0-3 11-6 22-9 34-1 4-3 9-3 11 0 9 8 14 16 14 17 0 26-20 26-22s-2-1-2-2c-2 0-3 0-3 2-4 10-12 18-20 18-4 0-5-2-5-7 0-2 0-5 0-6 4-15 7-29 11-42z"><text:p/></draw:path><draw:path draw:style-name="gr202" draw:text-style-name="P13" svg:width="0.022cm" svg:height="0.13cm" svg:x="3.191cm" svg:y="0.115cm" svg:viewBox="0 0 23 131" svg:d="M22 11c0-6-5-11-11-11s-11 5-11 11 5 11 11 11 11-5 11-11zM18 89c0 5 0 22-13 37-2 2-2 2-2 3 0 2 1 2 2 2 3 0 18-17 18-41 0-6-1-22-12-22-7 0-11 6-11 12 0 5 4 10 11 10 1 0 1 0 2 0s3 0 5-1z"><text:p/></draw:path><draw:path draw:style-name="gr203" draw:text-style-name="P13" svg:width="0.086cm" svg:height="0.149cm" svg:x="3.275cm" svg:y="0.056cm" svg:viewBox="0 0 87 150" svg:d="M87 43c0-14-4-43-25-43-30 0-62 59-62 107 0 20 6 43 25 43 30 0 62-60 62-107zM23 72c3-13 8-30 16-45 5-10 13-22 23-22s11 13 11 25c0 11-2 21-6 42-15 0-30 0-44 0zM65 79c-3 9-7 27-15 42-7 14-15 25-25 25-6 0-11-6-11-26 0-9 2-21 7-41 14 0 29 0 44 0z"><text:p/></draw:path><draw:path draw:style-name="gr204" draw:text-style-name="P13" svg:width="0.048cm" svg:height="0.209cm" svg:x="3.383cm" svg:y="0.048cm" svg:viewBox="0 0 49 210" svg:d="M49 105c0-16-2-41-14-65-13-26-31-40-33-40-1 0-2 1-2 2s0 2 4 5c21 21 33 54 33 98 0 36-8 72-34 99-3 3-3 3-3 3 0 2 1 3 2 3 2 0 21-15 34-41 11-23 13-46 13-64z"><text:p/></draw:path></draw:g></text:span><text:span text:style-name="T11"><text:s/></text:span><text:span text:style-name="T13">over all elems in corpus. </text:span><text:span text:style-name="T14">However, the bottom term in the </text:span><text:span text:style-name="T14"><draw:g text:anchor-type="as-char" svg:y="-0.159cm" draw:z-index="26" draw:style-name="gr1"><svg:title>TexMaths</svg:title><svg:desc>6§inline§ p(w_{t+j}|w_t) §svg§600§TRUE§</svg:desc><draw:path draw:style-name="gr116" draw:text-style-name="P13" svg:width="0.109cm" svg:height="0.133cm" svg:x="0cm" svg:y="0.064cm" svg:viewBox="0 0 110 134" svg:d="M16 119c-2 7-2 8-11 8-3 0-5 0-5 4 0 2 1 3 3 3 5 0 11-1 17-1 8 0 15 1 21 1 2 0 4 0 4-5 0-2-2-2-5-2-11 0-11-1-11-3 0-3 9-37 11-42 3 6 9 14 19 14 25 0 51-31 51-62 0-20-12-34-28-34-11 0-21 8-27 16-3-11-12-16-20-16-9 0-13 8-15 12-4 7-7 20-7 21 0 2 3 2 3 2 2 0 2-1 4-5 3-15 8-25 15-25 3 0 6 2 6 9 0 5 0 8-1 11-8 32-16 63-24 94zM53 28c2-6 8-12 11-15 8-7 14-8 18-8 8 0 13 7 13 20 0 12-7 36-11 44-7 15-17 22-25 22-14 0-16-18-16-19v-3c4-14 7-28 10-41z"><text:p/></draw:path><draw:path draw:style-name="gr117" draw:text-style-name="P13" svg:width="0.048cm" svg:height="0.21cm" svg:x="0.133cm" svg:y="0cm" svg:viewBox="0 0 49 211" svg:d="M49 208l-4-4c-26-27-33-67-33-99 0-36 8-73 34-99 3-3 3-3 3-4s-1-2-2-2c-3 0-21 14-34 42-11 22-13 46-13 63s2 42 14 66c12 26 30 40 33 40 1 0 2-1 2-3z"><text:p/></draw:path><draw:path draw:style-name="gr118" draw:text-style-name="P13" svg:width="0.138cm" svg:height="0.095cm" svg:x="0.2cm" svg:y="0.064cm" svg:viewBox="0 0 139 96" svg:d="M91 22c1-5 3-12 3-14 0-4-3-6-6-6-2 0-6 2-8 6 0 2-10 42-12 47-1 7-1 11-1 15 0 2 0 2 0 3-5 11-11 18-20 18-16 0-16-16-16-19 0-7 1-15 10-41 3-6 4-9 4-14 0-9-7-17-17-17-20 0-28 31-28 33s2 2 2 2c3 0 3-1 4-4 5-20 14-26 21-26 2 0 5 0 5 6s-2 12-3 15c-10 25-12 35-12 43 0 19 14 27 30 27 3 0 13 0 21-15 6 14 21 15 27 15 16 0 25-14 30-26 8-16 14-45 14-55 0-12-5-15-9-15-5 0-11 5-11 10 0 3 2 4 4 6s7 7 7 18c0 7-6 28-11 38-6 12-13 19-24 19-9 0-15-6-15-18 0-6 2-13 2-16 3-12 6-23 9-35z"><text:p/></draw:path><draw:path draw:style-name="gr119" draw:text-style-name="P13" svg:width="0.049cm" svg:height="0.093cm" svg:x="0.351cm" svg:y="0.097cm" svg:viewBox="0 0 50 94" svg:d="M31 34c4 0 10 0 15 0 2 0 4 0 4-3 0-2-2-2-4-2-5 0-9 0-14 0 2-7 3-15 5-22 0-1 1-2 1-2 0-3-3-5-6-5s-6 3-6 7c-1 3 0-4-6 22-5 0-10 0-15 0-3 0-5 0-5 3 0 2 2 2 5 2 5 0 9 0 14 0-3 12-6 23-9 35-1 4-2 9-2 11 0 8 7 14 15 14 17 0 26-21 26-22 0-3-2-3-2-3-2 0-2 1-3 3-4 10-12 18-20 18-3 0-5-2-5-8 0-1 0-4 1-6 3-14 7-28 11-42z"><text:p/></draw:path><draw:path draw:style-name="gr120" draw:text-style-name="P13" svg:width="0.108cm" svg:height="0.108cm" svg:x="0.419cm" svg:y="0.099cm" svg:viewBox="0 0 109 109" svg:d="M58 58c15 0 30 0 45 0 2 0 6 0 6-4 0-3-3-3-6-3-15 0-30 0-45 0 0-15 0-31 0-46 0-1 0-5-3-5-4 0-4 3-4 5 0 15 0 31 0 46-15 0-31 0-46 0-1 0-5 0-5 3 0 4 4 4 5 4 15 0 31 0 46 0 0 15 0 30 0 46 0 1 0 5 4 5 3 0 3-4 3-5 0-16 0-31 0-46z"><text:p/></draw:path><draw:path draw:style-name="gr121" draw:text-style-name="P13" svg:width="0.064cm" svg:height="0.127cm" svg:x="0.538cm" svg:y="0.092cm" svg:viewBox="0 0 65 128" svg:d="M65 5c0-2-3-5-6-5-4 0-9 4-9 8 0 2 2 6 6 6 5 0 9-4 9-9zM34 105c-3 11-11 18-20 18-1 0-3 0-5-1 4-1 5-4 5-6 0-4-3-6-6-6-4 0-8 4-8 8 0 6 5 10 14 10s27-6 31-23c4-18 9-36 13-53 1-2 1-3 1-5 0-8-7-14-16-14-16 0-26 21-26 22 0 2 2 2 3 2 2 0 2 0 3-2 3-9 11-18 20-18 4 0 5 3 5 7 0 2-1 4-1 5-4 18-9 37-13 56z"><text:p/></draw:path><draw:path draw:style-name="gr122" draw:text-style-name="P13" svg:width="0.007cm" svg:height="0.21cm" svg:x="0.652cm" svg:y="0cm" svg:viewBox="0 0 8 211" svg:d="M8 8c0-4 0-8-4-8s-4 4-4 8c0 65 0 130 0 195 0 3 0 8 4 8s4-5 4-8c0-65 0-130 0-195z"><text:p/></draw:path><draw:path draw:style-name="gr123" draw:text-style-name="P13" svg:width="0.139cm" svg:height="0.095cm" svg:x="0.69cm" svg:y="0.064cm" svg:viewBox="0 0 140 96" svg:d="M91 22c1-5 4-12 4-14 0-4-3-6-6-6s-7 2-8 6c-1 2-11 42-12 47-2 7-2 11-2 15 0 2 0 2 0 3-5 11-11 18-20 18-16 0-16-16-16-19 0-7 1-15 11-41 2-6 4-9 4-14 0-9-8-17-18-17-20 0-28 31-28 33s2 2 3 2c2 0 2-1 3-4 6-20 14-26 22-26 1 0 5 0 5 6s-2 12-4 15c-9 25-12 35-12 43 0 19 14 27 30 27 3 0 14 0 22-15 5 14 20 15 26 15 16 0 26-14 31-26 7-16 14-45 14-55 0-12-6-15-10-15-5 0-10 5-10 10 0 3 1 4 3 6s8 7 8 18c0 7-6 28-12 38-6 12-13 19-23 19s-16-6-16-18c0-6 2-13 3-16 3-12 5-23 8-35z"><text:p/></draw:path><draw:path draw:style-name="gr124" draw:text-style-name="P13" svg:width="0.049cm" svg:height="0.093cm" svg:x="0.842cm" svg:y="0.097cm" svg:viewBox="0 0 50 94" svg:d="M30 34c5 0 10 0 15 0 3 0 5 0 5-3 0-2-2-2-4-2-5 0-10 0-15 0 2-7 4-15 6-22 0-1 0-2 0-2 0-3-2-5-5-5s-6 3-7 7c0 3 1-4-5 22-5 0-10 0-15 0-3 0-5 0-5 3 0 2 2 2 4 2 5 0 10 0 15 0-3 12-6 23-9 35-1 4-2 9-2 11 0 8 7 14 15 14 17 0 26-21 26-22 0-3-2-2-2-3-2 0-3 1-4 3-3 10-11 18-19 18-4 0-5-2-5-8 0-1 0-4 0-6 4-14 7-28 11-42z"><text:p/></draw:path><draw:path draw:style-name="gr125" draw:text-style-name="P13" svg:width="0.048cm" svg:height="0.21cm" svg:x="0.921cm" svg:y="0cm" svg:viewBox="0 0 49 211" svg:d="M49 105c0-16-2-41-14-65-12-26-31-40-33-40-1 0-2 1-2 2s0 1 4 5c21 21 33 54 33 98 0 36-8 73-34 100-3 3-3 3-3 3 0 1 1 3 2 3 2 0 21-15 34-42 11-23 13-46 13-64z"><text:p/></draw:path></draw:g></text:span><text:span text:style-name="T14"><text:s/>is inefficient to compute across the entire corpus vocabulary. </text:span><text:span text:style-name="T15">Therefore, train a </text:span><text:span text:style-name="T20">Negative Sampling</text:span><text:span text:style-name="T15"> model to predict whether a word appears in the context of another: </text:span><text:span text:style-name="T15"><draw:g text:anchor-type="as-char" svg:y="-0.159cm" draw:z-index="27" draw:style-name="gr1"><svg:title>TexMaths</svg:title><svg:desc>6§inline§ \log p(D=1|w_t , w_{t+1}) + k \mathbb{E}_{\tilde{c}\sim P_{noise}}\left[\log p(D=0|w_t, \tilde{c})\right]§svg§600§TRUE§</svg:desc><draw:path draw:style-name="gr70" draw:text-style-name="P13" svg:width="0.046cm" svg:height="0.145cm" svg:x="0cm" svg:y="0.011cm" svg:viewBox="0 0 47 146" svg:d="M30 0c-10 1-20 2-30 2 0 3 0 5 0 7 14 0 16 1 16 12 0 36 0 73 0 109 0 9-2 9-16 9 0 3 0 5 0 7 7 0 18-1 23-1 6 0 16 1 24 1 0-2 0-4 0-7-15 0-17 0-17-9 0-43 0-87 0-130z"><text:p/></draw:path><draw:path draw:style-name="gr71" draw:text-style-name="P13" svg:width="0.092cm" svg:height="0.096cm" svg:x="0.057cm" svg:y="0.064cm" svg:viewBox="0 0 93 97" svg:d="M93 49c0-27-21-49-46-49-27 0-47 23-47 49 0 28 22 48 46 48 26 0 47-20 47-48zM47 92c-9 0-19-5-24-14-6-10-6-23-6-30 0-8 0-20 5-29 6-10 16-14 24-14 10 0 19 5 24 14 6 9 6 21 6 29 0 7 0 19-5 28-4 10-14 16-24 16z"><text:p/></draw:path><draw:path draw:style-name="gr72" draw:text-style-name="P13" svg:width="0.096cm" svg:height="0.138cm" svg:x="0.162cm" svg:y="0.063cm" svg:viewBox="0 0 97 139" svg:d="M41 60c-18 0-18-21-18-26 0-6 0-13 3-18 2-3 7-9 15-9 18 0 18 21 18 26 0 6 0 13-3 18-1 3-6 9-15 9zM17 68c0-1 0-6 3-10 8 6 17 7 21 7 20 0 35-15 35-31 0-8-4-16-9-21 7-7 15-8 19-8 0 0 1 0 2 0-3 1-3 3-3 6s2 6 6 6c1 0 6-1 6-6 0-4-3-11-11-11-4 0-13 1-22 10-9-7-18-8-23-8-19 0-34 15-34 31 0 10 4 18 10 22-3 3-7 10-7 18 0 7 3 14 10 19-13 3-20 12-20 21 0 14 21 26 47 26 25 0 47-11 47-27 0-7-3-18-14-24s-24-6-36-6c-6 0-15 0-16 0-7-1-11-7-11-14zM47 134c-21 0-36-11-36-21s8-18 17-18c4 0 9 0 13 0 18 0 42 0 42 18 0 11-15 21-36 21z"><text:p/></draw:path><draw:path draw:style-name="gr73" draw:text-style-name="P13" svg:width="0.109cm" svg:height="0.133cm" svg:x="0.293cm" svg:y="0.064cm" svg:viewBox="0 0 110 134" svg:d="M17 119c-2 7-3 8-12 8-3 0-5 0-5 4 0 2 1 3 3 3 6 0 12-1 18-1 7 0 14 1 20 1 2 0 5 0 5-4 0-3-3-3-6-3-10 0-10-1-10-3s8-37 10-41c3 6 9 13 19 13 25 0 51-31 51-62 0-20-12-34-28-34-10 0-20 8-27 16-2-11-11-16-19-16-10 0-14 8-16 12-4 7-6 20-6 21 0 2 2 2 2 2 2 0 3-1 4-5 3-15 8-25 15-25 3 0 6 2 6 9 0 5 0 8-1 11-8 32-15 63-23 94zM53 28c2-6 8-12 12-15 7-7 13-8 17-8 8 0 13 7 13 20 0 12-7 37-10 44-8 15-18 22-26 22-13 0-16-17-16-19v-3c4-14 7-27 10-41z"><text:p/></draw:path><draw:path draw:style-name="gr74" draw:text-style-name="P13" svg:width="0.048cm" svg:height="0.21cm" svg:x="0.427cm" svg:y="0cm" svg:viewBox="0 0 49 211" svg:d="M49 209c0-1 0-1-3-5-27-27-33-67-33-98 0-37 7-73 33-100 3-3 3-3 3-4s-1-2-2-2c-2 0-21 14-34 42-10 23-13 46-13 64 0 16 2 41 14 65 13 26 31 40 33 40 1 0 2-1 2-2z"><text:p/></draw:path><draw:path draw:style-name="gr75" draw:text-style-name="P13" svg:width="0.16cm" svg:height="0.143cm" svg:x="0.496cm" svg:y="0.014cm" svg:viewBox="0 0 161 144" svg:d="M25 127c-2 9-2 10-19 10-4 0-6 0-6 4 0 3 2 3 6 3 23 0 46 0 70 0 44 0 85-45 85-91 0-29-18-53-49-53-24 0-48 0-71 0-4 0-6 0-6 4 0 3 2 3 6 3 2 0 6 0 9 0s5 1 5 3c0 1-1 1-2 4-9 38-18 76-28 113zM71 14c2-7 2-7 11-7 8 0 15 0 23 0 20 0 38 10 38 38 0 11-4 45-22 69-6 7-23 23-49 23-8 0-16 0-24 0-3 0-3 0-4 0-3 0-3-1-3-3l1-4c10-38 19-77 29-116z"><text:p/></draw:path><draw:path draw:style-name="gr76" draw:text-style-name="P13" svg:width="0.139cm" svg:height="0.048cm" svg:x="0.739cm" svg:y="0.081cm" svg:viewBox="0 0 140 49" svg:d="M133 8c3 0 7 0 7-4s-4-4-7-4c-42 0-84 0-126 0-3 0-7 0-7 4s4 4 7 4c42 0 84 0 126 0zM133 49c3 0 7 0 7-4s-4-4-7-4c-42 0-84 0-126 0-3 0-7 0-7 4s4 4 7 4c42 0 84 0 126 0z"><text:p/></draw:path><draw:path draw:style-name="gr77" draw:text-style-name="P13" svg:width="0.069cm" svg:height="0.139cm" svg:x="0.969cm" svg:y="0.018cm" svg:viewBox="0 0 70 140" svg:d="M43 5c0-5 0-5-5-5-13 13-31 13-38 13 0 3 0 4 0 7 4 0 16 0 28-6 0 37 0 73 0 110 0 7-1 9-20 9-3 0-4 0-7 0 0 3 0 5 0 7 7-1 26-1 34-1 9 0 27 0 35 1 0-2 0-4 0-7-3 0-5 0-8 0-18 0-19-2-19-9 0-40 0-79 0-119z"><text:p/></draw:path><draw:path draw:style-name="gr78" draw:text-style-name="P13" svg:width="0.007cm" svg:height="0.21cm" svg:x="1.08cm" svg:y="0cm" svg:viewBox="0 0 8 211" svg:d="M8 8c0-4 0-8-4-8s-4 4-4 8c0 65 0 130 0 195 0 4 0 8 4 8s4-4 4-8c0-65 0-130 0-195z"><text:p/></draw:path><draw:path draw:style-name="gr79" draw:text-style-name="P13" svg:width="0.139cm" svg:height="0.095cm" svg:x="1.12cm" svg:y="0.064cm" svg:viewBox="0 0 140 96" svg:d="M91 22c1-5 3-12 3-14 0-4-3-6-6-6-2 0-6 2-8 6 0 2-10 42-12 47-1 7-1 11-1 15 0 2 0 2 0 4-5 10-11 17-20 17-16 0-16-16-16-19 0-7 1-15 10-41 3-6 4-9 4-14 0-9-7-17-17-17-20 0-28 31-28 33s2 2 2 2c3 0 3-1 4-4 5-20 14-26 21-26 2 0 5 0 5 6s-2 12-3 16c-10 24-12 35-12 42 0 20 14 27 30 27 3 0 13 0 22-15 5 14 20 15 26 15 16 0 25-13 30-26 8-16 15-45 15-55 0-12-6-15-10-15-5 0-10 5-10 10 0 3 1 4 3 6s8 8 8 18c0 7-7 28-12 38-6 12-13 19-23 19s-16-6-16-18c0-6 2-13 2-16 3-12 6-23 9-35z"><text:p/></draw:path><draw:path draw:style-name="gr80" draw:text-style-name="P13" svg:width="0.049cm" svg:height="0.093cm" svg:x="1.271cm" svg:y="0.097cm" svg:viewBox="0 0 50 94" svg:d="M30 34c5 0 10 0 15 0 3 0 5 0 5-3 0-2-2-2-5-2-5 0-9 0-14 0 2-7 4-15 6-22 0-1 0-2 0-2 0-3-2-5-5-5-4 0-6 3-7 7-1 3 1-4-5 22-5 0-10 0-15 0-3 0-5 0-5 3 0 2 2 2 4 2 5 0 9 0 14 0-3 12-5 23-8 35-2 4-3 9-3 11 0 9 8 14 16 14 17 0 26-20 26-22s-2-2-3-2c-2 0-2 0-3 2-4 10-11 18-20 18-3 0-4-2-4-7 0-2 0-5 0-6 4-15 7-29 11-43z"><text:p/></draw:path><draw:path draw:style-name="gr81" draw:text-style-name="P13" svg:width="0.024cm" svg:height="0.062cm" svg:x="1.357cm" svg:y="0.135cm" svg:viewBox="0 0 25 63" svg:d="M25 22c0-14-5-22-14-22-7 0-11 5-11 11s4 11 11 11c3 0 6 0 8-2 0-1 0-1 1-1 0 2 0 0 0 3 0 16-7 29-14 35-2 3-2 3-2 4s1 2 1 2c3 0 20-16 20-41z"><text:p/></draw:path><draw:path draw:style-name="gr82" draw:text-style-name="P13" svg:width="0.139cm" svg:height="0.095cm" svg:x="1.438cm" svg:y="0.064cm" svg:viewBox="0 0 140 96" svg:d="M92 22c0-5 3-12 3-14 0-4-3-6-6-6s-7 2-8 6c-1 2-11 42-12 47-2 7-2 11-2 15 0 2 0 2 0 4-5 10-11 17-19 17-17 0-17-16-17-19 0-7 1-15 11-41 2-6 4-9 4-14 0-9-8-17-18-17-20 0-28 31-28 33s2 2 3 2c2 0 2-1 3-4 6-20 14-26 22-26 1 0 5 0 5 6s-2 12-4 16c-9 24-12 35-12 42 0 20 14 27 30 27 3 0 14 0 22-15 5 14 20 15 26 15 16 0 26-13 31-26 7-16 14-45 14-55 0-12-6-15-9-15-6 0-11 5-11 10 0 3 1 4 3 6s8 8 8 18c0 7-6 28-12 38-5 12-13 19-23 19s-16-6-16-18c0-6 2-13 3-16 3-12 6-23 9-35z"><text:p/></draw:path><draw:path draw:style-name="gr83" draw:text-style-name="P13" svg:width="0.049cm" svg:height="0.093cm" svg:x="1.59cm" svg:y="0.097cm" svg:viewBox="0 0 50 94" svg:d="M30 34c5 0 10 0 15 0 3 0 5 0 5-3 0-2-2-2-4-2-5 0-9 0-14 0 2-7 3-15 5-22 0-1 0-2 0-2 0-3-2-5-5-5s-6 3-6 7c-1 3 0-4-6 22-5 0-10 0-15 0-3 0-5 0-5 3 0 2 2 2 5 2 5 0 9 0 14 0-3 12-6 23-9 35-1 4-2 9-2 11 0 9 7 14 15 14 17 0 26-20 26-22s-2-2-2-2c-2 0-2 0-3 2-4 10-12 18-20 18-3 0-5-2-5-7 0-2 0-5 1-6 3-15 6-29 10-43z"><text:p/></draw:path><draw:path draw:style-name="gr84" draw:text-style-name="P13" svg:width="0.108cm" svg:height="0.108cm" svg:x="1.657cm" svg:y="0.099cm" svg:viewBox="0 0 109 109" svg:d="M58 58c15 0 30 0 45 0 2 0 6 0 6-4 0-3-3-3-6-3-15 0-30 0-45 0 0-15 0-30 0-46 0-1 0-5-3-5-4 0-4 4-4 5 0 16 0 31 0 46-15 0-31 0-46 0-1 0-5 0-5 3 0 4 4 4 5 4 15 0 31 0 46 0 0 15 0 30 0 46 0 2 0 5 4 5 3 0 3-3 3-5 0-16 0-31 0-46z"><text:p/></draw:path><draw:path draw:style-name="gr85" draw:text-style-name="P13" svg:width="0.052cm" svg:height="0.097cm" svg:x="1.793cm" svg:y="0.092cm" svg:viewBox="0 0 53 98" svg:d="M33 4c0-4 0-4-4-4-10 9-23 10-29 10 0 1 0 3 0 4 3 0 13 0 21-4 0 26 0 51 0 76 0 5 0 7-14 7-2 0-5 0-6 0 0 2 0 3 0 5 3 0 21 0 26 0s23 0 26 0c0-2 0-3 0-5-1 0-3 0-5 0-15 0-15-2-15-7 0-28 0-55 0-82z"><text:p/></draw:path><draw:path draw:style-name="gr86" draw:text-style-name="P13" svg:width="0.048cm" svg:height="0.21cm" svg:x="1.883cm" svg:y="0cm" svg:viewBox="0 0 49 211" svg:d="M49 106c0-17-2-42-14-66-12-26-31-40-33-40-1 0-2 1-2 2s0 1 4 5c21 21 33 55 33 99 0 36-8 72-34 99-3 3-3 3-3 4s1 2 2 2c2 0 21-14 34-42 11-22 13-46 13-63z"><text:p/></draw:path><draw:path draw:style-name="gr87" draw:text-style-name="P13" svg:width="0.139cm" svg:height="0.139cm" svg:x="2.012cm" svg:y="0.034cm" svg:viewBox="0 0 140 140" svg:d="M74 75c20 0 39 0 59 0 3 0 7 0 7-4 0-5-4-5-7-5-20 0-39 0-59 0 0-20 0-39 0-59 0-3 0-7-4-7s-4 4-4 7c0 20 0 39 0 59-20 0-40 0-59 0-3 0-7 0-7 5 0 4 4 4 7 4 19 0 39 0 59 0 0 19 0 39 0 58 0 3 0 7 4 7s4-4 4-7c0-19 0-39 0-58z"><text:p/></draw:path><draw:path draw:style-name="gr88" draw:text-style-name="P13" svg:width="0.094cm" svg:height="0.147cm" svg:x="2.223cm" svg:y="0.011cm" svg:viewBox="0 0 95 148" svg:d="M49 2c0 0 0-2-3-2-5 0-20 2-26 2-1 0-4 0-4 4 0 3 3 3 6 3 10 0 10 1 10 4 0 1-1 3-1 4-10 40-20 81-30 121-1 3-1 3-1 4 0 5 4 6 6 6 3 0 6-1 7-4 1-2 11-40 12-46 7 1 25 5 25 18 0 1 0 2-1 4 0 2-1 5-1 7 0 13 8 21 19 21 7 0 12-3 17-11 5-9 8-21 8-21 0-1-2-1-3-1-2 0-2 0-3 3-4 15-9 26-18 26-4 0-7-3-7-10 0-4 1-9 2-12 1-4 1-4 1-7 0-12-14-19-32-21 7-4 14-11 18-16 11-11 20-20 31-20 1 0 1 0 2 0 2 0 2 0 4 2 1 0 1 0 1 0-10 2-12 9-12 12s2 8 8 8c5 0 11-5 11-14 0-6-4-13-14-13-6 0-16 2-31 19-7 8-15 16-23 20 7-30 14-60 22-90z"><text:p/></draw:path><draw:path draw:style-name="gr89" draw:text-style-name="P13" svg:width="0.13cm" svg:height="0.143cm" svg:x="2.331cm" svg:y="0.014cm" svg:viewBox="0 0 131 144" svg:d="M52 74c4 0 15 0 22 4 10 7 11 18 11 20 0 3 0 5 4 5 3 0 3-3 3-7 0-19 0-38 0-57 0-3 0-6-3-6-4 0-4 3-4 4-1 28-23 29-33 29 0-15 0-29 0-44s3-15 9-15c3 0 6 0 10 0 28 0 42 15 44 30 0 1 0 5 3 5 4 0 4-4 4-8 0-9 0-18 0-27 0-6-1-7-7-7-36 0-72 0-108 0-4 0-7 0-7 4 0 3 4 3 5 3 12 0 13 2 13 12 0 35 0 71 0 106 0 9-1 12-11 12-3 0-7 0-7 4 0 3 3 3 7 3 37 0 75 0 112 0 3 0 6 0 6-3 2-12 6-35 6-35 0-3-1-5-3-5-3 0-3 2-4 3-1 6-3 14-18 23-12 7-23 10-34 10-4 0-8 0-11 0-6 0-9 0-9-15 0-16 0-32 0-48zM115 7c0 4 0 7 0 10-4-4-8-7-12-10 4 0 7 0 12 0zM73 69c4-1 9-4 12-9 0 6 0 12 0 18-5-6-11-9-12-9zM26 19c0-3 0-8-2-12 7 0 15 0 22 0-2 5-2 12-2 14 0 34 0 68 0 102 0 8 2 12 2 14-7 0-15 0-22 0 2-4 2-9 2-12 0-35 0-70 0-106zM104 137c7-4 12-8 17-12 0 1-2 10-2 12-5 0-10 0-15 0z"><text:p/></draw:path><draw:path draw:style-name="gr90" draw:text-style-name="P13" svg:width="0.054cm" svg:height="0.013cm" svg:x="2.487cm" svg:y="0.091cm" svg:viewBox="0 0 55 14" svg:d="M52 0c-5 4-9 7-13 7s-8-3-10-3c-5-3-8-4-11-4-6 0-8 2-18 11 1 2 2 2 3 3 4-4 9-6 13-6s8 2 9 3c6 2 9 3 12 3 6 0 8-2 18-11-2-1-2-2-3-3z"><text:p/></draw:path><draw:path draw:style-name="gr91" draw:text-style-name="P13" svg:width="0.063cm" svg:height="0.065cm" svg:x="2.477cm" svg:y="0.125cm" svg:viewBox="0 0 64 66" svg:d="M56 8c-6 1-8 5-8 9s3 5 6 5 8-2 8-9c0-11-11-13-19-13-23 0-43 20-43 41 0 13 9 25 28 25 24 0 36-14 36-16 0-1-2-3-3-3 0 0 0 1-2 2-12 13-28 13-31 13-11 0-15-7-15-16 0-4 1-21 9-31 6-7 13-11 21-11 2 0 9 0 13 4z"><text:p/></draw:path><draw:path draw:style-name="gr92" draw:text-style-name="P13" svg:width="0.108cm" svg:height="0.038cm" svg:x="2.554cm" svg:y="0.132cm" svg:viewBox="0 0 109 39" svg:d="M109 5c0-5-2-5-2-5-3 0-3 4-3 6 0 11-9 23-22 23-11 0-18-7-26-14s-17-15-28-15c-17 0-28 17-28 34 0 5 2 5 3 5 2 0 2-3 2-6 1-11 9-23 23-23 10 0 18 7 25 14 9 7 17 15 29 15 17 0 27-17 27-34z"><text:p/></draw:path><draw:path draw:style-name="gr93" draw:text-style-name="P13" svg:width="0.111cm" svg:height="0.1cm" svg:x="2.685cm" svg:y="0.089cm" svg:viewBox="0 0 112 101" svg:d="M40 55c9 0 18 0 27 0 24 0 45-16 45-32 0-12-12-23-32-23-18 0-34 0-52 0-3 0-5 0-5 4 0 1 2 1 6 1 2 0 2 0 5 0 3 1 3 1 3 3 0 1 0 1 0 3-7 26-13 52-20 78-1 6-1 7-13 7-2 0-4 0-4 3 0 0 0 2 2 2 5 0 15 0 20 0 2 0 7 0 9 0 3 0 7 0 10 0 1 0 3 0 3-3 0-2-2-2-4-2-1 0-3 0-6-1-3 0-3 0-3-2 0-1 0-1 0-3 3-12 6-23 9-35zM50 10c2-4 2-5 8-5s11 0 17 0c14 0 22 5 22 15 0 5-2 16-9 23-5 5-14 8-24 8-8 0-16 0-24 0 4-14 7-27 10-41z"><text:p/></draw:path><draw:path draw:style-name="gr94" draw:text-style-name="P13" svg:width="0.073cm" svg:height="0.047cm" svg:x="2.792cm" svg:y="0.164cm" svg:viewBox="0 0 74 48" svg:d="M11 37c-1 2-2 7-2 8 0 2 2 3 4 3 1 0 4-1 5-3 0-1 2-6 2-9 4-14 3-9 4-14 1-3 9-18 22-18 5 0 7 3 7 7 0 6-4 17-7 23 0 2-1 3-1 5 0 5 5 9 12 9 11 0 17-14 17-16s-2-2-3-2-1 1-2 3c-2 6-7 12-12 12-2 0-3-2-3-5 0-2 1-3 1-5 2-4 7-16 7-22 0-8-6-13-16-13-9 0-16 6-20 11 0-9-9-11-12-11-11 0-14 16-14 17s2 1 2 1c2 0 2-1 3-2 1-6 3-12 8-12 4 0 4 3 4 6 0 1-1 5-1 7-1 4-2 8-3 10 0 3-2 7-2 10z"><text:p/></draw:path><draw:path draw:style-name="gr95" draw:text-style-name="P13" svg:width="0.055cm" svg:height="0.047cm" svg:x="2.886cm" svg:y="0.164cm" svg:viewBox="0 0 56 48" svg:d="M56 19c0-10-9-19-22-19-18 0-34 14-34 29 0 11 9 19 22 19 18 0 34-14 34-29zM23 45c-6 0-13-3-13-13 0-3 1-13 7-21 4-4 11-7 17-7 5 0 12 3 12 12 0 3-1 13-6 20-5 6-12 9-17 9z"><text:p/></draw:path><draw:path draw:style-name="gr96" draw:text-style-name="P13" svg:width="0.036cm" svg:height="0.071cm" svg:x="2.958cm" svg:y="0.139cm" svg:viewBox="0 0 37 72" svg:d="M32 4c0-2-1-4-4-4s-7 3-7 6 2 5 5 5 6-3 6-7zM37 55c0-1-2-1-2-1-2 0-2 0-3 2-1 6-6 12-11 12-2 0-4-2-4-4s1-3 2-6c1-1 1-4 2-5s5-11 6-14 2-4 2-6c0-5-5-9-12-9-11 0-17 13-17 16 0 2 2 2 2 2 2 0 2-1 3-3 2-7 7-12 12-12 2 0 3 1 3 4 0 1 0 2-1 4 0 2-5 13-7 17-1 2-1 2-2 5 0 2-1 3-1 5 0 6 5 10 11 10 11 0 17-14 17-17z"><text:p/></draw:path><draw:path draw:style-name="gr97" draw:text-style-name="P13" svg:width="0.046cm" svg:height="0.047cm" svg:x="3.017cm" svg:y="0.164cm" svg:viewBox="0 0 47 48" svg:d="M41 7c-3 1-4 4-4 5 0 3 3 4 4 4 2 0 6-1 6-6 0-8-9-10-16-10-18 0-21 11-21 15s1 6 4 7c2 3 6 3 11 4 7 1 14 2 14 8-7 3 0 11-19 11-4 0-10-1-14-4 4-1 5-4 5-7s-2-4-4-4c-3 0-7 3-7 8 0 10 17 10 20 10 21 0 25-12 25-17 0-9-11-11-17-12-8-1-13-2-13-6 5-3 0-9 16-9 2 0 8 0 10 3z"><text:p/></draw:path><draw:path draw:style-name="gr98" draw:text-style-name="P13" svg:width="0.051cm" svg:height="0.047cm" svg:x="3.087cm" svg:y="0.164cm" svg:viewBox="0 0 52 48" svg:d="M19 23c10 0 29-1 29-13 0-6-5-10-15-10-14 0-33 10-33 27 0 10 7 21 23 21 2 0 10 0 17-3s12-7 12-8-2-3-3-3l-2 2c-6 6-15 9-24 9s-13-6-13-14c0-1 0-4 1-8 2 0 5 0 8 0zM12 19c5-14 17-15 21-15 5 0 10 2 10 6 0 9-20 9-25 9-2 0-4 0-6 0z"><text:p/></draw:path><draw:path draw:style-name="gr99" draw:text-style-name="P13" svg:width="0.028cm" svg:height="0.21cm" svg:x="3.228cm" svg:y="0cm" svg:viewBox="0 0 29 211" svg:d="M29 211c0-3 0-5 0-8-7 0-14 0-21 0 0-65 0-130 0-195 7 0 14 0 21 0 0-3 0-5 0-8-10 0-19 0-29 0 0 71 0 141 0 211 10 0 19 0 29 0z"><text:p/></draw:path><draw:path draw:style-name="gr100" draw:text-style-name="P13" svg:width="0.046cm" svg:height="0.145cm" svg:x="3.269cm" svg:y="0.011cm" svg:viewBox="0 0 47 146" svg:d="M30 0c-10 1-20 2-30 2 0 3 0 5 0 7 14 0 16 1 16 12 0 36 0 73 0 109 0 9-2 9-16 9 0 3 0 5 0 7 7 0 18-1 23-1s16 1 24 1c0-2 0-4 0-7-15 0-17 0-17-9 0-43 0-87 0-130z"><text:p/></draw:path><draw:path draw:style-name="gr101" draw:text-style-name="P13" svg:width="0.092cm" svg:height="0.096cm" svg:x="3.327cm" svg:y="0.064cm" svg:viewBox="0 0 93 97" svg:d="M93 49c0-27-21-49-46-49-27 0-47 23-47 49 0 28 22 48 46 48 26 0 47-20 47-48zM47 92c-10 0-19-5-24-14-6-10-6-23-6-30 0-8 0-20 5-29 6-10 16-14 24-14 10 0 19 5 24 14 6 9 6 21 6 29 0 7 0 19-5 28-4 10-14 16-24 16z"><text:p/></draw:path><draw:path draw:style-name="gr102" draw:text-style-name="P13" svg:width="0.096cm" svg:height="0.138cm" svg:x="3.432cm" svg:y="0.063cm" svg:viewBox="0 0 97 139" svg:d="M41 60c-18 0-18-21-18-26 0-6 0-13 3-18 2-3 6-9 15-9 18 0 18 21 18 26 0 6 0 13-3 18-1 3-7 9-15 9zM17 68c0-1 0-6 3-10 8 6 17 7 21 7 20 0 34-15 34-31 0-8-3-16-8-21 7-7 15-8 19-8 0 0 1 0 2 0-3 1-4 3-4 6s3 6 7 6c1 0 6-1 6-6 0-4-3-11-11-11-4 0-14 1-22 10-9-7-18-8-23-8-19 0-34 15-34 31 0 10 4 18 10 22-3 3-7 10-7 18 0 7 3 14 10 19-13 3-20 12-20 21 0 14 21 26 47 26 24 0 47-11 47-27 0-7-3-18-14-24-12-6-24-6-36-6-6 0-15 0-16 0-7-1-11-7-11-14zM47 134c-21 0-36-11-36-21s8-18 17-18c4 0 9 0 13 0 18 0 42 0 42 18 0 11-15 21-36 21z"><text:p/></draw:path><draw:path draw:style-name="gr103" draw:text-style-name="P13" svg:width="0.109cm" svg:height="0.133cm" svg:x="3.563cm" svg:y="0.064cm" svg:viewBox="0 0 110 134" svg:d="M16 119c-1 7-2 8-11 8-3 0-5 0-5 4 0 2 1 3 3 3 5 0 12-1 17-1 8 0 15 1 21 1 2 0 5 0 5-4 0-3-3-3-6-3-10 0-10-1-10-3s8-37 10-41c3 6 9 13 19 13 25 0 51-31 51-62 0-20-12-34-28-34-11 0-20 8-27 16-3-11-12-16-20-16-9 0-13 8-15 12-4 7-7 20-7 21 0 2 3 2 3 2 2 0 3-1 4-5 3-15 8-25 15-25 3 0 6 2 6 9 0 5 0 8-1 11-8 32-16 63-24 94zM53 28c2-6 8-12 12-15 7-7 13-8 17-8 8 0 13 7 13 20 0 12-7 37-10 44-8 15-18 22-26 22-13 0-16-17-16-19v-3c4-14 7-27 10-41z"><text:p/></draw:path><draw:path draw:style-name="gr104" draw:text-style-name="P13" svg:width="0.048cm" svg:height="0.21cm" svg:x="3.696cm" svg:y="0cm" svg:viewBox="0 0 49 211" svg:d="M49 209c0-1 0-1-3-5-27-27-33-67-33-98 0-37 7-73 33-100 3-3 3-3 3-4s-1-2-2-2c-2 0-21 14-34 42-11 23-13 46-13 64 0 16 2 41 14 65 12 26 31 40 33 40 1 0 2-1 2-2z"><text:p/></draw:path><draw:path draw:style-name="gr105" draw:text-style-name="P13" svg:width="0.16cm" svg:height="0.143cm" svg:x="3.766cm" svg:y="0.014cm" svg:viewBox="0 0 161 144" svg:d="M25 127c-2 9-2 10-19 10-4 0-6 0-6 4 0 3 2 3 6 3 23 0 46 0 70 0 43 0 85-45 85-91 0-29-18-53-49-53-24 0-48 0-71 0-4 0-7 0-7 4 0 3 3 3 7 3 2 0 6 0 9 0s4 1 4 3c0 1 0 1-1 4-9 38-18 76-28 113zM71 14c2-7 2-7 11-7 7 0 15 0 22 0 21 0 39 10 39 38 0 11-4 45-22 69-6 7-23 23-49 23-8 0-16 0-24 0-3 0-3 0-4 0-3 0-3-1-3-3l1-4c10-38 19-77 29-116z"><text:p/></draw:path><draw:path draw:style-name="gr106" draw:text-style-name="P13" svg:width="0.139cm" svg:height="0.048cm" svg:x="4.008cm" svg:y="0.081cm" svg:viewBox="0 0 140 49" svg:d="M133 8c3 0 7 0 7-4s-4-4-7-4c-42 0-84 0-126 0-3 0-7 0-7 4s4 4 7 4c42 0 84 0 126 0zM133 49c3 0 7 0 7-4s-4-4-7-4c-42 0-84 0-126 0-3 0-7 0-7 4s4 4 7 4c42 0 84 0 126 0z"><text:p/></draw:path><draw:path draw:style-name="gr107" draw:text-style-name="P13" svg:width="0.088cm" svg:height="0.144cm" svg:x="4.227cm" svg:y="0.018cm" svg:viewBox="0 0 89 145" svg:d="M89 73c0-17-1-34-9-49-9-21-27-24-36-24-12 0-28 5-36 25-7 15-8 31-8 48 0 16 1 35 10 51 9 17 24 21 34 21 12 0 28-4 37-25 7-14 8-30 8-47zM44 140c-8 0-21-6-24-25-3-12-3-32-3-44 0-14 0-28 2-40 4-24 20-27 25-27 7 0 21 4 25 25 2 12 2 28 2 42 0 15 0 30-2 43-3 20-15 26-25 26z"><text:p/></draw:path><draw:path draw:style-name="gr108" draw:text-style-name="P13" svg:width="0.007cm" svg:height="0.21cm" svg:x="4.35cm" svg:y="0cm" svg:viewBox="0 0 8 211" svg:d="M8 8c0-4 0-8-4-8s-4 4-4 8c0 65 0 130 0 195 0 4 0 8 4 8s4-4 4-8c0-65 0-130 0-195z"><text:p/></draw:path><draw:path draw:style-name="gr109" draw:text-style-name="P13" svg:width="0.138cm" svg:height="0.095cm" svg:x="4.389cm" svg:y="0.064cm" svg:viewBox="0 0 139 96" svg:d="M91 22c1-5 3-12 3-14 0-4-3-6-6-6-2 0-6 2-8 6 0 2-10 42-12 47-1 7-1 11-1 15 0 2 0 2 0 4-5 10-11 17-20 17-16 0-16-16-16-19 0-7 1-15 10-41 3-6 4-9 4-14 0-9-7-17-17-17-20 0-28 31-28 33s2 2 2 2c3 0 3-1 4-4 5-20 14-26 21-26 2 0 5 0 5 6s-2 12-3 16c-10 24-12 35-12 42 0 20 14 27 30 27 3 0 13 0 21-15 6 14 21 15 27 15 16 0 25-13 30-26 8-16 14-45 14-55 0-12-5-15-9-15-5 0-11 5-11 10 0 3 2 4 4 6s7 8 7 18c0 7-6 28-11 38-6 12-13 19-24 19-9 0-15-6-15-18 0-6 2-13 2-16 3-12 6-23 9-35z"><text:p/></draw:path><draw:path draw:style-name="gr110" draw:text-style-name="P13" svg:width="0.049cm" svg:height="0.093cm" svg:x="4.541cm" svg:y="0.097cm" svg:viewBox="0 0 50 94" svg:d="M30 34c5 0 10 0 15 0 3 0 5 0 5-3 0-2-2-2-5-2-5 0-9 0-14 0 2-7 4-15 6-22 0-1 0-2 0-2 0-3-2-5-5-5-4 0-6 3-7 7-1 3 1-4-5 22-6 0-10 0-16 0-2 0-4 0-4 3 0 2 2 2 4 2 5 0 9 0 14 0-3 12-5 23-8 35-2 4-3 9-3 11 0 9 7 14 16 14 17 0 26-20 26-22s-2-2-3-2c-2 0-2 0-3 2-4 10-11 18-20 18-3 0-4-2-4-7 0-2 0-5 0-6 4-15 7-29 11-43z"><text:p/></draw:path><draw:path draw:style-name="gr111" draw:text-style-name="P13" svg:width="0.024cm" svg:height="0.062cm" svg:x="4.626cm" svg:y="0.135cm" svg:viewBox="0 0 25 63" svg:d="M25 22c0-14-5-22-14-22-7 0-11 5-11 11s4 11 11 11c3 0 6 0 8-2 0-1 0-1 1-1 0 2 0 0 0 3 0 16-7 29-14 35-2 3-2 3-2 4s1 2 1 2c3 0 20-16 20-41z"><text:p/></draw:path><draw:path draw:style-name="gr112" draw:text-style-name="P13" svg:width="0.069cm" svg:height="0.019cm" svg:x="4.724cm" svg:y="0.017cm" svg:viewBox="0 0 70 20" svg:d="M70 3c-1-1-2-2-3-3-6 4-8 10-17 10-5 0-10-3-14-5-6-4-10-5-13-5-8 0-12 5-23 16 1 1 2 3 4 4 0-1 7-10 16-10 6 0 11 3 14 5 6 3 10 5 13 5 8 0 12-5 23-17z"><text:p/></draw:path><draw:path draw:style-name="gr113" draw:text-style-name="P13" svg:width="0.081cm" svg:height="0.095cm" svg:x="4.711cm" svg:y="0.064cm" svg:viewBox="0 0 82 96" svg:d="M74 13c-3 0-6 0-9 3s-3 7-3 9c0 5 3 7 8 7 6 0 11-5 11-14 0-10-10-18-25-18-28 0-56 30-56 60 0 19 12 36 34 36 30 0 48-22 48-25 0-1-2-3-3-3s-1 1-3 3c-16 20-39 20-42 20-13 0-18-10-18-23 0-8 4-29 11-42 6-12 18-21 29-21 8 0 15 2 18 8z"><text:p/></draw:path><draw:path draw:style-name="gr114" draw:text-style-name="P13" svg:width="0.048cm" svg:height="0.21cm" svg:x="4.805cm" svg:y="0cm" svg:viewBox="0 0 49 211" svg:d="M49 106c0-17-2-42-14-66-12-26-31-40-33-40-1 0-2 1-2 2s0 1 4 5c21 21 33 55 33 99 0 36-8 72-34 99-3 3-3 3-3 4s1 2 2 2c2 0 21-14 34-42 11-22 13-46 13-63z"><text:p/></draw:path><draw:path draw:style-name="gr115" draw:text-style-name="P13" svg:width="0.028cm" svg:height="0.21cm" svg:x="4.88cm" svg:y="0cm" svg:viewBox="0 0 29 211" svg:d="M29 0c-10 0-19 0-29 0 0 3 0 5 0 8 7 0 14 0 20 0 0 65 0 130 0 195-6 0-13 0-20 0 0 3 0 5 0 8 10 0 19 0 29 0 0-70 0-140 0-211z"><text:p/></draw:path></draw:g></text:span><text:span text:style-name="T15"><text:s/></text:span><text:span text:style-name="T16">where </text:span><text:span text:style-name="T16"><draw:g text:anchor-type="as-char" svg:y="-0.157cm" draw:z-index="28" draw:style-name="gr1"><svg:title>TexMaths</svg:title><svg:desc>6§inline§p(D=1|w_t, w_{t+1})§svg§600§TRUE§</svg:desc><draw:path draw:style-name="gr56" draw:text-style-name="P13" svg:width="0.109cm" svg:height="0.131cm" svg:x="0cm" svg:y="0.064cm" svg:viewBox="0 0 110 132" svg:d="M16 117c-2 7-2 9-11 9-3 0-5 0-5 3 0 2 1 3 3 3 5 0 11-1 17-1 8 0 15 1 21 1 2 0 4 0 4-4 0-2-2-2-5-2-11 0-11-2-11-4s9-36 11-41c3 6 9 13 19 13 24 0 51-30 51-61 0-19-12-33-28-33-11 0-21 7-27 15-3-11-12-15-20-15-9 0-13 8-15 12-4 7-7 20-7 20 0 2 2 1 3 2 2 0 2 0 3-5 4-15 8-25 16-25 3 0 6 2 6 10 0 5 0 7-1 10-8 31-16 62-24 93zM53 27c2-6 8-12 11-14 7-7 14-9 18-9 8 0 13 7 13 20 0 12-7 36-11 45-7 14-17 21-25 21-14 0-16-17-16-18s0-2 0-4c4-14 7-27 10-41z"><text:p/></draw:path><draw:path draw:style-name="gr57" draw:text-style-name="P13" svg:width="0.048cm" svg:height="0.207cm" svg:x="0.134cm" svg:y="0cm" svg:viewBox="0 0 49 208" svg:d="M49 206c0-1 0-1-4-5-26-26-33-65-33-97 0-36 8-72 34-99 3-2 3-2 3-3s-1-2-2-2c-3 0-21 14-34 41-11 23-13 46-13 63 0 16 2 41 14 65 12 25 30 39 33 39 1 0 2-1 2-2z"><text:p/></draw:path><draw:path draw:style-name="gr58" draw:text-style-name="P13" svg:width="0.16cm" svg:height="0.141cm" svg:x="0.203cm" svg:y="0.014cm" svg:viewBox="0 0 161 142" svg:d="M25 126c-2 8-3 10-19 10-4 0-6 0-6 3s2 3 6 3c23 0 46 0 70 0 43 0 85-43 85-89 0-29-18-53-49-53-24 0-48 0-71 0-4 0-7 0-7 4 0 3 2 3 6 3 3 0 7 0 9 0 4 1 5 1 5 4 0 0 0 1-1 3-9 37-18 75-28 112zM70 15c3-8 3-8 12-8 7 0 15 0 22 0 21 0 39 11 39 38 0 10-4 45-22 67-7 8-23 24-49 24-8 0-16 0-24 0-3 0-4 0-5-1-2 0-2 0-2-2 0 0 0-1 0-4 10-38 20-76 29-114z"><text:p/></draw:path><draw:path draw:style-name="gr59" draw:text-style-name="P13" svg:width="0.139cm" svg:height="0.048cm" svg:x="0.446cm" svg:y="0.08cm" svg:viewBox="0 0 140 49" svg:d="M133 8c3 0 7 0 7-4s-4-4-7-4c-42 0-84 0-126 0-3 0-7 0-7 4s4 4 7 4c42 0 84 0 126 0zM133 49c3 0 7 0 7-4s-4-4-7-4c-42 0-84 0-126 0-3 0-7 0-7 4s4 4 7 4c42 0 84 0 126 0z"><text:p/></draw:path><draw:path draw:style-name="gr60" draw:text-style-name="P13" svg:width="0.069cm" svg:height="0.138cm" svg:x="0.675cm" svg:y="0.017cm" svg:viewBox="0 0 70 139" svg:d="M43 5c0-4 0-5-5-5-13 14-31 14-38 14 0 2 0 4 0 6 4 0 17 0 28-5 0 36 0 71 0 107 0 7-1 10-20 10-3 0-4 0-7 0 0 3 0 5 0 7 7-1 26-1 34-1 9 0 27 0 35 1 0-2 0-4 0-7-3 0-5 0-7 0-19 0-20-2-20-10 0-39 0-78 0-117z"><text:p/></draw:path><draw:path draw:style-name="gr61" draw:text-style-name="P13" svg:width="0.007cm" svg:height="0.207cm" svg:x="0.787cm" svg:y="0cm" svg:viewBox="0 0 8 208" svg:d="M8 8c0-4 0-8-4-8s-4 4-4 8c0 64 0 128 0 192 0 4 0 8 4 8s4-4 4-8c0-64 0-128 0-192z"><text:p/></draw:path><draw:path draw:style-name="gr62" draw:text-style-name="P13" svg:width="0.139cm" svg:height="0.093cm" svg:x="0.826cm" svg:y="0.064cm" svg:viewBox="0 0 140 94" svg:d="M91 21c1-4 4-12 4-13 0-4-3-6-7-6-2 0-6 2-8 6 0 2-10 41-12 47-1 6-1 10-1 14 0 2 0 3 0 3-5 11-11 18-20 18-16 0-16-16-16-19 0-7 1-15 10-41 3-6 4-9 4-13 0-9-7-17-17-17-20 0-28 30-28 32s2 1 2 2c3 0 3-1 4-4 6-19 14-26 22-26 1 0 4 1 4 7s-2 12-3 15c-9 25-12 34-12 42 0 19 14 26 30 26 3 0 14 0 22-14 5 13 20 14 26 14 16 0 26-13 31-25 7-17 14-45 14-55 0-11-6-14-10-14-5 0-10 5-10 10 0 3 1 4 3 5 2 3 8 8 8 18 0 8-6 28-12 39-6 10-13 18-23 18s-16-7-16-18c0-6 2-12 3-15 3-12 5-24 8-36z"><text:p/></draw:path><draw:path draw:style-name="gr63" draw:text-style-name="P13" svg:width="0.049cm" svg:height="0.091cm" svg:x="0.977cm" svg:y="0.097cm" svg:viewBox="0 0 50 92" svg:d="M30 33c5 0 10 0 15 0 3 0 5 0 5-3 0-2-2-2-4-2-5 0-10 0-15 0 2-7 4-14 6-21 0-1 0-2 0-2 0-3-2-5-5-5s-6 2-7 6c0 4 1-3-5 22-5 0-10 0-15 0-3 0-5 0-5 4 0 1 2 1 4 1 5 0 10 0 15 0-3 12-6 23-9 35-1 4-3 9-3 11 0 9 8 13 16 13 17 0 26-20 26-22 0-1-2-1-2-1-2 0-3 0-4 2-3 9-11 18-19 18-4 0-5-3-5-7 0-2 0-5 0-6 4-15 7-29 11-43z"><text:p/></draw:path><draw:path draw:style-name="gr64" draw:text-style-name="P13" svg:width="0.024cm" svg:height="0.062cm" svg:x="1.063cm" svg:y="0.134cm" svg:viewBox="0 0 25 63" svg:d="M25 22c0-14-6-22-14-22-7 0-11 5-11 11s4 12 11 12c2 0 5-2 7-3 1-1 1-1 1-1 1 0 1 0 1 3 0 16-7 28-15 35-2 2-2 3-2 3 0 2 1 3 2 3 3 0 20-17 20-41z"><text:p/></draw:path><draw:path draw:style-name="gr65" draw:text-style-name="P13" svg:width="0.138cm" svg:height="0.093cm" svg:x="1.145cm" svg:y="0.064cm" svg:viewBox="0 0 139 94" svg:d="M91 21c1-4 3-12 3-13 0-4-3-6-6-6-2 0-6 2-8 6 0 2-10 41-12 47-1 6-1 10-1 14 0 2 0 3 0 3-5 11-12 18-20 18-16 0-16-16-16-19 0-7 0-15 10-41 3-6 4-9 4-13 0-9-7-17-17-17-20 0-28 30-28 32s2 2 2 2c2 0 3-1 3-4 6-19 15-26 22-26 2 0 5 1 5 7s-2 12-4 15c-9 25-11 34-11 42 0 19 14 26 30 26 3 0 13 0 21-14 6 13 21 14 27 14 15 0 25-13 30-25 8-17 14-45 14-55 0-11-5-14-9-14-5 0-11 5-11 10 0 3 2 4 3 5 3 3 8 8 8 18 0 8-6 28-11 39-6 10-13 18-24 18-9 0-15-7-15-18 0-6 2-12 2-15 3-12 6-24 9-36z"><text:p/></draw:path><draw:path draw:style-name="gr66" draw:text-style-name="P13" svg:width="0.049cm" svg:height="0.091cm" svg:x="1.296cm" svg:y="0.097cm" svg:viewBox="0 0 50 92" svg:d="M31 33c4 0 10 0 15 0 2 0 4 0 4-3 0-2-2-2-4-2-5 0-9 0-14 0 2-7 3-14 5-21 0-1 1-2 1-2 0-3-3-5-6-5s-6 2-6 6c-1 4 0-3-6 22-5 0-10 0-15 0-3 0-5 0-5 4 0 1 2 1 5 1 5 0 9 0 14 0-3 12-6 23-9 35-1 4-2 9-2 11 0 9 7 13 15 13 17 0 26-20 26-22 0-1-2-1-2-1-2 0-2 0-3 2-4 9-12 18-20 18-3 0-5-3-5-7 0-2 0-5 1-6 3-15 7-29 11-43z"><text:p/></draw:path><draw:path draw:style-name="gr67" draw:text-style-name="P13" svg:width="0.108cm" svg:height="0.106cm" svg:x="1.363cm" svg:y="0.097cm" svg:viewBox="0 0 109 107" svg:d="M58 58c15 0 30 0 45 0 2 0 6 0 6-4 0-3-3-3-6-3-15 0-30 0-45 0 0-16 0-31 0-46 0-1 0-5-3-5-4 0-4 4-4 5 0 15 0 30 0 46-15 0-31 0-46 0-1 0-5 0-5 3 0 4 4 4 5 4 15 0 31 0 46 0 0 15 0 30 0 45 0 1 0 4 4 4 3 0 3-3 3-4 0-15 0-30 0-45z"><text:p/></draw:path><draw:path draw:style-name="gr68" draw:text-style-name="P13" svg:width="0.052cm" svg:height="0.096cm" svg:x="1.499cm" svg:y="0.091cm" svg:viewBox="0 0 53 97" svg:d="M33 4c0-3 0-4-4-4-10 10-23 10-29 10 0 1 0 3 0 5 4 0 13 0 21-4 0 24 0 49 0 74 0 5 0 7-14 7-2 0-5 0-6 0 0 2 0 3 0 5 3 0 21 0 26 0s23 0 26 0c0-2 0-3 0-5-1 0-3 0-5 0-15 0-15-2-15-7 0-27 0-54 0-81z"><text:p/></draw:path><draw:path draw:style-name="gr69" draw:text-style-name="P13" svg:width="0.048cm" svg:height="0.207cm" svg:x="1.589cm" svg:y="0cm" svg:viewBox="0 0 49 208" svg:d="M49 104c0-16-2-41-14-65-12-25-30-39-33-39-1 0-2 1-2 2s0 1 4 5c21 20 33 54 33 97 0 35-8 72-34 99-3 2-3 2-3 3s1 2 2 2c3 0 21-14 34-41 11-23 13-46 13-63z"><text:p/></draw:path></draw:g></text:span><text:span text:style-name="T16"><text:s/>is a binary logistic regression probability of seeing the word </text:span><text:span text:style-name="T16"><draw:g text:anchor-type="as-char" svg:y="-0.093cm" draw:z-index="29" draw:style-name="gr1"><svg:title>TexMaths</svg:title><svg:desc>6§inline§w_t§svg§600§TRUE§</svg:desc><draw:path draw:style-name="gr54" draw:text-style-name="P13" svg:width="0.138cm" svg:height="0.094cm" svg:x="0cm" svg:y="-0.001cm" svg:viewBox="0 0 139 95" svg:d="M91 22c1-5 3-12 3-14 0-4-3-6-6-6s-6 2-8 6c0 2-10 42-12 47-1 7-2 11-2 14 0 2 0 3 1 4-5 11-11 17-20 17-17 0-17-15-17-19 0-6 2-14 12-40 2-6 3-9 3-14 0-9-7-17-17-17-20 0-28 31-28 32 0 3 2 3 3 3 2 0 2-1 3-4 6-20 14-26 22-26 1 0 4 0 4 6s-2 12-3 15c-9 25-12 35-12 43 0 18 14 26 30 26 3 0 13 0 22-15 5 14 19 15 26 15 16 0 24-13 30-25 7-17 14-45 14-55 0-12-6-15-10-15-5 0-10 5-10 10 0 3 1 4 3 6s8 7 8 18c0 7-7 27-12 38-6 11-12 18-22 18-11 0-16-6-16-18 0-5 1-12 3-15 2-12 5-24 8-35z"><text:p/></draw:path><draw:path draw:style-name="gr55" draw:text-style-name="P13" svg:width="0.049cm" svg:height="0.092cm" svg:x="0.15cm" svg:y="0.033cm" svg:viewBox="0 0 50 93" svg:d="M30 34c5 0 9 0 15 0 3 0 5 0 5-3 0-2-2-2-5-2-5 0-9 0-14 0 2-7 4-15 5-22 0-1 1-2 1-2 0-3-2-5-5-5-4 0-6 2-7 7-1 3 1-4-5 22-5 0-10 0-15 0-3 0-5 0-5 3 0 2 2 2 4 2 5 0 9 0 14 0-3 12-5 23-8 35-1 3-3 8-3 10 0 9 8 14 16 14 16 0 25-20 25-22s-1-2-2-2c-2 0-2 1-3 3-4 9-11 17-20 17-3 0-4-2-4-7 0-1 0-5 0-6 4-14 7-28 11-42z"><text:p/></draw:path></draw:g></text:span><text:span text:style-name="T16"><text:s/>in the context </text:span><text:span text:style-name="T16"><draw:g text:anchor-type="as-char" svg:y="-0.092cm" draw:z-index="30" draw:style-name="gr1"><svg:title>TexMaths</svg:title><svg:desc>6§inline§w_{t+1}§svg§600§TRUE§</svg:desc><draw:path draw:style-name="gr50" draw:text-style-name="P13" svg:width="0.139cm" svg:height="0.094cm" svg:x="0cm" svg:y="0cm" svg:viewBox="0 0 140 95" svg:d="M91 22c1-5 4-12 4-14 0-4-3-6-7-6-2 0-6 2-8 6 0 2-10 42-12 47-1 7-2 11-2 15 0 2 0 2 1 3-5 11-11 17-20 17-16 0-16-15-16-18 0-7 1-15 10-41 3-6 4-9 4-14 0-9-7-17-17-17-20 0-28 31-28 32 0 3 2 3 3 3 2 0 2-1 3-4 6-20 14-26 22-26 1 0 4 0 4 6s-1 12-3 15c-9 25-12 35-12 43 0 19 14 26 30 26 3 0 13 0 22-14 5 13 20 14 26 14 16 0 25-13 30-25 7-16 15-45 15-55 0-12-6-15-10-15-5 0-10 5-10 10 0 3 1 4 3 6s8 7 8 18c0 7-7 28-12 38-6 11-13 18-23 18s-16-6-16-17c0-6 1-13 3-16 2-12 5-24 8-35z"><text:p/></draw:path><draw:path draw:style-name="gr51" draw:text-style-name="P13" svg:width="0.049cm" svg:height="0.092cm" svg:x="0.15cm" svg:y="0.032cm" svg:viewBox="0 0 50 93" svg:d="M30 34c5 0 10 0 15 0 2 0 5 0 5-3 0-2-3-2-5-2-5 0-9 0-14 0 2-7 4-15 6-22 0-1 0-2 0-2 0-3-2-5-5-5-4 0-6 3-7 7-1 3 1-4-5 22-5 0-10 0-15 0-3 0-5 0-5 3 0 2 2 2 4 2 5 0 9 0 14 0-3 12-5 23-8 35-2 4-3 9-3 10 0 9 7 14 16 14 17 0 26-20 26-21 0-2-2-2-3-2-2 0-2 0-3 2-4 9-11 17-20 17-3 0-4-2-4-7 0-1 0-4 0-6 4-14 7-28 11-42z"><text:p/></draw:path><draw:path draw:style-name="gr52" draw:text-style-name="P13" svg:width="0.107cm" svg:height="0.107cm" svg:x="0.217cm" svg:y="0.034cm" svg:viewBox="0 0 108 108" svg:d="M58 58c15 0 30 0 45 0 2 0 5 0 5-4 0-3-3-3-5-3-15 0-30 0-45 0 0-16 0-31 0-46 0-1 0-5-3-5-4 0-4 4-4 5 0 15 0 30 0 46-15 0-30 0-45 0-2 0-6 0-6 3 0 4 4 4 6 4 15 0 30 0 45 0 0 15 0 30 0 45 0 2 0 5 4 5 3 0 3-3 3-5 0-15 0-30 0-45z"><text:p/></draw:path><draw:path draw:style-name="gr53" draw:text-style-name="P13" svg:width="0.053cm" svg:height="0.096cm" svg:x="0.352cm" svg:y="0.026cm" svg:viewBox="0 0 54 97" svg:d="M34 4c0-4-1-4-5-4-9 9-23 10-29 10 0 1 0 3 0 4 4 0 14 0 22-4 0 25 0 51 0 75 0 5 0 7-15 7-2 0-4 0-6 0 0 2 0 4 0 5 3 0 21 0 27 0 4 0 22 0 26 0 0-1 0-3 0-5-2 0-4 0-6 0-14 0-14-2-14-7 0-27 0-54 0-81z"><text:p/></draw:path></draw:g></text:span><text:span text:style-name="T16">. </text:span><text:span text:style-name="T17">Approximate the expectation by drawing random words from vocabulary, and on left choose positive pairs. Thus the equation is replaced: </text:span><text:span text:style-name="T17"><draw:g text:anchor-type="as-char" svg:y="-0.178cm" draw:z-index="31" draw:style-name="gr1"><svg:title>TexMaths</svg:title><svg:desc>6§inline§ p(D=1|w_t, w_{t+1}) = \frac{1}{1 + \exp{-u_{w_{t+1}}^\top h_{w_t}}}§svg§600§TRUE§</svg:desc><draw:path draw:style-name="gr18" draw:text-style-name="P13" svg:width="0.109cm" svg:height="0.133cm" svg:x="0cm" svg:y="0.087cm" svg:viewBox="0 0 110 134" svg:d="M16 119c-2 7-2 9-11 9-3 0-5 0-5 3 0 2 1 3 3 3 5 0 11 0 17 0 8 0 15 0 21 0 2 0 4 0 4-4 0-2-2-2-5-2-11 0-11-2-11-4s9-36 11-42c3 6 9 13 19 13 25 0 51-30 51-61 0-20-12-34-28-34-11 0-21 8-27 16-3-11-12-16-20-16-9 0-13 8-15 12-4 7-7 20-7 20 0 3 2 2 3 3 2 0 2-1 3-5 4-15 8-25 16-25 3 0 6 2 6 9 0 5 0 8-1 11-8 31-16 63-24 94zM53 28c2-6 8-12 11-15 7-7 14-8 18-8 8 0 13 7 13 20 0 12-7 36-11 44-7 15-17 22-25 22-14 0-16-18-16-19s0-1 0-3c4-14 7-28 10-41z"><text:p/></draw:path><draw:path draw:style-name="gr19" draw:text-style-name="P13" svg:width="0.048cm" svg:height="0.209cm" svg:x="0.134cm" svg:y="0.023cm" svg:viewBox="0 0 49 210" svg:d="M49 208c0 0 0-1-4-5-26-26-33-66-33-97 0-37 8-74 34-100 3-3 3-3 3-4s-1-2-2-2c-3 0-21 14-34 41-11 23-13 47-13 65 0 16 2 42 14 65 12 25 30 39 33 39 1 0 2-1 2-2z"><text:p/></draw:path><draw:path draw:style-name="gr20" draw:text-style-name="P13" svg:width="0.16cm" svg:height="0.142cm" svg:x="0.203cm" svg:y="0.037cm" svg:viewBox="0 0 161 143" svg:d="M25 127c-2 9-3 10-19 10-4 0-6 0-6 4 0 2 2 2 6 2 23 0 46 0 70 0 43 0 85-44 85-90 0-30-18-53-49-53-24 0-48 0-71 0-4 0-7 0-7 4 0 3 2 3 6 3 3 0 7 0 9 0 4 0 5 1 5 3 0 1 0 1-1 4-9 38-18 75-28 113zM70 14c3-7 3-7 12-7 7 0 15 0 22 0 21 0 39 10 39 38 0 11-4 45-22 68-6 8-23 24-49 24-8 0-16 0-24 0-3 0-4 0-5 0-2 0-2 0-2-2 0-1 0-1 0-5 10-39 20-77 29-116z"><text:p/></draw:path><draw:path draw:style-name="gr21" draw:text-style-name="P13" svg:width="0.139cm" svg:height="0.048cm" svg:x="0.446cm" svg:y="0.104cm" svg:viewBox="0 0 140 49" svg:d="M133 8c3 0 7 0 7-4s-4-4-7-4c-42 0-84 0-126 0-3 0-7 0-7 4s4 4 7 4c42 0 84 0 126 0zM133 49c3 0 7 0 7-4s-4-4-7-4c-42 0-84 0-126 0-3 0-7 0-7 4s4 4 7 4c42 0 84 0 126 0z"><text:p/></draw:path><draw:path draw:style-name="gr22" draw:text-style-name="P13" svg:width="0.069cm" svg:height="0.139cm" svg:x="0.675cm" svg:y="0.042cm" svg:viewBox="0 0 70 140" svg:d="M43 5c0-5 0-5-5-5-13 13-31 13-38 13 0 3 0 4 0 7 4 0 17 0 28-6 0 37 0 73 0 110 0 7-1 10-20 10-2 0-4 0-7 0 0 2 0 3 0 6 8-1 26-1 34-1 9 0 27 0 35 1 0-3 0-4 0-6-3 0-5 0-7 0-19 0-20-3-20-10 0-40 0-79 0-119z"><text:p/></draw:path><draw:path draw:style-name="gr23" draw:text-style-name="P13" svg:width="0.007cm" svg:height="0.209cm" svg:x="0.787cm" svg:y="0.023cm" svg:viewBox="0 0 8 210" svg:d="M8 8c0-4 0-8-4-8s-4 4-4 8c0 65 0 130 0 195 0 3 0 7 4 7s4-4 4-7c0-65 0-130 0-195z"><text:p/></draw:path><draw:path draw:style-name="gr24" draw:text-style-name="P13" svg:width="0.139cm" svg:height="0.094cm" svg:x="0.826cm" svg:y="0.087cm" svg:viewBox="0 0 140 95" svg:d="M92 22c0-5 3-12 3-14 0-4-3-6-6-6s-7 2-8 6c-1 2-11 42-12 48-2 6-2 9-2 14 0 2 0 2 0 3-5 12-11 18-20 18-16 0-16-15-16-19 0-7 1-15 11-41 2-6 4-9 4-14 0-9-8-17-18-17-20 0-28 31-28 32 0 3 2 3 3 3 2 0 2-1 3-4 6-20 14-26 22-26 1 0 5 0 5 7 0 5-2 11-4 14-9 26-12 35-12 43 0 19 14 26 30 26 3 0 14 0 22-14 5 13 20 14 26 14 16 0 26-13 31-25 7-17 14-45 14-55 0-11-6-15-9-15-6 0-11 5-11 10 0 3 1 4 3 6s8 8 8 18c0 7-6 28-12 39-6 10-13 18-23 18s-16-6-16-18c0-6 2-13 3-16 3-12 6-23 9-35z"><text:p/></draw:path><draw:path draw:style-name="gr25" draw:text-style-name="P13" svg:width="0.049cm" svg:height="0.093cm" svg:x="0.978cm" svg:y="0.12cm" svg:viewBox="0 0 50 94" svg:d="M30 34c5 0 10 0 15 0 3 0 5 0 5-3s-2-3-4-3c-5 0-9 0-14 0 2-7 3-14 5-21 0-1 0-2 0-3 0-2-2-4-5-4s-6 2-7 6c0 4 1-4-5 22-5 0-10 0-15 0-3 0-5 0-5 4 0 2 2 2 4 2 5 0 10 0 15 0-3 11-6 23-9 34-1 4-2 9-2 11 0 9 7 15 15 15 17 0 26-21 26-23s-2-2-2-2c-2 0-2 0-3 2-4 10-12 18-20 18-3 0-5-1-5-7 0-2 0-5 1-6 3-14 6-28 10-42z"><text:p/></draw:path><draw:path draw:style-name="gr26" draw:text-style-name="P13" svg:width="0.024cm" svg:height="0.062cm" svg:x="1.064cm" svg:y="0.158cm" svg:viewBox="0 0 25 63" svg:d="M25 22c0-14-6-22-14-22-7 0-11 5-11 11s4 11 11 11c3 0 5 0 8-2 0-1 0-1 0-1 1 0 1 0 1 3 0 16-7 28-15 36-2 2-2 2-2 3s1 2 2 2c3 0 20-16 20-41z"><text:p/></draw:path><draw:path draw:style-name="gr27" draw:text-style-name="P13" svg:width="0.138cm" svg:height="0.094cm" svg:x="1.146cm" svg:y="0.087cm" svg:viewBox="0 0 139 95" svg:d="M91 22c1-5 3-12 3-14 0-4-3-6-6-6-2 0-6 2-8 6 0 2-10 42-12 48-1 6-1 9-1 14 0 2 0 2 0 3-5 12-11 18-20 18-16 0-16-15-16-19 0-7 1-15 10-41 3-6 4-9 4-14 0-9-7-17-17-17-20 0-28 31-28 32 0 3 2 3 2 3 3 0 3-1 4-4 5-20 14-26 21-26 2 0 5 0 5 7 0 5-2 11-3 14-10 26-12 35-12 43 0 19 14 26 30 26 3 0 13 0 21-14 6 13 21 14 27 14 16 0 25-13 30-25 8-17 14-45 14-55 0-11-5-15-9-15-5 0-11 5-11 10 0 3 2 4 4 6s7 8 7 18c0 7-6 28-11 39-6 10-13 18-24 18-9 0-15-6-15-18 0-6 2-13 2-16 3-12 6-23 9-35z"><text:p/></draw:path><draw:path draw:style-name="gr28" draw:text-style-name="P13" svg:width="0.049cm" svg:height="0.093cm" svg:x="1.297cm" svg:y="0.12cm" svg:viewBox="0 0 50 94" svg:d="M30 34c5 0 10 0 15 0 3 0 5 0 5-3s-2-3-5-3c-5 0-9 0-14 0 2-7 4-14 6-21 0-1 0-2 0-3 0-2-2-4-5-4-4 0-6 2-7 6s1-4-5 22c-6 0-10 0-16 0-2 0-4 0-4 4 0 2 2 2 4 2 5 0 9 0 14 0-3 11-5 23-8 34-2 4-3 9-3 11 0 9 7 15 16 15 17 0 26-21 26-23s-2-2-3-2c-2 0-2 0-3 2-4 10-11 18-20 18-3 0-4-1-4-7 0-2 0-5 0-6 4-14 7-28 11-42z"><text:p/></draw:path><draw:path draw:style-name="gr29" draw:text-style-name="P13" svg:width="0.108cm" svg:height="0.108cm" svg:x="1.365cm" svg:y="0.121cm" svg:viewBox="0 0 109 109" svg:d="M58 58c15 0 30 0 45 0 2 0 6 0 6-3 0-4-4-4-6-4-15 0-30 0-45 0 0-15 0-31 0-46 0-1 0-5-4-5s-4 4-4 5c0 15 0 31 0 46-15 0-30 0-45 0-1 0-5 0-5 3 0 4 3 4 5 4 15 0 30 0 45 0 0 15 0 30 0 45 0 2 0 6 4 6s4-4 4-6c0-15 0-30 0-45z"><text:p/></draw:path><draw:path draw:style-name="gr30" draw:text-style-name="P13" svg:width="0.052cm" svg:height="0.097cm" svg:x="1.5cm" svg:y="0.115cm" svg:viewBox="0 0 53 98" svg:d="M34 4c0-4-1-4-5-4-10 9-23 10-29 10 0 1 0 3 0 4 4 0 13 0 22-3 0 25 0 50 0 75 0 5 0 6-15 6-2 0-4 0-6 0 0 2 0 4 0 6 3 0 21-1 26-1s23 1 26 1c0-2 0-4 0-6-1 0-3 0-5 0-14 0-14-1-14-6 0-28 0-55 0-82z"><text:p/></draw:path><draw:path draw:style-name="gr31" draw:text-style-name="P13" svg:width="0.048cm" svg:height="0.209cm" svg:x="1.591cm" svg:y="0.023cm" svg:viewBox="0 0 49 210" svg:d="M49 106c0-17-3-42-14-66-13-26-31-40-33-40-1 0-2 1-2 2s0 1 4 5c21 21 33 54 33 99 0 36-8 72-35 99-2 2-2 3-2 3 0 1 1 2 2 2 2 0 21-14 33-40 11-24 14-47 14-64z"><text:p/></draw:path><draw:path draw:style-name="gr32" draw:text-style-name="P13" svg:width="0.139cm" svg:height="0.048cm" svg:x="1.73cm" svg:y="0.104cm" svg:viewBox="0 0 140 49" svg:d="M133 8c3 0 7 0 7-4s-4-4-7-4c-42 0-84 0-126 0-3 0-7 0-7 4s4 4 7 4c42 0 84 0 126 0zM133 49c3 0 7 0 7-4s-4-4-7-4c-42 0-84 0-126 0-3 0-7 0-7 4s4 4 7 4c42 0 84 0 126 0z"><text:p/></draw:path><draw:path draw:style-name="gr33" draw:text-style-name="P13" svg:width="0.053cm" svg:height="0.097cm" svg:x="2.632cm" svg:y="0cm" svg:viewBox="0 0 54 98" svg:d="M34 4c0-4-1-4-5-4-9 9-23 10-29 10 0 1 0 3 0 5 4 0 13 0 22-4 0 25 0 50 0 75 0 5 0 6-15 6-2 0-4 0-6 0 0 2 0 4 0 6 3 0 21-1 27-1 4 0 22 1 26 1 0-2 0-4 0-6-2 0-4 0-5 0-15 0-15-1-15-6 0-28 0-55 0-82z"><text:p/></draw:path><draw:path draw:style-name="gr34" draw:text-style-name="P13" svg:width="1.382cm" svg:height="0.007cm" svg:x="1.966cm" svg:y="0.124cm" svg:viewBox="0 0 1383 8" svg:d="M0 0c461 0 922 0 1383 0 0 3 0 5 0 8-461 0-922 0-1383 0 0-3 0-5 0-8z"><text:p/></draw:path><draw:path draw:style-name="gr35" draw:text-style-name="P13" svg:width="0.052cm" svg:height="0.097cm" svg:x="1.962cm" svg:y="0.158cm" svg:viewBox="0 0 53 98" svg:d="M34 4c0-4-1-4-5-4-10 9-23 9-29 9 0 2 0 4 0 5 4 0 13 0 22-4 0 25 0 51 0 76 0 5 0 6-15 6-2 0-4 0-6 0 0 2 0 4 0 6 3 0 21-1 26-1s23 1 26 1c0-2 0-4 0-6-1 0-3 0-5 0-14 0-14-1-14-6 0-28 0-55 0-82z"><text:p/></draw:path><draw:path draw:style-name="gr36" draw:text-style-name="P13" svg:width="0.108cm" svg:height="0.108cm" svg:x="2.04cm" svg:y="0.165cm" svg:viewBox="0 0 109 109" svg:d="M58 58c15 0 30 0 45 0 3 0 6 0 6-4s-3-4-6-4c-15 0-30 0-45 0 0-15 0-30 0-45 0-1 0-5-3-5-4 0-4 3-4 5 0 15 0 30 0 45-15 0-31 0-46 0-1 0-5 0-5 4s4 4 5 4c15 0 31 0 46 0 0 15 0 30 0 45 0 2 0 6 4 6 3 0 3-4 3-6 0-15 0-30 0-45z"><text:p/></draw:path><draw:path draw:style-name="gr37" draw:text-style-name="P13" svg:width="0.063cm" svg:height="0.066cm" svg:x="2.165cm" svg:y="0.189cm" svg:viewBox="0 0 64 67" svg:d="M59 32c3 0 5 0 5-3 0-13-8-29-30-29-19 0-34 16-34 34s17 33 37 33c19 0 27-15 27-19 0-1 0-2-3-2-2 0-2 1-3 3-4 12-15 13-21 13s-13-3-18-8c-5-7-5-16-5-22 15 0 30 0 45 0zM14 28c2-20 15-24 20-24 19 0 19 21 19 24-13 0-26 0-39 0z"><text:p/></draw:path><draw:path draw:style-name="gr38" draw:text-style-name="P13" svg:width="0.08cm" svg:height="0.063cm" svg:x="2.238cm" svg:y="0.192cm" svg:viewBox="0 0 81 64" svg:d="M46 31c0-1-1-2-1-2 4-4 10-11 11-12 5-6 11-12 22-12 0-1 0-3 0-5-4 0-8 1-12 1-5 0-10 0-15-1 0 2 0 4 0 5 3 1 3 2 3 3s0 3-2 6c-3 3-7 8-11 11-4-5-7-9-12-14-1-1-1-2-1-3 0-2 2-3 4-3 0-1 0-3 0-5-6 1-12 1-17 1-4 0-10 0-14-1 0 2 0 4 0 5 7 0 10 0 15 5 6 7 12 14 18 21 0 0 0 1 1 1 0 1-11 13-13 15-5 5-10 11-22 11 0 2 0 4 0 6 5-1 8-1 13-1 4 0 10 0 14 1 0-2 0-4 0-6-2 0-3-1-3-3 0-3 2-5 4-8 4-3 7-7 10-11 5 5 9 10 14 15 2 3 2 3 2 4 0 3-3 3-4 3 0 2 0 4 0 6 2 0 12-1 17-1 4 0 9 0 14 1 0-2 0-4 0-6-10 0-11 0-14-5-7-7-14-15-21-22z"><text:p/></draw:path><draw:path draw:style-name="gr39" draw:text-style-name="P13" svg:width="0.078cm" svg:height="0.093cm" svg:x="2.33cm" svg:y="0.191cm" svg:viewBox="0 0 79 94" svg:d="M34 89c-10 0-12 0-12-7 0-8 0-16 0-24 1 1 8 9 21 9 19 0 36-15 36-33s-15-34-34-34c-8 0-17 4-23 9 0-3 0-6 0-9-8 1-15 1-22 2 0 2 0 3 0 5 10 0 11 1 11 7 0 23 0 45 0 68 0 7-1 7-11 7 0 2 0 3 0 5 5 0 10 0 17 0 5 0 15 0 17 0 0-2 0-3 0-5zM22 16c5-7 13-11 21-11 13 0 22 13 22 29s-11 28-24 28c-12 0-18-10-19-12 0-11 0-22 0-34z"><text:p/></draw:path><draw:path draw:style-name="gr40" draw:text-style-name="P13" svg:width="0.099cm" svg:height="0.006cm" svg:x="2.461cm" svg:y="0.215cm" svg:viewBox="0 0 100 7" svg:d="M94 7c3 0 6 0 6-3 0-4-3-4-6-4-29 0-59 0-88 0-2 0-6 0-6 4 0 3 4 3 6 3 29 0 59 0 88 0z"><text:p/></draw:path><draw:path draw:style-name="gr41" draw:text-style-name="P13" svg:width="0.085cm" svg:height="0.066cm" svg:x="2.584cm" svg:y="0.191cm" svg:viewBox="0 0 86 67" svg:d="M55 41c0 3-2 9-2 9-3 5-9 12-18 12-10 0-10-9-10-12 0-8 4-19 8-30 1-3 2-4 2-7 0-8-6-13-13-13-15 0-22 20-22 23 0 2 2 2 2 2 2 0 3-1 3-3 3-12 10-18 16-18 2 0 4 2 4 6 0 3-2 6-3 9-8 21-8 25-8 29 0 2 0 10 5 14 4 3 10 5 16 5 9 0 14-5 19-10 3 10 13 10 14 10 6 0 9-3 12-8 3-6 4-10 6-15 0-1-2-1-3-1-2 0-2 0-3 4-2 7-4 15-11 15-4 0-5-3-5-7 0-2 1-8 3-11 1-4 2-10 3-13 1-5 2-9 3-14 1-3 3-10 3-10 0-3-3-5-5-5-6 0-7 4-8 9-2 10-5 20-8 30z"><text:p/></draw:path><draw:path draw:style-name="gr42" draw:text-style-name="P13" svg:width="0.087cm" svg:height="0.072cm" svg:x="2.689cm" svg:y="0.141cm" svg:viewBox="0 0 88 73" svg:d="M47 6c12 0 24 0 36 0 2 0 5 0 5-3s-3-3-5-3c-26 0-52 0-78 0-2 0-5 0-5 3s3 3 5 3c12 0 24 0 36 0 0 21 0 41 0 62 0 2 0 5 3 5s3-3 3-5c0-21 0-41 0-62z"><text:p/></draw:path><draw:path draw:style-name="gr43" draw:text-style-name="P13" svg:width="0.087cm" svg:height="0.047cm" svg:x="2.686cm" svg:y="0.251cm" svg:viewBox="0 0 88 48" svg:d="M45 40c2 3 6 8 17 8 20 0 26-34 26-39 0-7-5-9-6-9-4 0-7 4-7 7 0 1 2 3 2 3 3 2 5 5 5 8 0 2-6 26-20 26-3 0-10-1-10-9 1-2 0-3 1-6 1-4 4-16 6-21 0-2 0-2 0-3 0-2-2-4-4-4s-3 1-5 3c0 1-1 5-1 7-2 6-2 6-3 12-2 3-2 8-2 11 0 1 0 1-1 3-5 7-9 7-11 7-1 0-5 0-8-2-2-2-2-7-2-8 0-4 1-8 5-19 1-2 2-4 2-5 0-6-5-9-12-9-11 0-17 13-17 16 0 1 2 1 2 1 2 0 2-1 3-2 2-7 7-12 12-12 2 0 3 1 3 4 0 2 0 3-2 6-5 14-5 17-5 19 0 12 10 15 19 15 2 0 8 0 13-8z"><text:p/></draw:path><draw:path draw:style-name="gr44" draw:text-style-name="P13" svg:width="0.04cm" svg:height="0.066cm" svg:x="2.791cm" svg:y="0.266cm" svg:viewBox="0 0 41 67" svg:d="M25 25c4 0 8 0 12 0 2 0 2 0 3 0 0-1 1-2 1-3 0-2-2-2-4-2-3 0-8 0-11 0 0-3 1-6 2-9 1-2 2-7 2-7 0-2-2-4-4-4s-4 1-5 4c-1 1 1-3-4 16-4 0-9 0-13 0-2 0-4 0-4 3 0 2 2 2 4 2 4 0 7 0 12 0-3 9-5 16-7 25-1 2-1 5-1 7 0 6 5 10 13 10 13 0 20-14 20-17 0-1-1-1-2-1-2 0-2 1-2 2-4 8-11 13-16 13-3 0-4-3-4-6 0-2 0-2 0-3 2-10 5-20 8-30z"><text:p/></draw:path><draw:path draw:style-name="gr45" draw:text-style-name="P13" svg:width="0.087cm" svg:height="0.087cm" svg:x="2.853cm" svg:y="0.261cm" svg:viewBox="0 0 88 88" svg:d="M47 47c12 0 24 0 36 0 2 0 5 0 5-3s-3-3-5-3c-12 0-24 0-36 0 0-12 0-25 0-37 0-2 0-4-3-4s-3 2-3 4c0 12 0 25 0 37-12 0-25 0-37 0-1 0-4 0-4 3s3 3 4 3c12 0 25 0 37 0 0 12 0 24 0 36 0 2 0 5 3 5s3-3 3-5c0-12 0-24 0-36z"><text:p/></draw:path><draw:path draw:style-name="gr46" draw:text-style-name="P13" svg:width="0.043cm" svg:height="0.069cm" svg:x="2.965cm" svg:y="0.261cm" svg:viewBox="0 0 44 70" svg:d="M27 3c0-3 0-3-4-3-7 7-19 7-21 7-1 0-1 0-2 0 0 1 0 3 0 4 1 0 1 0 2 0 2 0 9 0 15-3 0 18 0 36 0 53 0 3 0 4-11 4-2 0-3 0-5 0 0 2 0 3 0 5 6 0 15 0 21 0s16 0 22 0c0-2 0-3 0-5-2 0-4 0-6 0-11 0-11-1-11-4 0-19 0-39 0-58z"><text:p/></draw:path><draw:path draw:style-name="gr47" draw:text-style-name="P13" svg:width="0.08cm" svg:height="0.103cm" svg:x="3.054cm" svg:y="0.153cm" svg:viewBox="0 0 81 104" svg:d="M35 5c0-1 1-2 1-3 0 0-1-2-2-2-3 0-15 1-19 2-1 0-4 0-4 3 0 2 3 2 5 2 6 0 6 1 6 3 0 0 0 1 0 3-7 27-14 55-21 83-1 2 0 2-1 3 0 2 2 5 5 5 2 0 5-1 6-4 1-1 2-6 3-9 1-5 2-9 3-13 1-2 2-8 3-10 1-6 1-6 4-11 5-7 12-16 23-16 9 0 9 8 9 11 0 9-6 25-9 31-1 5-1 6-1 8 0 8 6 13 13 13 15 0 22-21 22-22 0-2-2-2-2-2-3 0-3 0-3 2-4 12-11 18-16 18-3 0-4-2-4-5 0-4 1-6 3-12 2-5 8-21 8-28 0-3 0-9-5-14-3-1-7-4-14-4-11 0-19 6-24 13 4-15 8-30 11-45z"><text:p/></draw:path><draw:path draw:style-name="gr48" draw:text-style-name="P13" svg:width="0.086cm" svg:height="0.047cm" svg:x="3.152cm" svg:y="0.23cm" svg:viewBox="0 0 87 48" svg:d="M44 40c2 3 6 8 17 8 21 0 26-34 26-39 0-7-4-9-6-9-4 0-7 4-7 6s2 3 3 4c3 2 4 5 4 8 0 2-5 26-19 26-4 0-10-1-10-9 0-2 0-3 1-6 0-4 3-16 5-21 1-2 1-3 1-3 0-2-3-4-4-4-2 0-4 1-5 3 0 1-1 5-2 7-1 6-1 6-3 12-1 3-2 8-2 11 0 1 0 1-1 3-4 7-8 7-10 7-1 0-6 0-9-2-2-2-2-7-2-8 0-4 1-8 6-19 1-2 1-4 1-5 0-6-5-10-11-10-12 0-17 14-17 17 0 1 1 1 2 1 2 0 2-1 2-2 3-8 7-12 12-12 2 0 3 1 3 4 0 2 0 3-2 6-5 14-5 17-5 19 0 12 11 15 19 15 3 0 9 0 13-8z"><text:p/></draw:path><draw:path draw:style-name="gr49" draw:text-style-name="P13" svg:width="0.04cm" svg:height="0.066cm" svg:x="3.258cm" svg:y="0.239cm" svg:viewBox="0 0 41 67" svg:d="M24 25c4 0 8 0 13 0 1 0 1 0 2 0 1-1 1-2 1-3 0-2-2-2-3-2-4 0-8 0-12 0 1-3 2-6 3-9 0-2 1-7 1-7 0-2-1-4-4-4-2 0-4 1-5 4 0 1 1-3-4 16-4 0-8 0-12 0-3 0-4 0-4 3 0 2 1 2 3 2 4 0 8 0 12 0-2 9-4 16-7 25 0 2-1 5-1 6 0 6 6 11 13 11 13 0 21-14 21-17 0-1-2-1-3-1s-1 0-2 2c-4 7-10 12-16 12-3 0-4-2-4-5 0-2 0-2 1-3 2-10 5-20 7-30z"><text:p/></draw:path></draw:g></text:span><text:span text:style-name="T17">. </text:span><text:span text:style-name="T18">We can sample k (5-10 words) with frequency or random sampling.</text:span></text:p></draw:text-box></draw:frame><draw:frame draw:style-name="fr1" draw:name="Frame8" text:anchor-type="paragraph" svg:x="5.987cm" svg:y="2.272cm" svg:width="3.496cm" draw:z-index="32"><draw:text-box fo:min-height="0.914cm"><text:p text:style-name="P8">Analogy Recovery<text:span text:style-name="T38">: </text:span><text:span text:style-name="T45">offset of the vectors reflect their relationship.</text:span><text:span text:style-name="T38"> </text:span><text:span text:style-name="T21"><draw:g text:anchor-type="as-char" svg:y="-0.146cm" draw:z-index="33" draw:style-name="gr1"><svg:title>TexMaths</svg:title><svg:desc>6§inline§a-b \approx c -d \iff d \approx c - a + b§svg§600§TRUE§</svg:desc><draw:path draw:style-name="gr2" draw:text-style-name="P13" svg:width="0.096cm" svg:height="0.093cm" svg:x="0cm" svg:y="0.052cm" svg:viewBox="0 0 97 94" svg:d="M70 14c-3-8-9-14-19-14-25 0-51 31-51 62 0 19 11 32 28 32 4 0 15-1 27-15 2 8 10 15 19 15 8 0 13-4 16-11 4-7 7-20 7-20 0-3-2-3-3-3-2 0-2 2-3 5-3 13-7 25-16 25-5 0-6-6-6-9 0-5 0-7 2-16 3-9 3-11 5-18 3-11 6-20 8-30 1-6 1-6 1-7 0-3-2-6-6-6-5 0-8 5-9 10zM56 68c-1 4-1 4-4 7-9 11-18 15-24 15-10 0-13-11-13-20 0-10 7-35 11-45 7-12 17-20 25-20 14 0 17 17 17 18s-1 3-1 4c-3 13-7 27-11 41z"><text:p/></draw:path><draw:path draw:style-name="gr3" draw:text-style-name="P13" svg:width="0.128cm" svg:height="0.007cm" svg:x="0.167cm" svg:y="0.087cm" svg:viewBox="0 0 129 8" svg:d="M121 8c4 0 8 0 8-4s-4-4-8-4c-38 0-76 0-114 0-3 0-7 0-7 4s4 4 7 4c38 0 76 0 114 0z"><text:p/></draw:path><draw:path draw:style-name="gr4" draw:text-style-name="P13" svg:width="0.076cm" svg:height="0.146cm" svg:x="0.37cm" svg:y="0cm" svg:viewBox="0 0 77 147" svg:d="M40 2c0 0 0-2-2-2-5 0-21 2-26 2-2 0-4 0-4 5 0 2 2 2 5 2 10 0 10 1 10 4 0 1-1 8-3 12-6 23-11 45-17 68-2 10-3 14-3 21 0 20 11 33 26 33 26 0 51-31 51-62 0-18-11-32-28-32-9 0-18 6-24 12 5-21 10-42 15-63zM20 81c2-5 2-5 3-7 11-14 21-17 26-17 7 0 13 6 13 20 0 11-7 36-10 44-8 13-17 21-26 21-7 0-13-5-13-21 0-4 0-8 3-21 1-6 3-13 4-19z"><text:p/></draw:path><draw:path draw:style-name="gr5" draw:text-style-name="P13" svg:width="0.139cm" svg:height="0.087cm" svg:x="0.521cm" svg:y="0.044cm" svg:viewBox="0 0 140 88" svg:d="M140 7c0-5-1-7-3-7 0 0-2 1-2 6-1 14-16 23-29 23s-23-7-34-14c-11-8-23-15-37-15-19 0-35 15-35 34 0 5 2 6 3 6 2 0 3-4 3-5 1-17 18-24 29-24 12 0 23 7 34 15 11 7 23 15 37 15 19 0 34-15 34-34zM140 56c0-7-2-7-3-7 0 0-2 1-2 5-1 15-16 24-29 24s-23-7-34-14c-11-8-23-16-37-16-19 0-35 15-35 34 0 5 2 6 3 6 2 0 3-4 3-4 1-17 18-24 29-24 12 0 23 7 34 14s23 14 37 14c19 0 34-15 34-32z"><text:p/></draw:path><draw:path draw:style-name="gr6" draw:text-style-name="P13" svg:width="0.081cm" svg:height="0.093cm" svg:x="0.74cm" svg:y="0.052cm" svg:viewBox="0 0 82 94" svg:d="M75 13c-4 0-7 0-10 3s-3 7-3 8c0 5 3 8 8 8 6 0 12-6 12-14 0-10-11-18-26-18-28 0-56 30-56 60 0 18 12 34 34 34 30 0 48-21 48-24 0-1-1-2-2-2s-2 0-3 1c-17 21-40 21-42 21-13 0-19-10-19-22 0-9 4-29 11-42 7-12 18-21 30-21 7 0 15 2 18 8z"><text:p/></draw:path><draw:path draw:style-name="gr7" draw:text-style-name="P13" svg:width="0.128cm" svg:height="0.007cm" svg:x="0.887cm" svg:y="0.087cm" svg:viewBox="0 0 129 8" svg:d="M121 8c4 0 8 0 8-4s-4-4-8-4c-38 0-76 0-114 0-3 0-7 0-7 4s4 4 7 4c38 0 76 0 114 0z"><text:p/></draw:path><draw:path draw:style-name="gr8" draw:text-style-name="P13" svg:width="0.1cm" svg:height="0.146cm" svg:x="1.089cm" svg:y="0cm" svg:viewBox="0 0 101 147" svg:d="M101 2c-1 0 0-2-3-2s-24 2-27 2c-1 0-3 2-3 5 0 2 2 2 5 2 10 0 10 1 10 4 0 1 0 3 0 4-4 16-9 33-13 49-3-7-9-13-19-13-25 0-51 30-51 61 0 19 12 33 28 33 4 0 15-1 28-16 2 9 9 16 19 16 7 0 12-5 16-11 3-8 6-21 6-21 0-3-2-3-3-3-2 0-2 2-3 4-3 14-7 26-16 26-5 0-6-5-6-9 0-5 1-7 1-11 10-40 21-80 31-120zM56 119c0 5 0 5-4 8-9 12-17 15-23 15-11 0-14-11-14-20 0-10 7-35 12-44 6-13 16-21 24-21 14 0 17 18 17 19s-1 2-1 3c-3 14-7 27-11 40z"><text:p/></draw:path><draw:path draw:style-name="gr9" draw:text-style-name="P13" svg:width="0.186cm" svg:height="0.114cm" svg:x="1.319cm" svg:y="0.035cm" svg:viewBox="0 0 187 115" svg:d="M180 81c4 0 7 0 7-3 0-5-3-5-8-5-44 0-89 0-133 0-9-7-20-12-27-16 8-3 18-8 27-16 44 0 89 0 133 0 5 0 8 0 8-4s-3-4-7-4c-41 0-83 0-125 0 10-10 21-28 21-31 0-2-2-2-3-2-2 0-4 0-5 2-4 8-10 19-24 31s-28 18-39 21c-4 2-3 2-4 2-1 1-1 1-1 1 0 1 0 2 0 2h1c0 1 0 1 4 2 29 8 50 27 62 49 2 4 3 5 6 5 1 0 3 0 3-3s-11-21-21-31c42 0 84 0 125 0z"><text:p/></draw:path><draw:path draw:style-name="gr10" draw:text-style-name="P13" svg:width="0.186cm" svg:height="0.114cm" svg:x="1.495cm" svg:y="0.035cm" svg:viewBox="0 0 187 115" svg:d="M141 41c9 8 20 13 27 16-8 4-18 9-27 16-44 0-89 0-134 0-3 0-7 0-7 5 0 3 4 3 7 3 42 0 84 0 125 0-10 10-22 28-22 31s3 3 5 3c1 0 3 0 4-2 4-8 10-19 24-31 14-13 29-18 39-21 4-1 4-2 5-2 0 0 0-1 0-2v-1h-1c-1 0-1 0-5-2-28-8-49-27-61-49-2-4-2-5-5-5-2 0-5 0-5 2 0 3 11 21 22 31-41 0-83 0-125 0-3 0-7 0-7 4s4 4 7 4c45 0 90 0 134 0z"><text:p/></draw:path><draw:path draw:style-name="gr11" draw:text-style-name="P13" svg:width="0.099cm" svg:height="0.146cm" svg:x="1.819cm" svg:y="0cm" svg:viewBox="0 0 100 147" svg:d="M100 2c0 0 0-2-2-2-4 0-24 2-27 2-2 0-3 2-3 5 0 2 2 2 5 2 10 0 10 1 10 4 0 1 0 3 0 4-4 16-9 33-13 49-3-7-10-13-19-13-25 0-51 30-51 61 0 19 11 33 28 33 4 0 15-1 27-16 2 9 9 16 19 16 8 0 13-5 16-11 4-8 7-21 7-21 0-3-2-3-3-3-2 0-2 2-3 4-3 14-8 26-16 26-5 0-7-5-7-9 0-5 1-7 2-11 10-40 20-80 30-120zM56 119c-1 5-1 5-4 8-9 12-18 15-24 15-10 0-13-11-13-20 0-10 7-35 11-44 7-13 17-21 25-21 14 0 17 18 17 19s-1 2-1 3c-3 14-7 27-11 40z"><text:p/></draw:path><draw:path draw:style-name="gr12" draw:text-style-name="P13" svg:width="0.139cm" svg:height="0.087cm" svg:x="1.991cm" svg:y="0.044cm" svg:viewBox="0 0 140 88" svg:d="M140 7c0-5-1-7-3-7 0 0-2 1-3 6 0 14-15 23-29 23-12 0-23-7-34-14-11-8-22-15-36-15-19 0-35 15-35 34 0 5 2 6 3 6 2 0 3-4 3-5 1-17 18-24 29-24 12 0 23 7 34 15 11 7 23 15 36 15 20 0 35-15 35-34zM140 56c0-7-2-7-3-7 0 0-2 1-3 5 0 15-15 24-29 24-12 0-23-7-34-14-11-8-22-16-36-16-19 0-35 15-35 34 0 5 2 6 3 6 2 0 3-4 3-4 1-17 18-24 29-24 12 0 23 7 34 14s23 14 36 14c20 0 35-15 35-32z"><text:p/></draw:path><draw:path draw:style-name="gr13" draw:text-style-name="P13" svg:width="0.081cm" svg:height="0.093cm" svg:x="2.21cm" svg:y="0.052cm" svg:viewBox="0 0 82 94" svg:d="M74 13c-3 0-6 0-9 3s-3 7-3 8c0 5 3 8 8 8 6 0 11-6 11-14 0-10-10-18-25-18-28 0-56 30-56 60 0 18 12 34 34 34 30 0 48-21 48-24 0-1-2-2-3-2s-1 0-2 1c-17 21-40 21-43 21-13 0-18-10-18-22 0-9 4-29 11-42 7-12 18-21 29-21 8 0 16 2 18 8z"><text:p/></draw:path><draw:path draw:style-name="gr14" draw:text-style-name="P13" svg:width="0.127cm" svg:height="0.007cm" svg:x="2.357cm" svg:y="0.087cm" svg:viewBox="0 0 128 8" svg:d="M121 8c4 0 7 0 7-4s-3-4-7-4c-38 0-76 0-114 0-3 0-7 0-7 4s4 4 7 4c38 0 76 0 114 0z"><text:p/></draw:path><draw:path draw:style-name="gr15" draw:text-style-name="P13" svg:width="0.096cm" svg:height="0.093cm" svg:x="2.559cm" svg:y="0.052cm" svg:viewBox="0 0 97 94" svg:d="M70 14c-3-8-10-14-19-14-25 0-51 31-51 62 0 19 11 32 28 32 4 0 15-1 27-15 2 8 9 15 19 15 8 0 13-4 16-11 4-7 7-20 7-20 0-3-2-3-3-3-2 0-2 2-3 5-3 13-8 25-16 25-5 0-6-6-6-9 0-5 0-7 2-16 3-9 3-11 5-18 3-11 5-20 7-30 2-6 2-6 2-7 0-3-2-6-6-6-5 0-8 5-9 10zM56 68c-1 4-1 4-4 7-9 11-18 15-24 15-10 0-13-11-13-20 0-10 7-35 11-45 7-12 17-20 25-20 14 0 17 17 17 18s-1 3-1 4c-3 13-7 27-11 41z"><text:p/></draw:path><draw:path draw:style-name="gr16" draw:text-style-name="P13" svg:width="0.139cm" svg:height="0.138cm" svg:x="2.72cm" svg:y="0.023cm" svg:viewBox="0 0 140 139" svg:d="M74 73c20 0 40 0 60 0 2 0 6 0 6-4s-4-4-6-4c-20 0-40 0-60 0 0-20 0-39 0-58 0-3 0-7-4-7s-4 4-4 7c0 19 0 38 0 58-20 0-39 0-59 0-3 0-7 0-7 4s4 4 7 4c20 0 39 0 59 0 0 20 0 39 0 58 0 3 0 8 4 8s4-5 4-8c0-19 0-38 0-58z"><text:p/></draw:path><draw:path draw:style-name="gr17" draw:text-style-name="P13" svg:width="0.076cm" svg:height="0.146cm" svg:x="2.93cm" svg:y="0cm" svg:viewBox="0 0 77 147" svg:d="M40 2c0 0 0-2-2-2-6 0-21 2-26 2-2 0-4 0-4 5 0 2 2 2 5 2 10 0 10 1 10 4 0 1-1 8-3 12-6 23-11 45-17 68-2 10-3 14-3 21 0 20 11 33 26 33 26 0 51-31 51-62 0-18-11-32-28-32-9 0-18 6-24 12 5-21 10-42 15-63zM20 81c2-5 2-5 3-7 11-14 20-17 26-17 7 0 13 6 13 20 0 11-7 36-10 44-8 13-17 21-26 21-7 0-13-5-13-21 0-4 0-8 3-21 1-6 3-13 4-19z"><text:p/></draw:path></draw:g></text:span></text:p></draw:text-box></draw:frame><draw:frame draw:style-name="fr1" draw:name="Frame9" text:anchor-type="paragraph" svg:x="-0.051cm" svg:y="3.184cm" svg:width="9.534cm" draw:z-index="34"><draw:text-box fo:min-height="1.642cm"><text:p text:style-name="P9">Byte-Pair Encoding<text:span text:style-name="T38">: Instead of manually specfying rules for lemmatisation or stemming, lets learn from data which character sequences occur together frequentl</text:span><text:span text:style-name="T46">y. </text:span><text:span text:style-name="T47">1) </text:span><text:span text:style-name="T46">Start with a vocabulary of all individual characters</text:span></text:p><text:p text:style-name="P9"><text:span text:style-name="T47">2) S</text:span><text:span text:style-name="T46">plit the words in your training corpus also into individual characters </text:span><text:span text:style-name="T48">+ ‘_’ at end </text:span><text:span text:style-name="T47">3) </text:span><text:span text:style-name="T46">Find which two vocabulary items occur together most frequently in the trianing corpus </text:span><text:span text:style-name="T47">4) Add </text:span><text:span text:style-name="T46">that combination as a new vocabulary item </text:span><text:span text:style-name="T47">5) </text:span><text:span text:style-name="T46">Merge all occurrences of that combination in your corpus </text:span><text:span text:style-name="T47">6) Repeat</text:span><text:span text:style-name="T46"> until a desired number of merges has been performed. </text:span><text:span text:style-name="T5">For unknown words</text:span><text:span text:style-name="T33"> follow above and apply replacements in order discovered.</text:span></text:p></draw:text-box></draw:frame><text:span text:style-name="T2"><text:s text:c="5"/></text:span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12T21:47:18.253955413</dc:date>
    <meta:editing-duration>PT6H6M48S</meta:editing-duration>
    <meta:editing-cycles>82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427" meta:character-count="2968" meta:non-whitespace-character-count="2414"/>
  </office:meta>
</office:document-meta>
</file>